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388cm" svg:height="13.679cm" svg:x="43.368cm" svg:y="5.605cm">
            <draw:object draw:notify-on-update-of-ranges="Sheet1.C2:Sheet1.AD2 Sheet1.B3:Sheet1.B3 Sheet1.C3:Sheet1.AD3 Sheet1.B4:Sheet1.B4 Sheet1.C4:Sheet1.AD4 Sheet1.B5:Sheet1.B5 Sheet1.C5:Sheet1.AD5 Sheet1.B6:Sheet1.B6 Sheet1.C6:Sheet1.AD6 Sheet1.B7:Sheet1.B7 Sheet1.C7:Sheet1.AD7 Sheet1.B8:Sheet1.B8 Sheet1.C8:Sheet1.AD8 Sheet1.B9:Sheet1.B9 Sheet1.C9:Sheet1.A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ref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namd</text:p>
          </table:table-cell>
          <table:table-cell office:value-type="string" calcext:value-type="string">
            <text:p>omnetpp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sjeng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sphinx3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xalancbmk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office:value-type="float" office:value="2556212" calcext:value-type="float">
            <text:p>2556212</text:p>
          </table:table-cell>
          <table:table-cell office:value-type="float" office:value="2030849" calcext:value-type="float">
            <text:p>2030849</text:p>
          </table:table-cell>
          <table:table-cell office:value-type="float" office:value="1630795" calcext:value-type="float">
            <text:p>1630795</text:p>
          </table:table-cell>
          <table:table-cell office:value-type="float" office:value="1791135" calcext:value-type="float">
            <text:p>1791135</text:p>
          </table:table-cell>
          <table:table-cell office:value-type="float" office:value="1884312" calcext:value-type="float">
            <text:p>1884312</text:p>
          </table:table-cell>
          <table:table-cell office:value-type="float" office:value="1561416" calcext:value-type="float">
            <text:p>1561416</text:p>
          </table:table-cell>
          <table:table-cell office:value-type="float" office:value="1723616" calcext:value-type="float">
            <text:p>1723616</text:p>
          </table:table-cell>
          <table:table-cell office:value-type="float" office:value="1417626" calcext:value-type="float">
            <text:p>1417626</text:p>
          </table:table-cell>
          <table:table-cell office:value-type="float" office:value="2026876" calcext:value-type="float">
            <text:p>2026876</text:p>
          </table:table-cell>
          <table:table-cell office:value-type="float" office:value="1779231" calcext:value-type="float">
            <text:p>1779231</text:p>
          </table:table-cell>
          <table:table-cell office:value-type="float" office:value="1943957" calcext:value-type="float">
            <text:p>1943957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1485995" calcext:value-type="float">
            <text:p>1485995</text:p>
          </table:table-cell>
          <table:table-cell office:value-type="float" office:value="1335768" calcext:value-type="float">
            <text:p>1335768</text:p>
          </table:table-cell>
          <table:table-cell office:value-type="float" office:value="1764449" calcext:value-type="float">
            <text:p>1764449</text:p>
          </table:table-cell>
          <table:table-cell office:value-type="float" office:value="1705539" calcext:value-type="float">
            <text:p>1705539</text:p>
          </table:table-cell>
          <table:table-cell office:value-type="float" office:value="1753542" calcext:value-type="float">
            <text:p>1753542</text:p>
          </table:table-cell>
          <table:table-cell office:value-type="float" office:value="1590214" calcext:value-type="float">
            <text:p>1590214</text:p>
          </table:table-cell>
          <table:table-cell office:value-type="float" office:value="1732321" calcext:value-type="float">
            <text:p>1732321</text:p>
          </table:table-cell>
          <table:table-cell office:value-type="float" office:value="1791858" calcext:value-type="float">
            <text:p>1791858</text:p>
          </table:table-cell>
          <table:table-cell office:value-type="float" office:value="1799938" calcext:value-type="float">
            <text:p>1799938</text:p>
          </table:table-cell>
          <table:table-cell office:value-type="float" office:value="1463261" calcext:value-type="float">
            <text:p>1463261</text:p>
          </table:table-cell>
          <table:table-cell office:value-type="float" office:value="2157804" calcext:value-type="float">
            <text:p>2157804</text:p>
          </table:table-cell>
          <table:table-cell office:value-type="float" office:value="1753185" calcext:value-type="float">
            <text:p>1753185</text:p>
          </table:table-cell>
          <table:table-cell office:value-type="float" office:value="1583959" calcext:value-type="float">
            <text:p>1583959</text:p>
          </table:table-cell>
          <table:table-cell office:value-type="float" office:value="1741649" calcext:value-type="float">
            <text:p>1741649</text:p>
          </table:table-cell>
          <table:table-cell office:value-type="float" office:value="1904066" calcext:value-type="float">
            <text:p>1904066</text:p>
          </table:table-cell>
          <table:table-cell table:formula="of:=SUM([.C3:.AC3])/28" office:value-type="float" office:value="1703088.17857143" calcext:value-type="float">
            <text:p>1703088,17857143</text:p>
          </table:table-cell>
        </table:table-row>
        <table:table-row table:style-name="ro1">
          <table:table-cell/>
          <table:table-cell office:value-type="string" calcext:value-type="string">
            <text:p>spec</text:p>
          </table:table-cell>
          <table:table-cell office:value-type="float" office:value="826004" calcext:value-type="float">
            <text:p>826004</text:p>
          </table:table-cell>
          <table:table-cell office:value-type="float" office:value="288851" calcext:value-type="float">
            <text:p>288851</text:p>
          </table:table-cell>
          <table:table-cell office:value-type="float" office:value="994053" calcext:value-type="float">
            <text:p>994053</text:p>
          </table:table-cell>
          <table:table-cell office:value-type="float" office:value="649834" calcext:value-type="float">
            <text:p>649834</text:p>
          </table:table-cell>
          <table:table-cell office:value-type="float" office:value="835973" calcext:value-type="float">
            <text:p>835973</text:p>
          </table:table-cell>
          <table:table-cell office:value-type="float" office:value="1215651" calcext:value-type="float">
            <text:p>1215651</text:p>
          </table:table-cell>
          <table:table-cell office:value-type="float" office:value="1211748" calcext:value-type="float">
            <text:p>1211748</text:p>
          </table:table-cell>
          <table:table-cell office:value-type="float" office:value="2328161" calcext:value-type="float">
            <text:p>2328161</text:p>
          </table:table-cell>
          <table:table-cell office:value-type="float" office:value="702024" calcext:value-type="float">
            <text:p>702024</text:p>
          </table:table-cell>
          <table:table-cell office:value-type="float" office:value="1031582" calcext:value-type="float">
            <text:p>1031582</text:p>
          </table:table-cell>
          <table:table-cell office:value-type="float" office:value="369293" calcext:value-type="float">
            <text:p>369293</text:p>
          </table:table-cell>
          <table:table-cell office:value-type="float" office:value="171293" calcext:value-type="float">
            <text:p>171293</text:p>
          </table:table-cell>
          <table:table-cell office:value-type="float" office:value="1174222" calcext:value-type="float">
            <text:p>1174222</text:p>
          </table:table-cell>
          <table:table-cell office:value-type="float" office:value="2547372" calcext:value-type="float">
            <text:p>2547372</text:p>
          </table:table-cell>
          <table:table-cell office:value-type="float" office:value="513171" calcext:value-type="float">
            <text:p>513171</text:p>
          </table:table-cell>
          <table:table-cell office:value-type="float" office:value="136715" calcext:value-type="float">
            <text:p>136715</text:p>
          </table:table-cell>
          <table:table-cell office:value-type="float" office:value="940545" calcext:value-type="float">
            <text:p>940545</text:p>
          </table:table-cell>
          <table:table-cell office:value-type="float" office:value="1000203" calcext:value-type="float">
            <text:p>1000203</text:p>
          </table:table-cell>
          <table:table-cell office:value-type="float" office:value="1055464" calcext:value-type="float">
            <text:p>1055464</text:p>
          </table:table-cell>
          <table:table-cell office:value-type="float" office:value="862378" calcext:value-type="float">
            <text:p>862378</text:p>
          </table:table-cell>
          <table:table-cell office:value-type="float" office:value="747985" calcext:value-type="float">
            <text:p>747985</text:p>
          </table:table-cell>
          <table:table-cell office:value-type="float" office:value="1539373" calcext:value-type="float">
            <text:p>1539373</text:p>
          </table:table-cell>
          <table:table-cell office:value-type="float" office:value="456784" calcext:value-type="float">
            <text:p>456784</text:p>
          </table:table-cell>
          <table:table-cell office:value-type="float" office:value="1087410" calcext:value-type="float">
            <text:p>1087410</text:p>
          </table:table-cell>
          <table:table-cell office:value-type="float" office:value="2145667" calcext:value-type="float">
            <text:p>2145667</text:p>
          </table:table-cell>
          <table:table-cell office:value-type="float" office:value="939578" calcext:value-type="float">
            <text:p>939578</text:p>
          </table:table-cell>
          <table:table-cell office:value-type="float" office:value="299148" calcext:value-type="float">
            <text:p>299148</text:p>
          </table:table-cell>
          <table:table-cell table:formula="of:=SUM([.C4:.AC4])/28" office:value-type="float" office:value="931088.642857143" calcext:value-type="float">
            <text:p>931088,642857143</text:p>
          </table:table-cell>
        </table:table-row>
        <table:table-row table:style-name="ro1">
          <table:table-cell/>
          <table:table-cell office:value-type="string" calcext:value-type="string">
            <text:p>uop_queue</text:p>
          </table:table-cell>
          <table:table-cell office:value-type="float" office:value="643777" calcext:value-type="float">
            <text:p>643777</text:p>
          </table:table-cell>
          <table:table-cell office:value-type="float" office:value="227237" calcext:value-type="float">
            <text:p>227237</text:p>
          </table:table-cell>
          <table:table-cell office:value-type="float" office:value="737462" calcext:value-type="float">
            <text:p>737462</text:p>
          </table:table-cell>
          <table:table-cell office:value-type="float" office:value="551452" calcext:value-type="float">
            <text:p>551452</text:p>
          </table:table-cell>
          <table:table-cell office:value-type="float" office:value="531005" calcext:value-type="float">
            <text:p>531005</text:p>
          </table:table-cell>
          <table:table-cell office:value-type="float" office:value="684263" calcext:value-type="float">
            <text:p>684263</text:p>
          </table:table-cell>
          <table:table-cell office:value-type="float" office:value="879252" calcext:value-type="float">
            <text:p>879252</text:p>
          </table:table-cell>
          <table:table-cell office:value-type="float" office:value="1704475" calcext:value-type="float">
            <text:p>1704475</text:p>
          </table:table-cell>
          <table:table-cell office:value-type="float" office:value="497096" calcext:value-type="float">
            <text:p>497096</text:p>
          </table:table-cell>
          <table:table-cell office:value-type="float" office:value="709697" calcext:value-type="float">
            <text:p>709697</text:p>
          </table:table-cell>
          <table:table-cell office:value-type="float" office:value="289933" calcext:value-type="float">
            <text:p>289933</text:p>
          </table:table-cell>
          <table:table-cell office:value-type="float" office:value="208274" calcext:value-type="float">
            <text:p>208274</text:p>
          </table:table-cell>
          <table:table-cell office:value-type="float" office:value="1119557" calcext:value-type="float">
            <text:p>1119557</text:p>
          </table:table-cell>
          <table:table-cell office:value-type="float" office:value="908919" calcext:value-type="float">
            <text:p>908919</text:p>
          </table:table-cell>
          <table:table-cell office:value-type="float" office:value="332283" calcext:value-type="float">
            <text:p>332283</text:p>
          </table:table-cell>
          <table:table-cell office:value-type="float" office:value="109298" calcext:value-type="float">
            <text:p>109298</text:p>
          </table:table-cell>
          <table:table-cell office:value-type="float" office:value="586237" calcext:value-type="float">
            <text:p>586237</text:p>
          </table:table-cell>
          <table:table-cell office:value-type="float" office:value="719318" calcext:value-type="float">
            <text:p>719318</text:p>
          </table:table-cell>
          <table:table-cell office:value-type="float" office:value="1104584" calcext:value-type="float">
            <text:p>1104584</text:p>
          </table:table-cell>
          <table:table-cell office:value-type="float" office:value="616277" calcext:value-type="float">
            <text:p>616277</text:p>
          </table:table-cell>
          <table:table-cell office:value-type="float" office:value="434096" calcext:value-type="float">
            <text:p>434096</text:p>
          </table:table-cell>
          <table:table-cell office:value-type="float" office:value="1133925" calcext:value-type="float">
            <text:p>1133925</text:p>
          </table:table-cell>
          <table:table-cell office:value-type="float" office:value="345513" calcext:value-type="float">
            <text:p>345513</text:p>
          </table:table-cell>
          <table:table-cell office:value-type="float" office:value="872243" calcext:value-type="float">
            <text:p>872243</text:p>
          </table:table-cell>
          <table:table-cell office:value-type="float" office:value="1047797" calcext:value-type="float">
            <text:p>1047797</text:p>
          </table:table-cell>
          <table:table-cell office:value-type="float" office:value="794121" calcext:value-type="float">
            <text:p>794121</text:p>
          </table:table-cell>
          <table:table-cell office:value-type="float" office:value="242271" calcext:value-type="float">
            <text:p>242271</text:p>
          </table:table-cell>
          <table:table-cell table:formula="of:=SUM([.C5:.AC5])/28" office:value-type="float" office:value="643941.5" calcext:value-type="float">
            <text:p>643941,5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C6:.AC6])/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381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411" calcext:value-type="float">
            <text:p>411</text:p>
          </table:table-cell>
          <table:table-cell office:value-type="float" office:value="556" calcext:value-type="float">
            <text:p>556</text:p>
          </table:table-cell>
          <table:table-cell office:value-type="float" office:value="394" calcext:value-type="float">
            <text:p>394</text:p>
          </table:table-cell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08" calcext:value-type="float">
            <text:p>408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670" calcext:value-type="float">
            <text:p>670</text:p>
          </table:table-cell>
          <table:table-cell office:value-type="float" office:value="701" calcext:value-type="float">
            <text:p>701</text:p>
          </table:table-cell>
          <table:table-cell table:formula="of:=SUM([.C7:.AC7])/28" office:value-type="float" office:value="302.428571428571" calcext:value-type="float">
            <text:p>302,4285714286</text:p>
          </table:table-cell>
        </table:table-row>
        <table:table-row table:style-name="ro1">
          <table:table-cell/>
          <table:table-cell office:value-type="string" calcext:value-type="string">
            <text:p>lsq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8519" calcext:value-type="float">
            <text:p>1885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8:.AC8])/28" office:value-type="float" office:value="6732.92857142857" calcext:value-type="float">
            <text:p>6732,9285714286</text:p>
          </table:table-cell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office:value-type="float" office:value="1324682" calcext:value-type="float">
            <text:p>1324682</text:p>
          </table:table-cell>
          <table:table-cell office:value-type="float" office:value="1465178" calcext:value-type="float">
            <text:p>1465178</text:p>
          </table:table-cell>
          <table:table-cell office:value-type="float" office:value="131523" calcext:value-type="float">
            <text:p>131523</text:p>
          </table:table-cell>
          <table:table-cell office:value-type="float" office:value="409221" calcext:value-type="float">
            <text:p>409221</text:p>
          </table:table-cell>
          <table:table-cell office:value-type="float" office:value="104189" calcext:value-type="float">
            <text:p>104189</text:p>
          </table:table-cell>
          <table:table-cell office:value-type="float" office:value="194267" calcext:value-type="float">
            <text:p>194267</text:p>
          </table:table-cell>
          <table:table-cell office:value-type="float" office:value="92557" calcext:value-type="float">
            <text:p>92557</text:p>
          </table:table-cell>
          <table:table-cell office:value-type="float" office:value="70299" calcext:value-type="float">
            <text:p>70299</text:p>
          </table:table-cell>
          <table:table-cell office:value-type="float" office:value="139252" calcext:value-type="float">
            <text:p>139252</text:p>
          </table:table-cell>
          <table:table-cell office:value-type="float" office:value="350224" calcext:value-type="float">
            <text:p>350224</text:p>
          </table:table-cell>
          <table:table-cell office:value-type="float" office:value="634189" calcext:value-type="float">
            <text:p>634189</text:p>
          </table:table-cell>
          <table:table-cell office:value-type="float" office:value="15663" calcext:value-type="float">
            <text:p>15663</text:p>
          </table:table-cell>
          <table:table-cell office:value-type="float" office:value="289649" calcext:value-type="float">
            <text:p>289649</text:p>
          </table:table-cell>
          <table:table-cell office:value-type="float" office:value="1489886" calcext:value-type="float">
            <text:p>1489886</text:p>
          </table:table-cell>
          <table:table-cell office:value-type="float" office:value="302049" calcext:value-type="float">
            <text:p>302049</text:p>
          </table:table-cell>
          <table:table-cell office:value-type="float" office:value="2172005" calcext:value-type="float">
            <text:p>2172005</text:p>
          </table:table-cell>
          <table:table-cell office:value-type="float" office:value="113048" calcext:value-type="float">
            <text:p>113048</text:p>
          </table:table-cell>
          <table:table-cell office:value-type="float" office:value="442799" calcext:value-type="float">
            <text:p>442799</text:p>
          </table:table-cell>
          <table:table-cell office:value-type="float" office:value="375103" calcext:value-type="float">
            <text:p>375103</text:p>
          </table:table-cell>
          <table:table-cell office:value-type="float" office:value="165113" calcext:value-type="float">
            <text:p>165113</text:p>
          </table:table-cell>
          <table:table-cell office:value-type="float" office:value="386406" calcext:value-type="float">
            <text:p>386406</text:p>
          </table:table-cell>
          <table:table-cell office:value-type="float" office:value="186226" calcext:value-type="float">
            <text:p>186226</text:p>
          </table:table-cell>
          <table:table-cell office:value-type="float" office:value="651004" calcext:value-type="float">
            <text:p>651004</text:p>
          </table:table-cell>
          <table:table-cell office:value-type="float" office:value="158801" calcext:value-type="float">
            <text:p>158801</text:p>
          </table:table-cell>
          <table:table-cell office:value-type="float" office:value="256536" calcext:value-type="float">
            <text:p>256536</text:p>
          </table:table-cell>
          <table:table-cell office:value-type="float" office:value="297882" calcext:value-type="float">
            <text:p>297882</text:p>
          </table:table-cell>
          <table:table-cell office:value-type="float" office:value="4193814" calcext:value-type="float">
            <text:p>4193814</text:p>
          </table:table-cell>
          <table:table-cell table:formula="of:=SUM([.C9:.AC9])/28" office:value-type="float" office:value="586127.321428572" calcext:value-type="float">
            <text:p>586127,321428572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28"/>
        </table:table-row>
      </table:table>
      <table:table table:name="Sheet2" table:style-name="ta1">
        <table:shapes>
          <draw:frame draw:z-index="0" draw:style-name="gr1" draw:text-style-name="P1" svg:width="27.388cm" svg:height="13.679cm" svg:x="4.516cm" svg:y="6.323cm">
            <draw:object draw:notify-on-update-of-ranges="Sheet2.B2:Sheet2.B2 Sheet2.C2:Sheet2.AD2 Sheet2.B3:Sheet2.B3 Sheet2.C3:Sheet2.AD3 Sheet2.B4:Sheet2.B4 Sheet2.C4:Sheet2.AD4 Sheet2.B5:Sheet2.B5 Sheet2.C5:Sheet2.AD5 Sheet2.B6:Sheet2.B6 Sheet2.C6:Sheet2.AD6 Sheet2.B7:Sheet2.B7 Sheet2.C7:Sheet2.AD7 Sheet2.B8:Sheet2.B8 Sheet2.C8:Sheet2.AD8 Sheet2.B9:Sheet2.B9 Sheet2.C9:Sheet2.A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ref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namd</text:p>
          </table:table-cell>
          <table:table-cell office:value-type="string" calcext:value-type="string">
            <text:p>omnetpp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sjeng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sphinx3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xalancbmk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office:value-type="float" office:value="2556226" calcext:value-type="float">
            <text:p>2556226</text:p>
          </table:table-cell>
          <table:table-cell office:value-type="float" office:value="2030859" calcext:value-type="float">
            <text:p>2030859</text:p>
          </table:table-cell>
          <table:table-cell office:value-type="float" office:value="1630795" calcext:value-type="float">
            <text:p>1630795</text:p>
          </table:table-cell>
          <table:table-cell office:value-type="float" office:value="1791131" calcext:value-type="float">
            <text:p>1791131</text:p>
          </table:table-cell>
          <table:table-cell office:value-type="float" office:value="1884318" calcext:value-type="float">
            <text:p>1884318</text:p>
          </table:table-cell>
          <table:table-cell office:value-type="float" office:value="1561419" calcext:value-type="float">
            <text:p>1561419</text:p>
          </table:table-cell>
          <table:table-cell office:value-type="float" office:value="1723634" calcext:value-type="float">
            <text:p>1723634</text:p>
          </table:table-cell>
          <table:table-cell office:value-type="float" office:value="1417644" calcext:value-type="float">
            <text:p>1417644</text:p>
          </table:table-cell>
          <table:table-cell office:value-type="float" office:value="2026891" calcext:value-type="float">
            <text:p>2026891</text:p>
          </table:table-cell>
          <table:table-cell office:value-type="float" office:value="1779236" calcext:value-type="float">
            <text:p>1779236</text:p>
          </table:table-cell>
          <table:table-cell office:value-type="float" office:value="1943957" calcext:value-type="float">
            <text:p>1943957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1486007" calcext:value-type="float">
            <text:p>1486007</text:p>
          </table:table-cell>
          <table:table-cell office:value-type="float" office:value="1335796" calcext:value-type="float">
            <text:p>1335796</text:p>
          </table:table-cell>
          <table:table-cell office:value-type="float" office:value="1764449" calcext:value-type="float">
            <text:p>1764449</text:p>
          </table:table-cell>
          <table:table-cell office:value-type="float" office:value="1705539" calcext:value-type="float">
            <text:p>1705539</text:p>
          </table:table-cell>
          <table:table-cell office:value-type="float" office:value="1753544" calcext:value-type="float">
            <text:p>1753544</text:p>
          </table:table-cell>
          <table:table-cell office:value-type="float" office:value="1590214" calcext:value-type="float">
            <text:p>1590214</text:p>
          </table:table-cell>
          <table:table-cell office:value-type="float" office:value="1732325" calcext:value-type="float">
            <text:p>1732325</text:p>
          </table:table-cell>
          <table:table-cell office:value-type="float" office:value="1791874" calcext:value-type="float">
            <text:p>1791874</text:p>
          </table:table-cell>
          <table:table-cell office:value-type="float" office:value="1799938" calcext:value-type="float">
            <text:p>1799938</text:p>
          </table:table-cell>
          <table:table-cell office:value-type="float" office:value="1463282" calcext:value-type="float">
            <text:p>1463282</text:p>
          </table:table-cell>
          <table:table-cell office:value-type="float" office:value="2157804" calcext:value-type="float">
            <text:p>2157804</text:p>
          </table:table-cell>
          <table:table-cell office:value-type="float" office:value="1753192" calcext:value-type="float">
            <text:p>1753192</text:p>
          </table:table-cell>
          <table:table-cell office:value-type="float" office:value="1583959" calcext:value-type="float">
            <text:p>1583959</text:p>
          </table:table-cell>
          <table:table-cell office:value-type="float" office:value="1741668" calcext:value-type="float">
            <text:p>1741668</text:p>
          </table:table-cell>
          <table:table-cell office:value-type="float" office:value="1904066" calcext:value-type="float">
            <text:p>1904066</text:p>
          </table:table-cell>
          <table:table-cell table:formula="of:=SUM([.C3:.AC3])/28" office:value-type="float" office:value="1703095.10714286" calcext:value-type="float">
            <text:p>1703095,10714286</text:p>
          </table:table-cell>
        </table:table-row>
        <table:table-row table:style-name="ro1">
          <table:table-cell/>
          <table:table-cell office:value-type="string" calcext:value-type="string">
            <text:p>spec</text:p>
          </table:table-cell>
          <table:table-cell office:value-type="float" office:value="17275" calcext:value-type="float">
            <text:p>17275</text:p>
          </table:table-cell>
          <table:table-cell office:value-type="float" office:value="80380" calcext:value-type="float">
            <text:p>80380</text:p>
          </table:table-cell>
          <table:table-cell office:value-type="float" office:value="288156" calcext:value-type="float">
            <text:p>288156</text:p>
          </table:table-cell>
          <table:table-cell office:value-type="float" office:value="221430" calcext:value-type="float">
            <text:p>221430</text:p>
          </table:table-cell>
          <table:table-cell office:value-type="float" office:value="184277" calcext:value-type="float">
            <text:p>184277</text:p>
          </table:table-cell>
          <table:table-cell office:value-type="float" office:value="235556" calcext:value-type="float">
            <text:p>235556</text:p>
          </table:table-cell>
          <table:table-cell office:value-type="float" office:value="192013" calcext:value-type="float">
            <text:p>192013</text:p>
          </table:table-cell>
          <table:table-cell office:value-type="float" office:value="13542" calcext:value-type="float">
            <text:p>13542</text:p>
          </table:table-cell>
          <table:table-cell office:value-type="float" office:value="145079" calcext:value-type="float">
            <text:p>145079</text:p>
          </table:table-cell>
          <table:table-cell office:value-type="float" office:value="94770" calcext:value-type="float">
            <text:p>94770</text:p>
          </table:table-cell>
          <table:table-cell office:value-type="float" office:value="161169" calcext:value-type="float">
            <text:p>161169</text:p>
          </table:table-cell>
          <table:table-cell office:value-type="float" office:value="7117" calcext:value-type="float">
            <text:p>7117</text:p>
          </table:table-cell>
          <table:table-cell office:value-type="float" office:value="57627" calcext:value-type="float">
            <text:p>57627</text:p>
          </table:table-cell>
          <table:table-cell office:value-type="float" office:value="5894" calcext:value-type="float">
            <text:p>5894</text:p>
          </table:table-cell>
          <table:table-cell office:value-type="float" office:value="83474" calcext:value-type="float">
            <text:p>83474</text:p>
          </table:table-cell>
          <table:table-cell office:value-type="float" office:value="61100" calcext:value-type="float">
            <text:p>61100</text:p>
          </table:table-cell>
          <table:table-cell office:value-type="float" office:value="258110" calcext:value-type="float">
            <text:p>258110</text:p>
          </table:table-cell>
          <table:table-cell office:value-type="float" office:value="182184" calcext:value-type="float">
            <text:p>182184</text:p>
          </table:table-cell>
          <table:table-cell office:value-type="float" office:value="333735" calcext:value-type="float">
            <text:p>333735</text:p>
          </table:table-cell>
          <table:table-cell office:value-type="float" office:value="146264" calcext:value-type="float">
            <text:p>146264</text:p>
          </table:table-cell>
          <table:table-cell office:value-type="float" office:value="87884" calcext:value-type="float">
            <text:p>87884</text:p>
          </table:table-cell>
          <table:table-cell office:value-type="float" office:value="98536" calcext:value-type="float">
            <text:p>98536</text:p>
          </table:table-cell>
          <table:table-cell office:value-type="float" office:value="99988" calcext:value-type="float">
            <text:p>99988</text:p>
          </table:table-cell>
          <table:table-cell office:value-type="float" office:value="193537" calcext:value-type="float">
            <text:p>193537</text:p>
          </table:table-cell>
          <table:table-cell office:value-type="float" office:value="122801" calcext:value-type="float">
            <text:p>122801</text:p>
          </table:table-cell>
          <table:table-cell office:value-type="float" office:value="226709" calcext:value-type="float">
            <text:p>226709</text:p>
          </table:table-cell>
          <table:table-cell office:value-type="float" office:value="74087" calcext:value-type="float">
            <text:p>74087</text:p>
          </table:table-cell>
          <table:table-cell table:formula="of:=SUM([.C4:.AC4])/28" office:value-type="float" office:value="131167.642857143" calcext:value-type="float">
            <text:p>131167,642857143</text:p>
          </table:table-cell>
        </table:table-row>
        <table:table-row table:style-name="ro1">
          <table:table-cell/>
          <table:table-cell office:value-type="string" calcext:value-type="string">
            <text:p>uop_queue</text:p>
          </table:table-cell>
          <table:table-cell office:value-type="float" office:value="52054" calcext:value-type="float">
            <text:p>52054</text:p>
          </table:table-cell>
          <table:table-cell office:value-type="float" office:value="105568" calcext:value-type="float">
            <text:p>105568</text:p>
          </table:table-cell>
          <table:table-cell office:value-type="float" office:value="263117" calcext:value-type="float">
            <text:p>263117</text:p>
          </table:table-cell>
          <table:table-cell office:value-type="float" office:value="321990" calcext:value-type="float">
            <text:p>321990</text:p>
          </table:table-cell>
          <table:table-cell office:value-type="float" office:value="170732" calcext:value-type="float">
            <text:p>170732</text:p>
          </table:table-cell>
          <table:table-cell office:value-type="float" office:value="182364" calcext:value-type="float">
            <text:p>182364</text:p>
          </table:table-cell>
          <table:table-cell office:value-type="float" office:value="280724" calcext:value-type="float">
            <text:p>280724</text:p>
          </table:table-cell>
          <table:table-cell office:value-type="float" office:value="26004" calcext:value-type="float">
            <text:p>26004</text:p>
          </table:table-cell>
          <table:table-cell office:value-type="float" office:value="168980" calcext:value-type="float">
            <text:p>168980</text:p>
          </table:table-cell>
          <table:table-cell office:value-type="float" office:value="120406" calcext:value-type="float">
            <text:p>120406</text:p>
          </table:table-cell>
          <table:table-cell office:value-type="float" office:value="156520" calcext:value-type="float">
            <text:p>156520</text:p>
          </table:table-cell>
          <table:table-cell office:value-type="float" office:value="41574" calcext:value-type="float">
            <text:p>41574</text:p>
          </table:table-cell>
          <table:table-cell office:value-type="float" office:value="86778" calcext:value-type="float">
            <text:p>86778</text:p>
          </table:table-cell>
          <table:table-cell office:value-type="float" office:value="22815" calcext:value-type="float">
            <text:p>22815</text:p>
          </table:table-cell>
          <table:table-cell office:value-type="float" office:value="68869" calcext:value-type="float">
            <text:p>68869</text:p>
          </table:table-cell>
          <table:table-cell office:value-type="float" office:value="61668" calcext:value-type="float">
            <text:p>61668</text:p>
          </table:table-cell>
          <table:table-cell office:value-type="float" office:value="204449" calcext:value-type="float">
            <text:p>204449</text:p>
          </table:table-cell>
          <table:table-cell office:value-type="float" office:value="248198" calcext:value-type="float">
            <text:p>248198</text:p>
          </table:table-cell>
          <table:table-cell office:value-type="float" office:value="657439" calcext:value-type="float">
            <text:p>657439</text:p>
          </table:table-cell>
          <table:table-cell office:value-type="float" office:value="192324" calcext:value-type="float">
            <text:p>192324</text:p>
          </table:table-cell>
          <table:table-cell office:value-type="float" office:value="58801" calcext:value-type="float">
            <text:p>58801</text:p>
          </table:table-cell>
          <table:table-cell office:value-type="float" office:value="197728" calcext:value-type="float">
            <text:p>197728</text:p>
          </table:table-cell>
          <table:table-cell office:value-type="float" office:value="142318" calcext:value-type="float">
            <text:p>142318</text:p>
          </table:table-cell>
          <table:table-cell office:value-type="float" office:value="276539" calcext:value-type="float">
            <text:p>276539</text:p>
          </table:table-cell>
          <table:table-cell office:value-type="float" office:value="117881" calcext:value-type="float">
            <text:p>117881</text:p>
          </table:table-cell>
          <table:table-cell office:value-type="float" office:value="366038" calcext:value-type="float">
            <text:p>366038</text:p>
          </table:table-cell>
          <table:table-cell office:value-type="float" office:value="112702" calcext:value-type="float">
            <text:p>112702</text:p>
          </table:table-cell>
          <table:table-cell table:formula="of:=SUM([.C5:.AC5])/28" office:value-type="float" office:value="168020.714285714" calcext:value-type="float">
            <text:p>168020,714285714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C6:.AC6])/2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377" calcext:value-type="float">
            <text:p>377</text:p>
          </table:table-cell>
          <table:table-cell office:value-type="float" office:value="409" calcext:value-type="float">
            <text:p>409</text:p>
          </table:table-cell>
          <table:table-cell office:value-type="float" office:value="23" calcext:value-type="float">
            <text:p>23</text:p>
          </table:table-cell>
          <table:table-cell office:value-type="float" office:value="648" calcext:value-type="float">
            <text:p>648</text:p>
          </table:table-cell>
          <table:table-cell office:value-type="float" office:value="181" calcext:value-type="float">
            <text:p>181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293" calcext:value-type="float">
            <text:p>293</text:p>
          </table:table-cell>
          <table:table-cell office:value-type="float" office:value="368" calcext:value-type="float">
            <text:p>368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5484" calcext:value-type="float">
            <text:p>5484</text:p>
          </table:table-cell>
          <table:table-cell office:value-type="float" office:value="317" calcext:value-type="float">
            <text:p>317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746" calcext:value-type="float">
            <text:p>1746</text:p>
          </table:table-cell>
          <table:table-cell office:value-type="float" office:value="706" calcext:value-type="float">
            <text:p>706</text:p>
          </table:table-cell>
          <table:table-cell table:formula="of:=SUM([.C7:.AC7])/28" office:value-type="float" office:value="478.214285714286" calcext:value-type="float">
            <text:p>478,2142857143</text:p>
          </table:table-cell>
        </table:table-row>
        <table:table-row table:style-name="ro1">
          <table:table-cell/>
          <table:table-cell office:value-type="string" calcext:value-type="string">
            <text:p>ls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4344" calcext:value-type="float">
            <text:p>3643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8:.AC8])/28" office:value-type="float" office:value="13162.7142857143" calcext:value-type="float">
            <text:p>13162,7142857143</text:p>
          </table:table-cell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office:value-type="float" office:value="1377748" calcext:value-type="float">
            <text:p>1377748</text:p>
          </table:table-cell>
          <table:table-cell office:value-type="float" office:value="1485048" calcext:value-type="float">
            <text:p>1485048</text:p>
          </table:table-cell>
          <table:table-cell office:value-type="float" office:value="206765" calcext:value-type="float">
            <text:p>206765</text:p>
          </table:table-cell>
          <table:table-cell office:value-type="float" office:value="416583" calcext:value-type="float">
            <text:p>416583</text:p>
          </table:table-cell>
          <table:table-cell office:value-type="float" office:value="151060" calcext:value-type="float">
            <text:p>151060</text:p>
          </table:table-cell>
          <table:table-cell office:value-type="float" office:value="255307" calcext:value-type="float">
            <text:p>255307</text:p>
          </table:table-cell>
          <table:table-cell office:value-type="float" office:value="120626" calcext:value-type="float">
            <text:p>120626</text:p>
          </table:table-cell>
          <table:table-cell office:value-type="float" office:value="88603" calcext:value-type="float">
            <text:p>88603</text:p>
          </table:table-cell>
          <table:table-cell office:value-type="float" office:value="153297" calcext:value-type="float">
            <text:p>153297</text:p>
          </table:table-cell>
          <table:table-cell office:value-type="float" office:value="419599" calcext:value-type="float">
            <text:p>419599</text:p>
          </table:table-cell>
          <table:table-cell office:value-type="float" office:value="615314" calcext:value-type="float">
            <text:p>615314</text:p>
          </table:table-cell>
          <table:table-cell office:value-type="float" office:value="13766" calcext:value-type="float">
            <text:p>13766</text:p>
          </table:table-cell>
          <table:table-cell office:value-type="float" office:value="333955" calcext:value-type="float">
            <text:p>333955</text:p>
          </table:table-cell>
          <table:table-cell office:value-type="float" office:value="1717424" calcext:value-type="float">
            <text:p>1717424</text:p>
          </table:table-cell>
          <table:table-cell office:value-type="float" office:value="341656" calcext:value-type="float">
            <text:p>341656</text:p>
          </table:table-cell>
          <table:table-cell office:value-type="float" office:value="2205694" calcext:value-type="float">
            <text:p>2205694</text:p>
          </table:table-cell>
          <table:table-cell office:value-type="float" office:value="138196" calcext:value-type="float">
            <text:p>138196</text:p>
          </table:table-cell>
          <table:table-cell office:value-type="float" office:value="481732" calcext:value-type="float">
            <text:p>481732</text:p>
          </table:table-cell>
          <table:table-cell office:value-type="float" office:value="441748" calcext:value-type="float">
            <text:p>441748</text:p>
          </table:table-cell>
          <table:table-cell office:value-type="float" office:value="186911" calcext:value-type="float">
            <text:p>186911</text:p>
          </table:table-cell>
          <table:table-cell office:value-type="float" office:value="497130" calcext:value-type="float">
            <text:p>497130</text:p>
          </table:table-cell>
          <table:table-cell office:value-type="float" office:value="195915" calcext:value-type="float">
            <text:p>195915</text:p>
          </table:table-cell>
          <table:table-cell office:value-type="float" office:value="682217" calcext:value-type="float">
            <text:p>682217</text:p>
          </table:table-cell>
          <table:table-cell office:value-type="float" office:value="162139" calcext:value-type="float">
            <text:p>162139</text:p>
          </table:table-cell>
          <table:table-cell office:value-type="float" office:value="831322" calcext:value-type="float">
            <text:p>831322</text:p>
          </table:table-cell>
          <table:table-cell office:value-type="float" office:value="347211" calcext:value-type="float">
            <text:p>347211</text:p>
          </table:table-cell>
          <table:table-cell office:value-type="float" office:value="4219023" calcext:value-type="float">
            <text:p>4219023</text:p>
          </table:table-cell>
          <table:table-cell table:formula="of:=SUM([.C9:.AC9])/28" office:value-type="float" office:value="645928.178571429" calcext:value-type="float">
            <text:p>645928,178571429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Prefetch: combined</text:p>
          </table:table-cell>
          <table:table-cell table:number-columns-repeated="28"/>
        </table:table-row>
      </table:table>
      <table:table table:name="Sheet3" table:style-name="ta1">
        <table:shapes>
          <draw:frame draw:z-index="0" draw:style-name="gr1" draw:text-style-name="P1" svg:width="27.388cm" svg:height="13.679cm" svg:x="4.516cm" svg:y="5.42cm">
            <draw:object draw:notify-on-update-of-ranges="Sheet3.B2:Sheet3.B2 Sheet3.C2:Sheet3.AD2 Sheet3.B3:Sheet3.B3 Sheet3.C3:Sheet3.AD3 Sheet3.B4:Sheet3.B4 Sheet3.C4:Sheet3.AD4 Sheet3.B5:Sheet3.B5 Sheet3.C5:Sheet3.AD5 Sheet3.B6:Sheet3.B6 Sheet3.C6:Sheet3.AD6 Sheet3.B7:Sheet3.B7 Sheet3.C7:Sheet3.AD7 Sheet3.B8:Sheet3.B8 Sheet3.C8:Sheet3.AD8 Sheet3.B9:Sheet3.B9 Sheet3.C9:Sheet3.AD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ref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namd</text:p>
          </table:table-cell>
          <table:table-cell office:value-type="string" calcext:value-type="string">
            <text:p>omnetpp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sjeng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sphinx3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xalancbmk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office:value-type="float" office:value="2556299" calcext:value-type="float">
            <text:p>2556299</text:p>
          </table:table-cell>
          <table:table-cell office:value-type="float" office:value="357213" calcext:value-type="float">
            <text:p>357213</text:p>
          </table:table-cell>
          <table:table-cell office:value-type="float" office:value="1630797" calcext:value-type="float">
            <text:p>1630797</text:p>
          </table:table-cell>
          <table:table-cell office:value-type="float" office:value="1791137" calcext:value-type="float">
            <text:p>1791137</text:p>
          </table:table-cell>
          <table:table-cell office:value-type="float" office:value="1884328" calcext:value-type="float">
            <text:p>1884328</text:p>
          </table:table-cell>
          <table:table-cell office:value-type="float" office:value="1561422" calcext:value-type="float">
            <text:p>1561422</text:p>
          </table:table-cell>
          <table:table-cell office:value-type="float" office:value="1723636" calcext:value-type="float">
            <text:p>1723636</text:p>
          </table:table-cell>
          <table:table-cell office:value-type="float" office:value="1417644" calcext:value-type="float">
            <text:p>1417644</text:p>
          </table:table-cell>
          <table:table-cell office:value-type="float" office:value="2026897" calcext:value-type="float">
            <text:p>2026897</text:p>
          </table:table-cell>
          <table:table-cell office:value-type="float" office:value="1779245" calcext:value-type="float">
            <text:p>1779245</text:p>
          </table:table-cell>
          <table:table-cell office:value-type="float" office:value="1943969" calcext:value-type="float">
            <text:p>1943969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1486007" calcext:value-type="float">
            <text:p>1486007</text:p>
          </table:table-cell>
          <table:table-cell office:value-type="float" office:value="1335834" calcext:value-type="float">
            <text:p>1335834</text:p>
          </table:table-cell>
          <table:table-cell office:value-type="float" office:value="1764483" calcext:value-type="float">
            <text:p>1764483</text:p>
          </table:table-cell>
          <table:table-cell office:value-type="float" office:value="1705566" calcext:value-type="float">
            <text:p>1705566</text:p>
          </table:table-cell>
          <table:table-cell office:value-type="float" office:value="1753544" calcext:value-type="float">
            <text:p>1753544</text:p>
          </table:table-cell>
          <table:table-cell office:value-type="float" office:value="1590214" calcext:value-type="float">
            <text:p>1590214</text:p>
          </table:table-cell>
          <table:table-cell office:value-type="float" office:value="1732389" calcext:value-type="float">
            <text:p>1732389</text:p>
          </table:table-cell>
          <table:table-cell office:value-type="float" office:value="1791909" calcext:value-type="float">
            <text:p>1791909</text:p>
          </table:table-cell>
          <table:table-cell office:value-type="float" office:value="1799938" calcext:value-type="float">
            <text:p>1799938</text:p>
          </table:table-cell>
          <table:table-cell office:value-type="float" office:value="1463288" calcext:value-type="float">
            <text:p>1463288</text:p>
          </table:table-cell>
          <table:table-cell office:value-type="float" office:value="2157847" calcext:value-type="float">
            <text:p>2157847</text:p>
          </table:table-cell>
          <table:table-cell office:value-type="float" office:value="1753192" calcext:value-type="float">
            <text:p>1753192</text:p>
          </table:table-cell>
          <table:table-cell office:value-type="float" office:value="1584043" calcext:value-type="float">
            <text:p>1584043</text:p>
          </table:table-cell>
          <table:table-cell office:value-type="float" office:value="1741761" calcext:value-type="float">
            <text:p>1741761</text:p>
          </table:table-cell>
          <table:table-cell office:value-type="float" office:value="1904116" calcext:value-type="float">
            <text:p>1904116</text:p>
          </table:table-cell>
          <table:table-cell table:formula="of:=SUM([.B3:.AC3])/28" office:value-type="float" office:value="1643343.35714286" calcext:value-type="float">
            <text:p>1643343,35714286</text:p>
          </table:table-cell>
        </table:table-row>
        <table:table-row table:style-name="ro1">
          <table:table-cell/>
          <table:table-cell office:value-type="string" calcext:value-type="string">
            <text:p>spec</text:p>
          </table:table-cell>
          <table:table-cell office:value-type="float" office:value="19737" calcext:value-type="float">
            <text:p>19737</text:p>
          </table:table-cell>
          <table:table-cell office:value-type="float" office:value="36492" calcext:value-type="float">
            <text:p>36492</text:p>
          </table:table-cell>
          <table:table-cell office:value-type="float" office:value="319810" calcext:value-type="float">
            <text:p>319810</text:p>
          </table:table-cell>
          <table:table-cell office:value-type="float" office:value="259547" calcext:value-type="float">
            <text:p>259547</text:p>
          </table:table-cell>
          <table:table-cell office:value-type="float" office:value="206343" calcext:value-type="float">
            <text:p>206343</text:p>
          </table:table-cell>
          <table:table-cell office:value-type="float" office:value="280112" calcext:value-type="float">
            <text:p>280112</text:p>
          </table:table-cell>
          <table:table-cell office:value-type="float" office:value="212853" calcext:value-type="float">
            <text:p>212853</text:p>
          </table:table-cell>
          <table:table-cell office:value-type="float" office:value="18362" calcext:value-type="float">
            <text:p>18362</text:p>
          </table:table-cell>
          <table:table-cell office:value-type="float" office:value="169379" calcext:value-type="float">
            <text:p>169379</text:p>
          </table:table-cell>
          <table:table-cell office:value-type="float" office:value="125911" calcext:value-type="float">
            <text:p>125911</text:p>
          </table:table-cell>
          <table:table-cell office:value-type="float" office:value="201953" calcext:value-type="float">
            <text:p>201953</text:p>
          </table:table-cell>
          <table:table-cell office:value-type="float" office:value="8941" calcext:value-type="float">
            <text:p>8941</text:p>
          </table:table-cell>
          <table:table-cell office:value-type="float" office:value="94441" calcext:value-type="float">
            <text:p>94441</text:p>
          </table:table-cell>
          <table:table-cell office:value-type="float" office:value="7324" calcext:value-type="float">
            <text:p>7324</text:p>
          </table:table-cell>
          <table:table-cell office:value-type="float" office:value="94662" calcext:value-type="float">
            <text:p>94662</text:p>
          </table:table-cell>
          <table:table-cell office:value-type="float" office:value="84600" calcext:value-type="float">
            <text:p>84600</text:p>
          </table:table-cell>
          <table:table-cell office:value-type="float" office:value="282170" calcext:value-type="float">
            <text:p>282170</text:p>
          </table:table-cell>
          <table:table-cell office:value-type="float" office:value="218861" calcext:value-type="float">
            <text:p>218861</text:p>
          </table:table-cell>
          <table:table-cell office:value-type="float" office:value="404971" calcext:value-type="float">
            <text:p>404971</text:p>
          </table:table-cell>
          <table:table-cell office:value-type="float" office:value="161688" calcext:value-type="float">
            <text:p>161688</text:p>
          </table:table-cell>
          <table:table-cell office:value-type="float" office:value="124992" calcext:value-type="float">
            <text:p>124992</text:p>
          </table:table-cell>
          <table:table-cell office:value-type="float" office:value="129817" calcext:value-type="float">
            <text:p>129817</text:p>
          </table:table-cell>
          <table:table-cell office:value-type="float" office:value="109080" calcext:value-type="float">
            <text:p>109080</text:p>
          </table:table-cell>
          <table:table-cell office:value-type="float" office:value="217559" calcext:value-type="float">
            <text:p>217559</text:p>
          </table:table-cell>
          <table:table-cell office:value-type="float" office:value="139112" calcext:value-type="float">
            <text:p>139112</text:p>
          </table:table-cell>
          <table:table-cell office:value-type="float" office:value="274838" calcext:value-type="float">
            <text:p>274838</text:p>
          </table:table-cell>
          <table:table-cell office:value-type="float" office:value="87960" calcext:value-type="float">
            <text:p>87960</text:p>
          </table:table-cell>
          <table:table-cell table:formula="of:=SUM([.B4:.AC4])/28" office:value-type="float" office:value="153268.392857143" calcext:value-type="float">
            <text:p>153268,392857143</text:p>
          </table:table-cell>
        </table:table-row>
        <table:table-row table:style-name="ro1">
          <table:table-cell/>
          <table:table-cell office:value-type="string" calcext:value-type="string">
            <text:p>uop_queue</text:p>
          </table:table-cell>
          <table:table-cell office:value-type="float" office:value="55305" calcext:value-type="float">
            <text:p>55305</text:p>
          </table:table-cell>
          <table:table-cell office:value-type="float" office:value="68242" calcext:value-type="float">
            <text:p>68242</text:p>
          </table:table-cell>
          <table:table-cell office:value-type="float" office:value="265466" calcext:value-type="float">
            <text:p>265466</text:p>
          </table:table-cell>
          <table:table-cell office:value-type="float" office:value="331228" calcext:value-type="float">
            <text:p>331228</text:p>
          </table:table-cell>
          <table:table-cell office:value-type="float" office:value="174895" calcext:value-type="float">
            <text:p>174895</text:p>
          </table:table-cell>
          <table:table-cell office:value-type="float" office:value="186352" calcext:value-type="float">
            <text:p>186352</text:p>
          </table:table-cell>
          <table:table-cell office:value-type="float" office:value="288240" calcext:value-type="float">
            <text:p>288240</text:p>
          </table:table-cell>
          <table:table-cell office:value-type="float" office:value="27731" calcext:value-type="float">
            <text:p>27731</text:p>
          </table:table-cell>
          <table:table-cell office:value-type="float" office:value="175284" calcext:value-type="float">
            <text:p>175284</text:p>
          </table:table-cell>
          <table:table-cell office:value-type="float" office:value="131014" calcext:value-type="float">
            <text:p>131014</text:p>
          </table:table-cell>
          <table:table-cell office:value-type="float" office:value="159653" calcext:value-type="float">
            <text:p>159653</text:p>
          </table:table-cell>
          <table:table-cell office:value-type="float" office:value="41072" calcext:value-type="float">
            <text:p>41072</text:p>
          </table:table-cell>
          <table:table-cell office:value-type="float" office:value="90121" calcext:value-type="float">
            <text:p>90121</text:p>
          </table:table-cell>
          <table:table-cell office:value-type="float" office:value="24581" calcext:value-type="float">
            <text:p>24581</text:p>
          </table:table-cell>
          <table:table-cell office:value-type="float" office:value="75040" calcext:value-type="float">
            <text:p>75040</text:p>
          </table:table-cell>
          <table:table-cell office:value-type="float" office:value="63271" calcext:value-type="float">
            <text:p>63271</text:p>
          </table:table-cell>
          <table:table-cell office:value-type="float" office:value="209084" calcext:value-type="float">
            <text:p>209084</text:p>
          </table:table-cell>
          <table:table-cell office:value-type="float" office:value="252002" calcext:value-type="float">
            <text:p>252002</text:p>
          </table:table-cell>
          <table:table-cell office:value-type="float" office:value="678428" calcext:value-type="float">
            <text:p>678428</text:p>
          </table:table-cell>
          <table:table-cell office:value-type="float" office:value="196574" calcext:value-type="float">
            <text:p>196574</text:p>
          </table:table-cell>
          <table:table-cell office:value-type="float" office:value="65366" calcext:value-type="float">
            <text:p>65366</text:p>
          </table:table-cell>
          <table:table-cell office:value-type="float" office:value="204850" calcext:value-type="float">
            <text:p>204850</text:p>
          </table:table-cell>
          <table:table-cell office:value-type="float" office:value="144943" calcext:value-type="float">
            <text:p>144943</text:p>
          </table:table-cell>
          <table:table-cell office:value-type="float" office:value="279846" calcext:value-type="float">
            <text:p>279846</text:p>
          </table:table-cell>
          <table:table-cell office:value-type="float" office:value="113212" calcext:value-type="float">
            <text:p>113212</text:p>
          </table:table-cell>
          <table:table-cell office:value-type="float" office:value="375048" calcext:value-type="float">
            <text:p>375048</text:p>
          </table:table-cell>
          <table:table-cell office:value-type="float" office:value="122008" calcext:value-type="float">
            <text:p>122008</text:p>
          </table:table-cell>
          <table:table-cell table:formula="of:=SUM([.B5:.AC5])/28" office:value-type="float" office:value="171387.714285714" calcext:value-type="float">
            <text:p>171387,714285714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12500" calcext:value-type="float">
            <text:p>12500</text:p>
          </table:table-cell>
          <table:table-cell office:value-type="float" office:value="3051" calcext:value-type="float">
            <text:p>3051</text:p>
          </table:table-cell>
          <table:table-cell office:value-type="float" office:value="7285" calcext:value-type="float">
            <text:p>7285</text:p>
          </table:table-cell>
          <table:table-cell office:value-type="float" office:value="3587" calcext:value-type="float">
            <text:p>3587</text:p>
          </table:table-cell>
          <table:table-cell office:value-type="float" office:value="11383" calcext:value-type="float">
            <text:p>11383</text:p>
          </table:table-cell>
          <table:table-cell office:value-type="float" office:value="3247" calcext:value-type="float">
            <text:p>3247</text:p>
          </table:table-cell>
          <table:table-cell office:value-type="float" office:value="5994" calcext:value-type="float">
            <text:p>5994</text:p>
          </table:table-cell>
          <table:table-cell office:value-type="float" office:value="302" calcext:value-type="float">
            <text:p>302</text:p>
          </table:table-cell>
          <table:table-cell office:value-type="float" office:value="9013" calcext:value-type="float">
            <text:p>9013</text:p>
          </table:table-cell>
          <table:table-cell office:value-type="float" office:value="5799" calcext:value-type="float">
            <text:p>5799</text:p>
          </table:table-cell>
          <table:table-cell office:value-type="float" office:value="5086" calcext:value-type="float">
            <text:p>5086</text:p>
          </table:table-cell>
          <table:table-cell office:value-type="float" office:value="800" calcext:value-type="float">
            <text:p>800</text:p>
          </table:table-cell>
          <table:table-cell office:value-type="float" office:value="2222" calcext:value-type="float">
            <text:p>2222</text:p>
          </table:table-cell>
          <table:table-cell office:value-type="float" office:value="121" calcext:value-type="float">
            <text:p>121</text:p>
          </table:table-cell>
          <table:table-cell office:value-type="float" office:value="4754" calcext:value-type="float">
            <text:p>4754</text:p>
          </table:table-cell>
          <table:table-cell office:value-type="float" office:value="1493" calcext:value-type="float">
            <text:p>1493</text:p>
          </table:table-cell>
          <table:table-cell office:value-type="float" office:value="4947" calcext:value-type="float">
            <text:p>4947</text:p>
          </table:table-cell>
          <table:table-cell office:value-type="float" office:value="7638" calcext:value-type="float">
            <text:p>7638</text:p>
          </table:table-cell>
          <table:table-cell office:value-type="float" office:value="19596" calcext:value-type="float">
            <text:p>19596</text:p>
          </table:table-cell>
          <table:table-cell office:value-type="float" office:value="6757" calcext:value-type="float">
            <text:p>6757</text:p>
          </table:table-cell>
          <table:table-cell office:value-type="float" office:value="1178" calcext:value-type="float">
            <text:p>1178</text:p>
          </table:table-cell>
          <table:table-cell office:value-type="float" office:value="6628" calcext:value-type="float">
            <text:p>6628</text:p>
          </table:table-cell>
          <table:table-cell office:value-type="float" office:value="2360" calcext:value-type="float">
            <text:p>2360</text:p>
          </table:table-cell>
          <table:table-cell office:value-type="float" office:value="9395" calcext:value-type="float">
            <text:p>9395</text:p>
          </table:table-cell>
          <table:table-cell office:value-type="float" office:value="5059" calcext:value-type="float">
            <text:p>5059</text:p>
          </table:table-cell>
          <table:table-cell office:value-type="float" office:value="52552" calcext:value-type="float">
            <text:p>52552</text:p>
          </table:table-cell>
          <table:table-cell office:value-type="float" office:value="20137" calcext:value-type="float">
            <text:p>20137</text:p>
          </table:table-cell>
          <table:table-cell table:formula="of:=SUM([.B6:.AC6])/28" office:value-type="float" office:value="7603" calcext:value-type="float">
            <text:p>7603</text:p>
          </table:table-cell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399022" calcext:value-type="float">
            <text:p>399022</text:p>
          </table:table-cell>
          <table:table-cell office:value-type="float" office:value="4023233" calcext:value-type="float">
            <text:p>4023233</text:p>
          </table:table-cell>
          <table:table-cell office:value-type="float" office:value="44778" calcext:value-type="float">
            <text:p>44778</text:p>
          </table:table-cell>
          <table:table-cell office:value-type="float" office:value="31286" calcext:value-type="float">
            <text:p>31286</text:p>
          </table:table-cell>
          <table:table-cell office:value-type="float" office:value="10918" calcext:value-type="float">
            <text:p>10918</text:p>
          </table:table-cell>
          <table:table-cell office:value-type="float" office:value="39913" calcext:value-type="float">
            <text:p>39913</text:p>
          </table:table-cell>
          <table:table-cell office:value-type="float" office:value="17704" calcext:value-type="float">
            <text:p>17704</text:p>
          </table:table-cell>
          <table:table-cell office:value-type="float" office:value="27262" calcext:value-type="float">
            <text:p>27262</text:p>
          </table:table-cell>
          <table:table-cell office:value-type="float" office:value="24687" calcext:value-type="float">
            <text:p>24687</text:p>
          </table:table-cell>
          <table:table-cell office:value-type="float" office:value="218115" calcext:value-type="float">
            <text:p>218115</text:p>
          </table:table-cell>
          <table:table-cell office:value-type="float" office:value="203533" calcext:value-type="float">
            <text:p>203533</text:p>
          </table:table-cell>
          <table:table-cell office:value-type="float" office:value="3460" calcext:value-type="float">
            <text:p>3460</text:p>
          </table:table-cell>
          <table:table-cell office:value-type="float" office:value="241831" calcext:value-type="float">
            <text:p>241831</text:p>
          </table:table-cell>
          <table:table-cell office:value-type="float" office:value="1334017" calcext:value-type="float">
            <text:p>1334017</text:p>
          </table:table-cell>
          <table:table-cell office:value-type="float" office:value="9094" calcext:value-type="float">
            <text:p>9094</text:p>
          </table:table-cell>
          <table:table-cell office:value-type="float" office:value="1368298" calcext:value-type="float">
            <text:p>1368298</text:p>
          </table:table-cell>
          <table:table-cell office:value-type="float" office:value="12350" calcext:value-type="float">
            <text:p>12350</text:p>
          </table:table-cell>
          <table:table-cell office:value-type="float" office:value="92642" calcext:value-type="float">
            <text:p>92642</text:p>
          </table:table-cell>
          <table:table-cell office:value-type="float" office:value="138599" calcext:value-type="float">
            <text:p>138599</text:p>
          </table:table-cell>
          <table:table-cell office:value-type="float" office:value="21150" calcext:value-type="float">
            <text:p>21150</text:p>
          </table:table-cell>
          <table:table-cell office:value-type="float" office:value="235648" calcext:value-type="float">
            <text:p>235648</text:p>
          </table:table-cell>
          <table:table-cell office:value-type="float" office:value="61728" calcext:value-type="float">
            <text:p>61728</text:p>
          </table:table-cell>
          <table:table-cell office:value-type="float" office:value="211030" calcext:value-type="float">
            <text:p>211030</text:p>
          </table:table-cell>
          <table:table-cell office:value-type="float" office:value="52786" calcext:value-type="float">
            <text:p>52786</text:p>
          </table:table-cell>
          <table:table-cell office:value-type="float" office:value="699995" calcext:value-type="float">
            <text:p>699995</text:p>
          </table:table-cell>
          <table:table-cell office:value-type="float" office:value="78821" calcext:value-type="float">
            <text:p>78821</text:p>
          </table:table-cell>
          <table:table-cell office:value-type="float" office:value="363632" calcext:value-type="float">
            <text:p>363632</text:p>
          </table:table-cell>
          <table:table-cell table:formula="of:=SUM([.B7:.AC7])/28" office:value-type="float" office:value="355911.857142857" calcext:value-type="float">
            <text:p>355911,857142857</text:p>
          </table:table-cell>
        </table:table-row>
        <table:table-row table:style-name="ro1">
          <table:table-cell/>
          <table:table-cell office:value-type="string" calcext:value-type="string">
            <text:p>lsq</text:p>
          </table:table-cell>
          <table:table-cell office:value-type="float" office:value="311494" calcext:value-type="float">
            <text:p>311494</text:p>
          </table:table-cell>
          <table:table-cell office:value-type="float" office:value="49469" calcext:value-type="float">
            <text:p>49469</text:p>
          </table:table-cell>
          <table:table-cell office:value-type="float" office:value="5432" calcext:value-type="float">
            <text:p>5432</text:p>
          </table:table-cell>
          <table:table-cell office:value-type="float" office:value="24177" calcext:value-type="float">
            <text:p>24177</text:p>
          </table:table-cell>
          <table:table-cell office:value-type="float" office:value="6977" calcext:value-type="float">
            <text:p>6977</text:p>
          </table:table-cell>
          <table:table-cell office:value-type="float" office:value="9075" calcext:value-type="float">
            <text:p>9075</text:p>
          </table:table-cell>
          <table:table-cell office:value-type="float" office:value="3125" calcext:value-type="float">
            <text:p>3125</text:p>
          </table:table-cell>
          <table:table-cell office:value-type="float" office:value="103" calcext:value-type="float">
            <text:p>103</text:p>
          </table:table-cell>
          <table:table-cell office:value-type="float" office:value="15184" calcext:value-type="float">
            <text:p>15184</text:p>
          </table:table-cell>
          <table:table-cell office:value-type="float" office:value="11234" calcext:value-type="float">
            <text:p>11234</text:p>
          </table:table-cell>
          <table:table-cell office:value-type="float" office:value="82820" calcext:value-type="float">
            <text:p>82820</text:p>
          </table:table-cell>
          <table:table-cell office:value-type="float" office:value="366755" calcext:value-type="float">
            <text:p>366755</text:p>
          </table:table-cell>
          <table:table-cell office:value-type="float" office:value="746" calcext:value-type="float">
            <text:p>746</text:p>
          </table:table-cell>
          <table:table-cell office:value-type="float" office:value="507" calcext:value-type="float">
            <text:p>507</text:p>
          </table:table-cell>
          <table:table-cell office:value-type="float" office:value="163523" calcext:value-type="float">
            <text:p>163523</text:p>
          </table:table-cell>
          <table:table-cell office:value-type="float" office:value="317620" calcext:value-type="float">
            <text:p>317620</text:p>
          </table:table-cell>
          <table:table-cell office:value-type="float" office:value="26993" calcext:value-type="float">
            <text:p>26993</text:p>
          </table:table-cell>
          <table:table-cell office:value-type="float" office:value="63695" calcext:value-type="float">
            <text:p>63695</text:p>
          </table:table-cell>
          <table:table-cell office:value-type="float" office:value="56485" calcext:value-type="float">
            <text:p>56485</text:p>
          </table:table-cell>
          <table:table-cell office:value-type="float" office:value="19663" calcext:value-type="float">
            <text:p>19663</text:p>
          </table:table-cell>
          <table:table-cell office:value-type="float" office:value="2280" calcext:value-type="float">
            <text:p>2280</text:p>
          </table:table-cell>
          <table:table-cell office:value-type="float" office:value="16837" calcext:value-type="float">
            <text:p>16837</text:p>
          </table:table-cell>
          <table:table-cell office:value-type="float" office:value="1467" calcext:value-type="float">
            <text:p>1467</text:p>
          </table:table-cell>
          <table:table-cell office:value-type="float" office:value="10141" calcext:value-type="float">
            <text:p>10141</text:p>
          </table:table-cell>
          <table:table-cell office:value-type="float" office:value="2846" calcext:value-type="float">
            <text:p>2846</text:p>
          </table:table-cell>
          <table:table-cell office:value-type="float" office:value="28276" calcext:value-type="float">
            <text:p>28276</text:p>
          </table:table-cell>
          <table:table-cell office:value-type="float" office:value="2239348" calcext:value-type="float">
            <text:p>2239348</text:p>
          </table:table-cell>
          <table:table-cell table:formula="of:=SUM([.B8:.AC8])/28" office:value-type="float" office:value="137009.714285714" calcext:value-type="float">
            <text:p>137009,714285714</text:p>
          </table:table-cell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office:value-type="float" office:value="316175" calcext:value-type="float">
            <text:p>3161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24" calcext:value-type="float">
            <text:p>3024</text:p>
          </table:table-cell>
          <table:table-cell office:value-type="float" office:value="155" calcext:value-type="float">
            <text:p>155</text:p>
          </table:table-cell>
          <table:table-cell table:formula="of:=SUM([.B9:.AC9])/28" office:value-type="float" office:value="11522.3928571429" calcext:value-type="float">
            <text:p>11522,392857142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RF 120</text:p>
          </table:table-cell>
          <table:table-cell table:number-columns-repeated="28"/>
        </table:table-row>
      </table:table>
      <table:table table:name="Sheet4" table:style-name="ta1">
        <table:shapes>
          <draw:frame draw:z-index="0" draw:style-name="gr1" draw:text-style-name="P1" svg:width="27.388cm" svg:height="13.679cm" svg:x="40.64cm" svg:y="4.968cm">
            <draw:object draw:notify-on-update-of-ranges="Sheet4.B2:Sheet4.B2 Sheet4.C2:Sheet4.AD2 Sheet4.B3:Sheet4.B3 Sheet4.C3:Sheet4.AD3 Sheet4.B4:Sheet4.B4 Sheet4.C4:Sheet4.AD4 Sheet4.B5:Sheet4.B5 Sheet4.C5:Sheet4.AD5 Sheet4.B6:Sheet4.B6 Sheet4.C6:Sheet4.AD6 Sheet4.B7:Sheet4.B7 Sheet4.C7:Sheet4.AD7 Sheet4.B8:Sheet4.B8 Sheet4.C8:Sheet4.AD8 Sheet4.B9:Sheet4.B9 Sheet4.C9:Sheet4.AD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ref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namd</text:p>
          </table:table-cell>
          <table:table-cell office:value-type="string" calcext:value-type="string">
            <text:p>omnetpp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sjeng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sphinx3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xalancbmk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office:value-type="float" office:value="2556299" calcext:value-type="float">
            <text:p>2556299</text:p>
          </table:table-cell>
          <table:table-cell office:value-type="float" office:value="243273" calcext:value-type="float">
            <text:p>243273</text:p>
          </table:table-cell>
          <table:table-cell office:value-type="float" office:value="1630797" calcext:value-type="float">
            <text:p>1630797</text:p>
          </table:table-cell>
          <table:table-cell office:value-type="float" office:value="1791137" calcext:value-type="float">
            <text:p>1791137</text:p>
          </table:table-cell>
          <table:table-cell office:value-type="float" office:value="1884328" calcext:value-type="float">
            <text:p>1884328</text:p>
          </table:table-cell>
          <table:table-cell office:value-type="float" office:value="1561422" calcext:value-type="float">
            <text:p>1561422</text:p>
          </table:table-cell>
          <table:table-cell office:value-type="float" office:value="1723636" calcext:value-type="float">
            <text:p>1723636</text:p>
          </table:table-cell>
          <table:table-cell office:value-type="float" office:value="1417644" calcext:value-type="float">
            <text:p>1417644</text:p>
          </table:table-cell>
          <table:table-cell office:value-type="float" office:value="2026897" calcext:value-type="float">
            <text:p>2026897</text:p>
          </table:table-cell>
          <table:table-cell office:value-type="float" office:value="1779245" calcext:value-type="float">
            <text:p>1779245</text:p>
          </table:table-cell>
          <table:table-cell office:value-type="float" office:value="1943969" calcext:value-type="float">
            <text:p>1943969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1486007" calcext:value-type="float">
            <text:p>1486007</text:p>
          </table:table-cell>
          <table:table-cell office:value-type="float" office:value="1335834" calcext:value-type="float">
            <text:p>1335834</text:p>
          </table:table-cell>
          <table:table-cell office:value-type="float" office:value="1764496" calcext:value-type="float">
            <text:p>1764496</text:p>
          </table:table-cell>
          <table:table-cell office:value-type="float" office:value="1705624" calcext:value-type="float">
            <text:p>1705624</text:p>
          </table:table-cell>
          <table:table-cell office:value-type="float" office:value="1753544" calcext:value-type="float">
            <text:p>1753544</text:p>
          </table:table-cell>
          <table:table-cell office:value-type="float" office:value="1590214" calcext:value-type="float">
            <text:p>1590214</text:p>
          </table:table-cell>
          <table:table-cell office:value-type="float" office:value="1732389" calcext:value-type="float">
            <text:p>1732389</text:p>
          </table:table-cell>
          <table:table-cell office:value-type="float" office:value="1791909" calcext:value-type="float">
            <text:p>1791909</text:p>
          </table:table-cell>
          <table:table-cell office:value-type="float" office:value="1799938" calcext:value-type="float">
            <text:p>1799938</text:p>
          </table:table-cell>
          <table:table-cell office:value-type="float" office:value="1463288" calcext:value-type="float">
            <text:p>1463288</text:p>
          </table:table-cell>
          <table:table-cell office:value-type="float" office:value="2157847" calcext:value-type="float">
            <text:p>2157847</text:p>
          </table:table-cell>
          <table:table-cell office:value-type="float" office:value="1753192" calcext:value-type="float">
            <text:p>1753192</text:p>
          </table:table-cell>
          <table:table-cell office:value-type="float" office:value="1584043" calcext:value-type="float">
            <text:p>1584043</text:p>
          </table:table-cell>
          <table:table-cell office:value-type="float" office:value="1741761" calcext:value-type="float">
            <text:p>1741761</text:p>
          </table:table-cell>
          <table:table-cell office:value-type="float" office:value="1904141" calcext:value-type="float">
            <text:p>1904141</text:p>
          </table:table-cell>
          <table:table-cell table:formula="of:=SUM([.B3:.AC3])/28" office:value-type="float" office:value="1639277.5" calcext:value-type="float">
            <text:p>1639277,5</text:p>
          </table:table-cell>
        </table:table-row>
        <table:table-row table:style-name="ro1">
          <table:table-cell/>
          <table:table-cell office:value-type="string" calcext:value-type="string">
            <text:p>spec</text:p>
          </table:table-cell>
          <table:table-cell office:value-type="float" office:value="19746" calcext:value-type="float">
            <text:p>19746</text:p>
          </table:table-cell>
          <table:table-cell office:value-type="float" office:value="31746" calcext:value-type="float">
            <text:p>31746</text:p>
          </table:table-cell>
          <table:table-cell office:value-type="float" office:value="320500" calcext:value-type="float">
            <text:p>320500</text:p>
          </table:table-cell>
          <table:table-cell office:value-type="float" office:value="260746" calcext:value-type="float">
            <text:p>260746</text:p>
          </table:table-cell>
          <table:table-cell office:value-type="float" office:value="206438" calcext:value-type="float">
            <text:p>206438</text:p>
          </table:table-cell>
          <table:table-cell office:value-type="float" office:value="282456" calcext:value-type="float">
            <text:p>282456</text:p>
          </table:table-cell>
          <table:table-cell office:value-type="float" office:value="212904" calcext:value-type="float">
            <text:p>212904</text:p>
          </table:table-cell>
          <table:table-cell office:value-type="float" office:value="18382" calcext:value-type="float">
            <text:p>18382</text:p>
          </table:table-cell>
          <table:table-cell office:value-type="float" office:value="169347" calcext:value-type="float">
            <text:p>169347</text:p>
          </table:table-cell>
          <table:table-cell office:value-type="float" office:value="123464" calcext:value-type="float">
            <text:p>123464</text:p>
          </table:table-cell>
          <table:table-cell office:value-type="float" office:value="206254" calcext:value-type="float">
            <text:p>206254</text:p>
          </table:table-cell>
          <table:table-cell office:value-type="float" office:value="9089" calcext:value-type="float">
            <text:p>9089</text:p>
          </table:table-cell>
          <table:table-cell office:value-type="float" office:value="94333" calcext:value-type="float">
            <text:p>94333</text:p>
          </table:table-cell>
          <table:table-cell office:value-type="float" office:value="7394" calcext:value-type="float">
            <text:p>7394</text:p>
          </table:table-cell>
          <table:table-cell office:value-type="float" office:value="95139" calcext:value-type="float">
            <text:p>95139</text:p>
          </table:table-cell>
          <table:table-cell office:value-type="float" office:value="80466" calcext:value-type="float">
            <text:p>80466</text:p>
          </table:table-cell>
          <table:table-cell office:value-type="float" office:value="283722" calcext:value-type="float">
            <text:p>283722</text:p>
          </table:table-cell>
          <table:table-cell office:value-type="float" office:value="219865" calcext:value-type="float">
            <text:p>219865</text:p>
          </table:table-cell>
          <table:table-cell office:value-type="float" office:value="405785" calcext:value-type="float">
            <text:p>405785</text:p>
          </table:table-cell>
          <table:table-cell office:value-type="float" office:value="163773" calcext:value-type="float">
            <text:p>163773</text:p>
          </table:table-cell>
          <table:table-cell office:value-type="float" office:value="124996" calcext:value-type="float">
            <text:p>124996</text:p>
          </table:table-cell>
          <table:table-cell office:value-type="float" office:value="130716" calcext:value-type="float">
            <text:p>130716</text:p>
          </table:table-cell>
          <table:table-cell office:value-type="float" office:value="109388" calcext:value-type="float">
            <text:p>109388</text:p>
          </table:table-cell>
          <table:table-cell office:value-type="float" office:value="217915" calcext:value-type="float">
            <text:p>217915</text:p>
          </table:table-cell>
          <table:table-cell office:value-type="float" office:value="139103" calcext:value-type="float">
            <text:p>139103</text:p>
          </table:table-cell>
          <table:table-cell office:value-type="float" office:value="277595" calcext:value-type="float">
            <text:p>277595</text:p>
          </table:table-cell>
          <table:table-cell office:value-type="float" office:value="87735" calcext:value-type="float">
            <text:p>87735</text:p>
          </table:table-cell>
          <table:table-cell table:formula="of:=SUM([.B4:.AC4])/28" office:value-type="float" office:value="153535.607142857" calcext:value-type="float">
            <text:p>153535,607142857</text:p>
          </table:table-cell>
        </table:table-row>
        <table:table-row table:style-name="ro1">
          <table:table-cell/>
          <table:table-cell office:value-type="string" calcext:value-type="string">
            <text:p>uop_queue</text:p>
          </table:table-cell>
          <table:table-cell office:value-type="float" office:value="55366" calcext:value-type="float">
            <text:p>55366</text:p>
          </table:table-cell>
          <table:table-cell office:value-type="float" office:value="65050" calcext:value-type="float">
            <text:p>65050</text:p>
          </table:table-cell>
          <table:table-cell office:value-type="float" office:value="266926" calcext:value-type="float">
            <text:p>266926</text:p>
          </table:table-cell>
          <table:table-cell office:value-type="float" office:value="330589" calcext:value-type="float">
            <text:p>330589</text:p>
          </table:table-cell>
          <table:table-cell office:value-type="float" office:value="174815" calcext:value-type="float">
            <text:p>174815</text:p>
          </table:table-cell>
          <table:table-cell office:value-type="float" office:value="187450" calcext:value-type="float">
            <text:p>187450</text:p>
          </table:table-cell>
          <table:table-cell office:value-type="float" office:value="287879" calcext:value-type="float">
            <text:p>287879</text:p>
          </table:table-cell>
          <table:table-cell office:value-type="float" office:value="27731" calcext:value-type="float">
            <text:p>27731</text:p>
          </table:table-cell>
          <table:table-cell office:value-type="float" office:value="174550" calcext:value-type="float">
            <text:p>174550</text:p>
          </table:table-cell>
          <table:table-cell office:value-type="float" office:value="128525" calcext:value-type="float">
            <text:p>128525</text:p>
          </table:table-cell>
          <table:table-cell office:value-type="float" office:value="160569" calcext:value-type="float">
            <text:p>160569</text:p>
          </table:table-cell>
          <table:table-cell office:value-type="float" office:value="41932" calcext:value-type="float">
            <text:p>41932</text:p>
          </table:table-cell>
          <table:table-cell office:value-type="float" office:value="90158" calcext:value-type="float">
            <text:p>90158</text:p>
          </table:table-cell>
          <table:table-cell office:value-type="float" office:value="24826" calcext:value-type="float">
            <text:p>24826</text:p>
          </table:table-cell>
          <table:table-cell office:value-type="float" office:value="75236" calcext:value-type="float">
            <text:p>75236</text:p>
          </table:table-cell>
          <table:table-cell office:value-type="float" office:value="64430" calcext:value-type="float">
            <text:p>64430</text:p>
          </table:table-cell>
          <table:table-cell office:value-type="float" office:value="208927" calcext:value-type="float">
            <text:p>208927</text:p>
          </table:table-cell>
          <table:table-cell office:value-type="float" office:value="252072" calcext:value-type="float">
            <text:p>252072</text:p>
          </table:table-cell>
          <table:table-cell office:value-type="float" office:value="675300" calcext:value-type="float">
            <text:p>675300</text:p>
          </table:table-cell>
          <table:table-cell office:value-type="float" office:value="197384" calcext:value-type="float">
            <text:p>197384</text:p>
          </table:table-cell>
          <table:table-cell office:value-type="float" office:value="65610" calcext:value-type="float">
            <text:p>65610</text:p>
          </table:table-cell>
          <table:table-cell office:value-type="float" office:value="205715" calcext:value-type="float">
            <text:p>205715</text:p>
          </table:table-cell>
          <table:table-cell office:value-type="float" office:value="145524" calcext:value-type="float">
            <text:p>145524</text:p>
          </table:table-cell>
          <table:table-cell office:value-type="float" office:value="280098" calcext:value-type="float">
            <text:p>280098</text:p>
          </table:table-cell>
          <table:table-cell office:value-type="float" office:value="113216" calcext:value-type="float">
            <text:p>113216</text:p>
          </table:table-cell>
          <table:table-cell office:value-type="float" office:value="375719" calcext:value-type="float">
            <text:p>375719</text:p>
          </table:table-cell>
          <table:table-cell office:value-type="float" office:value="120552" calcext:value-type="float">
            <text:p>120552</text:p>
          </table:table-cell>
          <table:table-cell table:formula="of:=SUM([.B5:.AC5])/28" office:value-type="float" office:value="171291.035714286" calcext:value-type="float">
            <text:p>171291,035714286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30691" calcext:value-type="float">
            <text:p>30691</text:p>
          </table:table-cell>
          <table:table-cell office:value-type="float" office:value="4249" calcext:value-type="float">
            <text:p>4249</text:p>
          </table:table-cell>
          <table:table-cell office:value-type="float" office:value="10041" calcext:value-type="float">
            <text:p>10041</text:p>
          </table:table-cell>
          <table:table-cell office:value-type="float" office:value="15451" calcext:value-type="float">
            <text:p>15451</text:p>
          </table:table-cell>
          <table:table-cell office:value-type="float" office:value="12581" calcext:value-type="float">
            <text:p>12581</text:p>
          </table:table-cell>
          <table:table-cell office:value-type="float" office:value="5438" calcext:value-type="float">
            <text:p>5438</text:p>
          </table:table-cell>
          <table:table-cell office:value-type="float" office:value="7857" calcext:value-type="float">
            <text:p>7857</text:p>
          </table:table-cell>
          <table:table-cell office:value-type="float" office:value="302" calcext:value-type="float">
            <text:p>302</text:p>
          </table:table-cell>
          <table:table-cell office:value-type="float" office:value="12309" calcext:value-type="float">
            <text:p>12309</text:p>
          </table:table-cell>
          <table:table-cell office:value-type="float" office:value="11188" calcext:value-type="float">
            <text:p>11188</text:p>
          </table:table-cell>
          <table:table-cell office:value-type="float" office:value="6371" calcext:value-type="float">
            <text:p>6371</text:p>
          </table:table-cell>
          <table:table-cell office:value-type="float" office:value="1212" calcext:value-type="float">
            <text:p>1212</text:p>
          </table:table-cell>
          <table:table-cell office:value-type="float" office:value="2555" calcext:value-type="float">
            <text:p>2555</text:p>
          </table:table-cell>
          <table:table-cell office:value-type="float" office:value="224" calcext:value-type="float">
            <text:p>224</text:p>
          </table:table-cell>
          <table:table-cell office:value-type="float" office:value="74548" calcext:value-type="float">
            <text:p>74548</text:p>
          </table:table-cell>
          <table:table-cell office:value-type="float" office:value="670480" calcext:value-type="float">
            <text:p>670480</text:p>
          </table:table-cell>
          <table:table-cell office:value-type="float" office:value="16653" calcext:value-type="float">
            <text:p>16653</text:p>
          </table:table-cell>
          <table:table-cell office:value-type="float" office:value="28089" calcext:value-type="float">
            <text:p>28089</text:p>
          </table:table-cell>
          <table:table-cell office:value-type="float" office:value="31500" calcext:value-type="float">
            <text:p>31500</text:p>
          </table:table-cell>
          <table:table-cell office:value-type="float" office:value="10655" calcext:value-type="float">
            <text:p>10655</text:p>
          </table:table-cell>
          <table:table-cell office:value-type="float" office:value="1978" calcext:value-type="float">
            <text:p>1978</text:p>
          </table:table-cell>
          <table:table-cell office:value-type="float" office:value="12927" calcext:value-type="float">
            <text:p>12927</text:p>
          </table:table-cell>
          <table:table-cell office:value-type="float" office:value="2794" calcext:value-type="float">
            <text:p>2794</text:p>
          </table:table-cell>
          <table:table-cell office:value-type="float" office:value="14885" calcext:value-type="float">
            <text:p>14885</text:p>
          </table:table-cell>
          <table:table-cell office:value-type="float" office:value="6031" calcext:value-type="float">
            <text:p>6031</text:p>
          </table:table-cell>
          <table:table-cell office:value-type="float" office:value="68772" calcext:value-type="float">
            <text:p>68772</text:p>
          </table:table-cell>
          <table:table-cell office:value-type="float" office:value="996674" calcext:value-type="float">
            <text:p>996674</text:p>
          </table:table-cell>
          <table:table-cell table:formula="of:=SUM([.B6:.AC6])/28" office:value-type="float" office:value="73444.8214285714" calcext:value-type="float">
            <text:p>73444,8214285714</text:p>
          </table:table-cell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690683" calcext:value-type="float">
            <text:p>690683</text:p>
          </table:table-cell>
          <table:table-cell office:value-type="float" office:value="4017032" calcext:value-type="float">
            <text:p>4017032</text:p>
          </table:table-cell>
          <table:table-cell office:value-type="float" office:value="45889" calcext:value-type="float">
            <text:p>45889</text:p>
          </table:table-cell>
          <table:table-cell office:value-type="float" office:value="34831" calcext:value-type="float">
            <text:p>34831</text:p>
          </table:table-cell>
          <table:table-cell office:value-type="float" office:value="15273" calcext:value-type="float">
            <text:p>15273</text:p>
          </table:table-cell>
          <table:table-cell office:value-type="float" office:value="42510" calcext:value-type="float">
            <text:p>42510</text:p>
          </table:table-cell>
          <table:table-cell office:value-type="float" office:value="17604" calcext:value-type="float">
            <text:p>17604</text:p>
          </table:table-cell>
          <table:table-cell office:value-type="float" office:value="27345" calcext:value-type="float">
            <text:p>27345</text:p>
          </table:table-cell>
          <table:table-cell office:value-type="float" office:value="35826" calcext:value-type="float">
            <text:p>35826</text:p>
          </table:table-cell>
          <table:table-cell office:value-type="float" office:value="218708" calcext:value-type="float">
            <text:p>218708</text:p>
          </table:table-cell>
          <table:table-cell office:value-type="float" office:value="262415" calcext:value-type="float">
            <text:p>262415</text:p>
          </table:table-cell>
          <table:table-cell office:value-type="float" office:value="3613" calcext:value-type="float">
            <text:p>3613</text:p>
          </table:table-cell>
          <table:table-cell office:value-type="float" office:value="241999" calcext:value-type="float">
            <text:p>241999</text:p>
          </table:table-cell>
          <table:table-cell office:value-type="float" office:value="1334106" calcext:value-type="float">
            <text:p>1334106</text:p>
          </table:table-cell>
          <table:table-cell office:value-type="float" office:value="75321" calcext:value-type="float">
            <text:p>75321</text:p>
          </table:table-cell>
          <table:table-cell office:value-type="float" office:value="743190" calcext:value-type="float">
            <text:p>743190</text:p>
          </table:table-cell>
          <table:table-cell office:value-type="float" office:value="23746" calcext:value-type="float">
            <text:p>23746</text:p>
          </table:table-cell>
          <table:table-cell office:value-type="float" office:value="99185" calcext:value-type="float">
            <text:p>99185</text:p>
          </table:table-cell>
          <table:table-cell office:value-type="float" office:value="166825" calcext:value-type="float">
            <text:p>166825</text:p>
          </table:table-cell>
          <table:table-cell office:value-type="float" office:value="33024" calcext:value-type="float">
            <text:p>33024</text:p>
          </table:table-cell>
          <table:table-cell office:value-type="float" office:value="235900" calcext:value-type="float">
            <text:p>235900</text:p>
          </table:table-cell>
          <table:table-cell office:value-type="float" office:value="64357" calcext:value-type="float">
            <text:p>64357</text:p>
          </table:table-cell>
          <table:table-cell office:value-type="float" office:value="211162" calcext:value-type="float">
            <text:p>211162</text:p>
          </table:table-cell>
          <table:table-cell office:value-type="float" office:value="53457" calcext:value-type="float">
            <text:p>53457</text:p>
          </table:table-cell>
          <table:table-cell office:value-type="float" office:value="700976" calcext:value-type="float">
            <text:p>700976</text:p>
          </table:table-cell>
          <table:table-cell office:value-type="float" office:value="84231" calcext:value-type="float">
            <text:p>84231</text:p>
          </table:table-cell>
          <table:table-cell office:value-type="float" office:value="923610" calcext:value-type="float">
            <text:p>923610</text:p>
          </table:table-cell>
          <table:table-cell table:formula="of:=SUM([.B7:.AC7])/28" office:value-type="float" office:value="371529.214285714" calcext:value-type="float">
            <text:p>371529,214285714</text:p>
          </table:table-cell>
        </table:table-row>
        <table:table-row table:style-name="ro1">
          <table:table-cell/>
          <table:table-cell office:value-type="string" calcext:value-type="string">
            <text:p>lsq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138" calcext:value-type="float">
            <text:p>30113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B8:.AC8])/28" office:value-type="float" office:value="10852.5357142857" calcext:value-type="float">
            <text:p>10852,5357142857</text:p>
          </table:table-cell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office:value-type="float" office:value="316187" calcext:value-type="float">
            <text:p>31618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42" calcext:value-type="float">
            <text:p>31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22" calcext:value-type="float">
            <text:p>2822</text:p>
          </table:table-cell>
          <table:table-cell office:value-type="float" office:value="180" calcext:value-type="float">
            <text:p>180</text:p>
          </table:table-cell>
          <table:table-cell table:formula="of:=SUM([.B9:.AC9])/28" office:value-type="float" office:value="12625.7142857143" calcext:value-type="float">
            <text:p>12625,7142857143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LSQ 60</text:p>
          </table:table-cell>
          <table:table-cell table:number-columns-repeated="28"/>
        </table:table-row>
      </table:table>
      <table:table table:name="Sheet5" table:style-name="ta1">
        <table:shapes>
          <draw:frame draw:z-index="0" draw:style-name="gr1" draw:text-style-name="P1" svg:width="27.388cm" svg:height="13.679cm" svg:x="2.258cm" svg:y="4.968cm">
            <draw:object draw:notify-on-update-of-ranges="Sheet5.B2:Sheet5.B2 Sheet5.C2:Sheet5.AD2 Sheet5.B3:Sheet5.B3 Sheet5.C3:Sheet5.AD3 Sheet5.B4:Sheet5.B4 Sheet5.C4:Sheet5.AD4 Sheet5.B5:Sheet5.B5 Sheet5.C5:Sheet5.AD5 Sheet5.B6:Sheet5.B6 Sheet5.C6:Sheet5.AD6 Sheet5.B7:Sheet5.B7 Sheet5.C7:Sheet5.AD7 Sheet5.B8:Sheet5.B8 Sheet5.C8:Sheet5.AD8 Sheet5.B9:Sheet5.B9 Sheet5.C9:Sheet5.AD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ref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namd</text:p>
          </table:table-cell>
          <table:table-cell office:value-type="string" calcext:value-type="string">
            <text:p>omnetpp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sjeng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sphinx3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wrf</text:p>
          </table:table-cell>
          <table:table-cell office:value-type="string" calcext:value-type="string">
            <text:p>xalancbmk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office:value-type="float" office:value="2556323" calcext:value-type="float">
            <text:p>2556323</text:p>
          </table:table-cell>
          <table:table-cell office:value-type="float" office:value="243325" calcext:value-type="float">
            <text:p>243325</text:p>
          </table:table-cell>
          <table:table-cell office:value-type="float" office:value="1630797" calcext:value-type="float">
            <text:p>1630797</text:p>
          </table:table-cell>
          <table:table-cell office:value-type="float" office:value="1791137" calcext:value-type="float">
            <text:p>1791137</text:p>
          </table:table-cell>
          <table:table-cell office:value-type="float" office:value="1884328" calcext:value-type="float">
            <text:p>1884328</text:p>
          </table:table-cell>
          <table:table-cell office:value-type="float" office:value="1561422" calcext:value-type="float">
            <text:p>1561422</text:p>
          </table:table-cell>
          <table:table-cell office:value-type="float" office:value="1723636" calcext:value-type="float">
            <text:p>1723636</text:p>
          </table:table-cell>
          <table:table-cell office:value-type="float" office:value="1417644" calcext:value-type="float">
            <text:p>1417644</text:p>
          </table:table-cell>
          <table:table-cell office:value-type="float" office:value="2026897" calcext:value-type="float">
            <text:p>2026897</text:p>
          </table:table-cell>
          <table:table-cell office:value-type="float" office:value="1779326" calcext:value-type="float">
            <text:p>1779326</text:p>
          </table:table-cell>
          <table:table-cell office:value-type="float" office:value="1943969" calcext:value-type="float">
            <text:p>1943969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1486007" calcext:value-type="float">
            <text:p>1486007</text:p>
          </table:table-cell>
          <table:table-cell office:value-type="float" office:value="1335891" calcext:value-type="float">
            <text:p>1335891</text:p>
          </table:table-cell>
          <table:table-cell office:value-type="float" office:value="1764496" calcext:value-type="float">
            <text:p>1764496</text:p>
          </table:table-cell>
          <table:table-cell office:value-type="float" office:value="1705624" calcext:value-type="float">
            <text:p>1705624</text:p>
          </table:table-cell>
          <table:table-cell office:value-type="float" office:value="1753544" calcext:value-type="float">
            <text:p>1753544</text:p>
          </table:table-cell>
          <table:table-cell office:value-type="float" office:value="1590214" calcext:value-type="float">
            <text:p>1590214</text:p>
          </table:table-cell>
          <table:table-cell office:value-type="float" office:value="1732403" calcext:value-type="float">
            <text:p>1732403</text:p>
          </table:table-cell>
          <table:table-cell office:value-type="float" office:value="1791953" calcext:value-type="float">
            <text:p>1791953</text:p>
          </table:table-cell>
          <table:table-cell office:value-type="float" office:value="1799938" calcext:value-type="float">
            <text:p>1799938</text:p>
          </table:table-cell>
          <table:table-cell office:value-type="float" office:value="1463288" calcext:value-type="float">
            <text:p>1463288</text:p>
          </table:table-cell>
          <table:table-cell office:value-type="float" office:value="2157879" calcext:value-type="float">
            <text:p>2157879</text:p>
          </table:table-cell>
          <table:table-cell office:value-type="float" office:value="1753192" calcext:value-type="float">
            <text:p>1753192</text:p>
          </table:table-cell>
          <table:table-cell office:value-type="float" office:value="1584043" calcext:value-type="float">
            <text:p>1584043</text:p>
          </table:table-cell>
          <table:table-cell office:value-type="float" office:value="1741761" calcext:value-type="float">
            <text:p>1741761</text:p>
          </table:table-cell>
          <table:table-cell office:value-type="float" office:value="1904156" calcext:value-type="float">
            <text:p>1904156</text:p>
          </table:table-cell>
          <table:table-cell table:formula="of:=SUM([.C3:.AC3])/28" office:value-type="float" office:value="1639288.89285714" calcext:value-type="float">
            <text:p>1639288,89285714</text:p>
          </table:table-cell>
        </table:table-row>
        <table:table-row table:style-name="ro1">
          <table:table-cell/>
          <table:table-cell office:value-type="string" calcext:value-type="string">
            <text:p>spec</text:p>
          </table:table-cell>
          <table:table-cell office:value-type="float" office:value="22580" calcext:value-type="float">
            <text:p>22580</text:p>
          </table:table-cell>
          <table:table-cell office:value-type="float" office:value="34406" calcext:value-type="float">
            <text:p>34406</text:p>
          </table:table-cell>
          <table:table-cell office:value-type="float" office:value="329629" calcext:value-type="float">
            <text:p>329629</text:p>
          </table:table-cell>
          <table:table-cell office:value-type="float" office:value="266682" calcext:value-type="float">
            <text:p>266682</text:p>
          </table:table-cell>
          <table:table-cell office:value-type="float" office:value="208229" calcext:value-type="float">
            <text:p>208229</text:p>
          </table:table-cell>
          <table:table-cell office:value-type="float" office:value="289699" calcext:value-type="float">
            <text:p>289699</text:p>
          </table:table-cell>
          <table:table-cell office:value-type="float" office:value="216592" calcext:value-type="float">
            <text:p>216592</text:p>
          </table:table-cell>
          <table:table-cell office:value-type="float" office:value="20389" calcext:value-type="float">
            <text:p>20389</text:p>
          </table:table-cell>
          <table:table-cell office:value-type="float" office:value="194374" calcext:value-type="float">
            <text:p>194374</text:p>
          </table:table-cell>
          <table:table-cell office:value-type="float" office:value="159136" calcext:value-type="float">
            <text:p>159136</text:p>
          </table:table-cell>
          <table:table-cell office:value-type="float" office:value="246819" calcext:value-type="float">
            <text:p>246819</text:p>
          </table:table-cell>
          <table:table-cell office:value-type="float" office:value="9861" calcext:value-type="float">
            <text:p>9861</text:p>
          </table:table-cell>
          <table:table-cell office:value-type="float" office:value="153066" calcext:value-type="float">
            <text:p>153066</text:p>
          </table:table-cell>
          <table:table-cell office:value-type="float" office:value="7763" calcext:value-type="float">
            <text:p>7763</text:p>
          </table:table-cell>
          <table:table-cell office:value-type="float" office:value="96111" calcext:value-type="float">
            <text:p>96111</text:p>
          </table:table-cell>
          <table:table-cell office:value-type="float" office:value="81748" calcext:value-type="float">
            <text:p>81748</text:p>
          </table:table-cell>
          <table:table-cell office:value-type="float" office:value="286177" calcext:value-type="float">
            <text:p>286177</text:p>
          </table:table-cell>
          <table:table-cell office:value-type="float" office:value="243232" calcext:value-type="float">
            <text:p>243232</text:p>
          </table:table-cell>
          <table:table-cell office:value-type="float" office:value="440373" calcext:value-type="float">
            <text:p>440373</text:p>
          </table:table-cell>
          <table:table-cell office:value-type="float" office:value="173256" calcext:value-type="float">
            <text:p>173256</text:p>
          </table:table-cell>
          <table:table-cell office:value-type="float" office:value="160991" calcext:value-type="float">
            <text:p>160991</text:p>
          </table:table-cell>
          <table:table-cell office:value-type="float" office:value="149789" calcext:value-type="float">
            <text:p>149789</text:p>
          </table:table-cell>
          <table:table-cell office:value-type="float" office:value="114665" calcext:value-type="float">
            <text:p>114665</text:p>
          </table:table-cell>
          <table:table-cell office:value-type="float" office:value="227588" calcext:value-type="float">
            <text:p>227588</text:p>
          </table:table-cell>
          <table:table-cell office:value-type="float" office:value="196368" calcext:value-type="float">
            <text:p>196368</text:p>
          </table:table-cell>
          <table:table-cell office:value-type="float" office:value="297194" calcext:value-type="float">
            <text:p>297194</text:p>
          </table:table-cell>
          <table:table-cell office:value-type="float" office:value="97395" calcext:value-type="float">
            <text:p>97395</text:p>
          </table:table-cell>
          <table:table-cell table:formula="of:=SUM([.C4:.AC4])/28" office:value-type="float" office:value="168718.285714286" calcext:value-type="float">
            <text:p>168718,285714286</text:p>
          </table:table-cell>
        </table:table-row>
        <table:table-row table:style-name="ro1">
          <table:table-cell/>
          <table:table-cell office:value-type="string" calcext:value-type="string">
            <text:p>uop_queue</text:p>
          </table:table-cell>
          <table:table-cell office:value-type="float" office:value="57702" calcext:value-type="float">
            <text:p>57702</text:p>
          </table:table-cell>
          <table:table-cell office:value-type="float" office:value="64768" calcext:value-type="float">
            <text:p>64768</text:p>
          </table:table-cell>
          <table:table-cell office:value-type="float" office:value="266124" calcext:value-type="float">
            <text:p>266124</text:p>
          </table:table-cell>
          <table:table-cell office:value-type="float" office:value="331638" calcext:value-type="float">
            <text:p>331638</text:p>
          </table:table-cell>
          <table:table-cell office:value-type="float" office:value="175019" calcext:value-type="float">
            <text:p>175019</text:p>
          </table:table-cell>
          <table:table-cell office:value-type="float" office:value="188245" calcext:value-type="float">
            <text:p>188245</text:p>
          </table:table-cell>
          <table:table-cell office:value-type="float" office:value="289472" calcext:value-type="float">
            <text:p>289472</text:p>
          </table:table-cell>
          <table:table-cell office:value-type="float" office:value="28848" calcext:value-type="float">
            <text:p>28848</text:p>
          </table:table-cell>
          <table:table-cell office:value-type="float" office:value="187801" calcext:value-type="float">
            <text:p>187801</text:p>
          </table:table-cell>
          <table:table-cell office:value-type="float" office:value="125639" calcext:value-type="float">
            <text:p>125639</text:p>
          </table:table-cell>
          <table:table-cell office:value-type="float" office:value="161604" calcext:value-type="float">
            <text:p>161604</text:p>
          </table:table-cell>
          <table:table-cell office:value-type="float" office:value="42357" calcext:value-type="float">
            <text:p>42357</text:p>
          </table:table-cell>
          <table:table-cell office:value-type="float" office:value="90328" calcext:value-type="float">
            <text:p>90328</text:p>
          </table:table-cell>
          <table:table-cell office:value-type="float" office:value="24963" calcext:value-type="float">
            <text:p>24963</text:p>
          </table:table-cell>
          <table:table-cell office:value-type="float" office:value="75579" calcext:value-type="float">
            <text:p>75579</text:p>
          </table:table-cell>
          <table:table-cell office:value-type="float" office:value="64618" calcext:value-type="float">
            <text:p>64618</text:p>
          </table:table-cell>
          <table:table-cell office:value-type="float" office:value="209719" calcext:value-type="float">
            <text:p>209719</text:p>
          </table:table-cell>
          <table:table-cell office:value-type="float" office:value="252803" calcext:value-type="float">
            <text:p>252803</text:p>
          </table:table-cell>
          <table:table-cell office:value-type="float" office:value="681169" calcext:value-type="float">
            <text:p>681169</text:p>
          </table:table-cell>
          <table:table-cell office:value-type="float" office:value="202476" calcext:value-type="float">
            <text:p>202476</text:p>
          </table:table-cell>
          <table:table-cell office:value-type="float" office:value="67653" calcext:value-type="float">
            <text:p>67653</text:p>
          </table:table-cell>
          <table:table-cell office:value-type="float" office:value="205704" calcext:value-type="float">
            <text:p>205704</text:p>
          </table:table-cell>
          <table:table-cell office:value-type="float" office:value="146050" calcext:value-type="float">
            <text:p>146050</text:p>
          </table:table-cell>
          <table:table-cell office:value-type="float" office:value="281119" calcext:value-type="float">
            <text:p>281119</text:p>
          </table:table-cell>
          <table:table-cell office:value-type="float" office:value="114107" calcext:value-type="float">
            <text:p>114107</text:p>
          </table:table-cell>
          <table:table-cell office:value-type="float" office:value="376386" calcext:value-type="float">
            <text:p>376386</text:p>
          </table:table-cell>
          <table:table-cell office:value-type="float" office:value="120728" calcext:value-type="float">
            <text:p>120728</text:p>
          </table:table-cell>
          <table:table-cell table:formula="of:=SUM([.C5:.AC5])/28" office:value-type="float" office:value="172593.535714286" calcext:value-type="float">
            <text:p>172593,535714286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34563" calcext:value-type="float">
            <text:p>34563</text:p>
          </table:table-cell>
          <table:table-cell office:value-type="float" office:value="4011843" calcext:value-type="float">
            <text:p>4011843</text:p>
          </table:table-cell>
          <table:table-cell office:value-type="float" office:value="30983" calcext:value-type="float">
            <text:p>30983</text:p>
          </table:table-cell>
          <table:table-cell office:value-type="float" office:value="32547" calcext:value-type="float">
            <text:p>32547</text:p>
          </table:table-cell>
          <table:table-cell office:value-type="float" office:value="19580" calcext:value-type="float">
            <text:p>19580</text:p>
          </table:table-cell>
          <table:table-cell office:value-type="float" office:value="19487" calcext:value-type="float">
            <text:p>19487</text:p>
          </table:table-cell>
          <table:table-cell office:value-type="float" office:value="16027" calcext:value-type="float">
            <text:p>16027</text:p>
          </table:table-cell>
          <table:table-cell office:value-type="float" office:value="19834" calcext:value-type="float">
            <text:p>19834</text:p>
          </table:table-cell>
          <table:table-cell office:value-type="float" office:value="32240" calcext:value-type="float">
            <text:p>32240</text:p>
          </table:table-cell>
          <table:table-cell office:value-type="float" office:value="104797" calcext:value-type="float">
            <text:p>104797</text:p>
          </table:table-cell>
          <table:table-cell office:value-type="float" office:value="138173" calcext:value-type="float">
            <text:p>138173</text:p>
          </table:table-cell>
          <table:table-cell office:value-type="float" office:value="2975" calcext:value-type="float">
            <text:p>2975</text:p>
          </table:table-cell>
          <table:table-cell office:value-type="float" office:value="180828" calcext:value-type="float">
            <text:p>180828</text:p>
          </table:table-cell>
          <table:table-cell office:value-type="float" office:value="1048015" calcext:value-type="float">
            <text:p>1048015</text:p>
          </table:table-cell>
          <table:table-cell office:value-type="float" office:value="136972" calcext:value-type="float">
            <text:p>136972</text:p>
          </table:table-cell>
          <table:table-cell office:value-type="float" office:value="766714" calcext:value-type="float">
            <text:p>766714</text:p>
          </table:table-cell>
          <table:table-cell office:value-type="float" office:value="26118" calcext:value-type="float">
            <text:p>26118</text:p>
          </table:table-cell>
          <table:table-cell office:value-type="float" office:value="83367" calcext:value-type="float">
            <text:p>83367</text:p>
          </table:table-cell>
          <table:table-cell office:value-type="float" office:value="98150" calcext:value-type="float">
            <text:p>98150</text:p>
          </table:table-cell>
          <table:table-cell office:value-type="float" office:value="29157" calcext:value-type="float">
            <text:p>29157</text:p>
          </table:table-cell>
          <table:table-cell office:value-type="float" office:value="99104" calcext:value-type="float">
            <text:p>99104</text:p>
          </table:table-cell>
          <table:table-cell office:value-type="float" office:value="36681" calcext:value-type="float">
            <text:p>36681</text:p>
          </table:table-cell>
          <table:table-cell office:value-type="float" office:value="8179" calcext:value-type="float">
            <text:p>8179</text:p>
          </table:table-cell>
          <table:table-cell office:value-type="float" office:value="19720" calcext:value-type="float">
            <text:p>19720</text:p>
          </table:table-cell>
          <table:table-cell office:value-type="float" office:value="16814" calcext:value-type="float">
            <text:p>16814</text:p>
          </table:table-cell>
          <table:table-cell office:value-type="float" office:value="110161" calcext:value-type="float">
            <text:p>110161</text:p>
          </table:table-cell>
          <table:table-cell office:value-type="float" office:value="1606746" calcext:value-type="float">
            <text:p>1606746</text:p>
          </table:table-cell>
          <table:table-cell table:formula="of:=SUM([.C6:.AC6])/28" office:value-type="float" office:value="311777.678571429" calcext:value-type="float">
            <text:p>311777,678571429</text:p>
          </table:table-cell>
        </table:table-row>
        <table:table-row table:style-name="ro1">
          <table:table-cell/>
          <table:table-cell office:value-type="string" calcext:value-type="string">
            <text:p>iq</text:p>
          </table:table-cell>
          <table:table-cell office:value-type="float" office:value="1179" calcext:value-type="float">
            <text:p>1179</text:p>
          </table:table-cell>
          <table:table-cell office:value-type="float" office:value="2854" calcext:value-type="float">
            <text:p>2854</text:p>
          </table:table-cell>
          <table:table-cell office:value-type="float" office:value="9202" calcext:value-type="float">
            <text:p>9202</text:p>
          </table:table-cell>
          <table:table-cell office:value-type="float" office:value="2021" calcext:value-type="float">
            <text:p>2021</text:p>
          </table:table-cell>
          <table:table-cell office:value-type="float" office:value="2423" calcext:value-type="float">
            <text:p>2423</text:p>
          </table:table-cell>
          <table:table-cell office:value-type="float" office:value="1735" calcext:value-type="float">
            <text:p>1735</text:p>
          </table:table-cell>
          <table:table-cell office:value-type="float" office:value="1876" calcext:value-type="float">
            <text:p>1876</text:p>
          </table:table-cell>
          <table:table-cell office:value-type="float" office:value="266" calcext:value-type="float">
            <text:p>266</text:p>
          </table:table-cell>
          <table:table-cell office:value-type="float" office:value="3708" calcext:value-type="float">
            <text:p>3708</text:p>
          </table:table-cell>
          <table:table-cell office:value-type="float" office:value="68486" calcext:value-type="float">
            <text:p>68486</text:p>
          </table:table-cell>
          <table:table-cell office:value-type="float" office:value="9921" calcext:value-type="float">
            <text:p>9921</text:p>
          </table:table-cell>
          <table:table-cell office:value-type="float" office:value="149" calcext:value-type="float">
            <text:p>149</text:p>
          </table:table-cell>
          <table:table-cell office:value-type="float" office:value="3940" calcext:value-type="float">
            <text:p>3940</text:p>
          </table:table-cell>
          <table:table-cell office:value-type="float" office:value="196" calcext:value-type="float">
            <text:p>196</text:p>
          </table:table-cell>
          <table:table-cell office:value-type="float" office:value="357" calcext:value-type="float">
            <text:p>357</text:p>
          </table:table-cell>
          <table:table-cell office:value-type="float" office:value="1065" calcext:value-type="float">
            <text:p>1065</text:p>
          </table:table-cell>
          <table:table-cell office:value-type="float" office:value="1396" calcext:value-type="float">
            <text:p>1396</text:p>
          </table:table-cell>
          <table:table-cell office:value-type="float" office:value="10314" calcext:value-type="float">
            <text:p>10314</text:p>
          </table:table-cell>
          <table:table-cell office:value-type="float" office:value="34878" calcext:value-type="float">
            <text:p>34878</text:p>
          </table:table-cell>
          <table:table-cell office:value-type="float" office:value="3991" calcext:value-type="float">
            <text:p>3991</text:p>
          </table:table-cell>
          <table:table-cell office:value-type="float" office:value="16320" calcext:value-type="float">
            <text:p>16320</text:p>
          </table:table-cell>
          <table:table-cell office:value-type="float" office:value="7104" calcext:value-type="float">
            <text:p>7104</text:p>
          </table:table-cell>
          <table:table-cell office:value-type="float" office:value="1149" calcext:value-type="float">
            <text:p>1149</text:p>
          </table:table-cell>
          <table:table-cell office:value-type="float" office:value="3442" calcext:value-type="float">
            <text:p>3442</text:p>
          </table:table-cell>
          <table:table-cell office:value-type="float" office:value="626687" calcext:value-type="float">
            <text:p>626687</text:p>
          </table:table-cell>
          <table:table-cell office:value-type="float" office:value="4223" calcext:value-type="float">
            <text:p>4223</text:p>
          </table:table-cell>
          <table:table-cell office:value-type="float" office:value="8872" calcext:value-type="float">
            <text:p>8872</text:p>
          </table:table-cell>
          <table:table-cell table:formula="of:=SUM([.C7:.AC7])/28" office:value-type="float" office:value="29562.6428571429" calcext:value-type="float">
            <text:p>29562,6428571429</text:p>
          </table:table-cell>
        </table:table-row>
        <table:table-row table:style-name="ro1">
          <table:table-cell/>
          <table:table-cell office:value-type="string" calcext:value-type="string">
            <text:p>lsq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138" calcext:value-type="float">
            <text:p>30113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C8:.AC8])/28" office:value-type="float" office:value="10855.4642857143" calcext:value-type="float">
            <text:p>10855,4642857143</text:p>
          </table:table-cell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office:value-type="float" office:value="950325" calcext:value-type="float">
            <text:p>950325</text:p>
          </table:table-cell>
          <table:table-cell office:value-type="float" office:value="232" calcext:value-type="float">
            <text:p>232</text:p>
          </table:table-cell>
          <table:table-cell office:value-type="float" office:value="2777" calcext:value-type="float">
            <text:p>2777</text:p>
          </table:table-cell>
          <table:table-cell office:value-type="float" office:value="1567" calcext:value-type="float">
            <text:p>1567</text:p>
          </table:table-cell>
          <table:table-cell office:value-type="float" office:value="977" calcext:value-type="float">
            <text:p>977</text:p>
          </table:table-cell>
          <table:table-cell office:value-type="float" office:value="15469" calcext:value-type="float">
            <text:p>15469</text:p>
          </table:table-cell>
          <table:table-cell office:value-type="float" office:value="1385" calcext:value-type="float">
            <text:p>1385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456" calcext:value-type="float">
            <text:p>456</text:p>
          </table:table-cell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7831" calcext:value-type="float">
            <text:p>617831</text:p>
          </table:table-cell>
          <table:table-cell office:value-type="float" office:value="1214" calcext:value-type="float">
            <text:p>1214</text:p>
          </table:table-cell>
          <table:table-cell office:value-type="float" office:value="2486" calcext:value-type="float">
            <text:p>2486</text:p>
          </table:table-cell>
          <table:table-cell office:value-type="float" office:value="6199" calcext:value-type="float">
            <text:p>6199</text:p>
          </table:table-cell>
          <table:table-cell office:value-type="float" office:value="851" calcext:value-type="float">
            <text:p>851</text:p>
          </table:table-cell>
          <table:table-cell office:value-type="float" office:value="55958" calcext:value-type="float">
            <text:p>55958</text:p>
          </table:table-cell>
          <table:table-cell office:value-type="float" office:value="4418" calcext:value-type="float">
            <text:p>4418</text:p>
          </table:table-cell>
          <table:table-cell office:value-type="float" office:value="442" calcext:value-type="float">
            <text:p>442</text:p>
          </table:table-cell>
          <table:table-cell office:value-type="float" office:value="26923" calcext:value-type="float">
            <text:p>26923</text:p>
          </table:table-cell>
          <table:table-cell office:value-type="float" office:value="189" calcext:value-type="float">
            <text:p>189</text:p>
          </table:table-cell>
          <table:table-cell office:value-type="float" office:value="16823" calcext:value-type="float">
            <text:p>16823</text:p>
          </table:table-cell>
          <table:table-cell office:value-type="float" office:value="171" calcext:value-type="float">
            <text:p>171</text:p>
          </table:table-cell>
          <table:table-cell table:formula="of:=SUM([.C9:.AC9])/28" office:value-type="float" office:value="61126.0714285714" calcext:value-type="float">
            <text:p>61126,071428571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IQ=60</text:p>
          </table:table-cell>
          <table:table-cell table:number-columns-repeated="28"/>
        </table:table-row>
        <table:table-row table:style-name="ro1" table:number-rows-repeated="25">
          <table:table-cell table:number-columns-repeated="30"/>
        </table:table-row>
        <table:table-row table:style-name="ro1"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3:08:27.583201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4:10:58.573519473</dc:date>
    <meta:generator>LibreOffice/4.2.7.2$Linux_X86_64 LibreOffice_project/420m0$Build-2</meta:generator>
    <meta:editing-duration>PT13M18S</meta:editing-duration>
    <meta:editing-cycles>3</meta:editing-cycles>
    <meta:document-statistic meta:table-count="5" meta:cell-count="11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1.B2:Sheet1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1.C2:Sheet1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AD3" chart:label-cell-address="Sheet1.B3:Sheet1.B3" chart:class="chart:bar">
            <chart:data-point chart:repeated="28"/>
          </chart:series>
          <chart:series chart:style-name="ch8" chart:values-cell-range-address="Sheet1.C4:Sheet1.AD4" chart:label-cell-address="Sheet1.B4:Sheet1.B4" chart:class="chart:bar">
            <chart:data-point chart:repeated="28"/>
          </chart:series>
          <chart:series chart:style-name="ch9" chart:values-cell-range-address="Sheet1.C5:Sheet1.AD5" chart:label-cell-address="Sheet1.B5:Sheet1.B5" chart:class="chart:bar">
            <chart:data-point chart:repeated="28"/>
          </chart:series>
          <chart:series chart:style-name="ch10" chart:values-cell-range-address="Sheet1.C6:Sheet1.AD6" chart:label-cell-address="Sheet1.B6:Sheet1.B6" chart:class="chart:bar">
            <chart:data-point chart:repeated="28"/>
          </chart:series>
          <chart:series chart:style-name="ch11" chart:values-cell-range-address="Sheet1.C7:Sheet1.AD7" chart:label-cell-address="Sheet1.B7:Sheet1.B7" chart:class="chart:bar">
            <chart:data-point chart:repeated="28"/>
          </chart:series>
          <chart:series chart:style-name="ch12" chart:values-cell-range-address="Sheet1.C8:Sheet1.AD8" chart:label-cell-address="Sheet1.B8:Sheet1.B8" chart:class="chart:bar">
            <chart:data-point chart:repeated="28"/>
          </chart:series>
          <chart:series chart:style-name="ch13" chart:values-cell-range-address="Sheet1.C9:Sheet1.AD9" chart:label-cell-address="Sheet1.B9:Sheet1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1.C2:Sheet1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1.B3:Sheet1.B3</svg:desc>
                </draw:g>
              </table:table-cell>
              <table:table-cell office:value-type="float" office:value="2556212">
                <text:p>2556212</text:p>
                <draw:g>
                  <svg:desc>Sheet1.C3:Sheet1.AD3</svg:desc>
                </draw:g>
              </table:table-cell>
              <table:table-cell office:value-type="float" office:value="2030849">
                <text:p>2030849</text:p>
              </table:table-cell>
              <table:table-cell office:value-type="float" office:value="1630795">
                <text:p>1630795</text:p>
              </table:table-cell>
              <table:table-cell office:value-type="float" office:value="1791135">
                <text:p>1791135</text:p>
              </table:table-cell>
              <table:table-cell office:value-type="float" office:value="1884312">
                <text:p>1884312</text:p>
              </table:table-cell>
              <table:table-cell office:value-type="float" office:value="1561416">
                <text:p>1561416</text:p>
              </table:table-cell>
              <table:table-cell office:value-type="float" office:value="1723616">
                <text:p>1723616</text:p>
              </table:table-cell>
              <table:table-cell office:value-type="float" office:value="1417626">
                <text:p>1417626</text:p>
              </table:table-cell>
              <table:table-cell office:value-type="float" office:value="2026876">
                <text:p>2026876</text:p>
              </table:table-cell>
              <table:table-cell office:value-type="float" office:value="1779231">
                <text:p>1779231</text:p>
              </table:table-cell>
              <table:table-cell office:value-type="float" office:value="1943957">
                <text:p>1943957</text:p>
              </table:table-cell>
              <table:table-cell office:value-type="float" office:value="1776896">
                <text:p>1776896</text:p>
              </table:table-cell>
              <table:table-cell office:value-type="float" office:value="1485995">
                <text:p>1485995</text:p>
              </table:table-cell>
              <table:table-cell office:value-type="float" office:value="1335768">
                <text:p>1335768</text:p>
              </table:table-cell>
              <table:table-cell office:value-type="float" office:value="1764449">
                <text:p>1764449</text:p>
              </table:table-cell>
              <table:table-cell office:value-type="float" office:value="1705539">
                <text:p>1705539</text:p>
              </table:table-cell>
              <table:table-cell office:value-type="float" office:value="1753542">
                <text:p>1753542</text:p>
              </table:table-cell>
              <table:table-cell office:value-type="float" office:value="1590214">
                <text:p>1590214</text:p>
              </table:table-cell>
              <table:table-cell office:value-type="float" office:value="1732321">
                <text:p>1732321</text:p>
              </table:table-cell>
              <table:table-cell office:value-type="float" office:value="1791858">
                <text:p>1791858</text:p>
              </table:table-cell>
              <table:table-cell office:value-type="float" office:value="1799938">
                <text:p>1799938</text:p>
              </table:table-cell>
              <table:table-cell office:value-type="float" office:value="1463261">
                <text:p>1463261</text:p>
              </table:table-cell>
              <table:table-cell office:value-type="float" office:value="2157804">
                <text:p>2157804</text:p>
              </table:table-cell>
              <table:table-cell office:value-type="float" office:value="1753185">
                <text:p>1753185</text:p>
              </table:table-cell>
              <table:table-cell office:value-type="float" office:value="1583959">
                <text:p>1583959</text:p>
              </table:table-cell>
              <table:table-cell office:value-type="float" office:value="1741649">
                <text:p>1741649</text:p>
              </table:table-cell>
              <table:table-cell office:value-type="float" office:value="1904066">
                <text:p>1904066</text:p>
              </table:table-cell>
              <table:table-cell office:value-type="float" office:value="1703088.17857143">
                <text:p>1703088.17857143</text:p>
              </table:table-cell>
            </table:table-row>
            <table:table-row>
              <table:table-cell office:value-type="string">
                <text:p>spec</text:p>
                <draw:g>
                  <svg:desc>Sheet1.B4:Sheet1.B4</svg:desc>
                </draw:g>
              </table:table-cell>
              <table:table-cell office:value-type="float" office:value="826004">
                <text:p>826004</text:p>
                <draw:g>
                  <svg:desc>Sheet1.C4:Sheet1.AD4</svg:desc>
                </draw:g>
              </table:table-cell>
              <table:table-cell office:value-type="float" office:value="288851">
                <text:p>288851</text:p>
              </table:table-cell>
              <table:table-cell office:value-type="float" office:value="994053">
                <text:p>994053</text:p>
              </table:table-cell>
              <table:table-cell office:value-type="float" office:value="649834">
                <text:p>649834</text:p>
              </table:table-cell>
              <table:table-cell office:value-type="float" office:value="835973">
                <text:p>835973</text:p>
              </table:table-cell>
              <table:table-cell office:value-type="float" office:value="1215651">
                <text:p>1215651</text:p>
              </table:table-cell>
              <table:table-cell office:value-type="float" office:value="1211748">
                <text:p>1211748</text:p>
              </table:table-cell>
              <table:table-cell office:value-type="float" office:value="2328161">
                <text:p>2328161</text:p>
              </table:table-cell>
              <table:table-cell office:value-type="float" office:value="702024">
                <text:p>702024</text:p>
              </table:table-cell>
              <table:table-cell office:value-type="float" office:value="1031582">
                <text:p>1031582</text:p>
              </table:table-cell>
              <table:table-cell office:value-type="float" office:value="369293">
                <text:p>369293</text:p>
              </table:table-cell>
              <table:table-cell office:value-type="float" office:value="171293">
                <text:p>171293</text:p>
              </table:table-cell>
              <table:table-cell office:value-type="float" office:value="1174222">
                <text:p>1174222</text:p>
              </table:table-cell>
              <table:table-cell office:value-type="float" office:value="2547372">
                <text:p>2547372</text:p>
              </table:table-cell>
              <table:table-cell office:value-type="float" office:value="513171">
                <text:p>513171</text:p>
              </table:table-cell>
              <table:table-cell office:value-type="float" office:value="136715">
                <text:p>136715</text:p>
              </table:table-cell>
              <table:table-cell office:value-type="float" office:value="940545">
                <text:p>940545</text:p>
              </table:table-cell>
              <table:table-cell office:value-type="float" office:value="1000203">
                <text:p>1000203</text:p>
              </table:table-cell>
              <table:table-cell office:value-type="float" office:value="1055464">
                <text:p>1055464</text:p>
              </table:table-cell>
              <table:table-cell office:value-type="float" office:value="862378">
                <text:p>862378</text:p>
              </table:table-cell>
              <table:table-cell office:value-type="float" office:value="747985">
                <text:p>747985</text:p>
              </table:table-cell>
              <table:table-cell office:value-type="float" office:value="1539373">
                <text:p>1539373</text:p>
              </table:table-cell>
              <table:table-cell office:value-type="float" office:value="456784">
                <text:p>456784</text:p>
              </table:table-cell>
              <table:table-cell office:value-type="float" office:value="1087410">
                <text:p>1087410</text:p>
              </table:table-cell>
              <table:table-cell office:value-type="float" office:value="2145667">
                <text:p>2145667</text:p>
              </table:table-cell>
              <table:table-cell office:value-type="float" office:value="939578">
                <text:p>939578</text:p>
              </table:table-cell>
              <table:table-cell office:value-type="float" office:value="299148">
                <text:p>299148</text:p>
              </table:table-cell>
              <table:table-cell office:value-type="float" office:value="931088.642857143">
                <text:p>931088.642857143</text:p>
              </table:table-cell>
            </table:table-row>
            <table:table-row>
              <table:table-cell office:value-type="string">
                <text:p>uop_queue</text:p>
                <draw:g>
                  <svg:desc>Sheet1.B5:Sheet1.B5</svg:desc>
                </draw:g>
              </table:table-cell>
              <table:table-cell office:value-type="float" office:value="643777">
                <text:p>643777</text:p>
                <draw:g>
                  <svg:desc>Sheet1.C5:Sheet1.AD5</svg:desc>
                </draw:g>
              </table:table-cell>
              <table:table-cell office:value-type="float" office:value="227237">
                <text:p>227237</text:p>
              </table:table-cell>
              <table:table-cell office:value-type="float" office:value="737462">
                <text:p>737462</text:p>
              </table:table-cell>
              <table:table-cell office:value-type="float" office:value="551452">
                <text:p>551452</text:p>
              </table:table-cell>
              <table:table-cell office:value-type="float" office:value="531005">
                <text:p>531005</text:p>
              </table:table-cell>
              <table:table-cell office:value-type="float" office:value="684263">
                <text:p>684263</text:p>
              </table:table-cell>
              <table:table-cell office:value-type="float" office:value="879252">
                <text:p>879252</text:p>
              </table:table-cell>
              <table:table-cell office:value-type="float" office:value="1704475">
                <text:p>1704475</text:p>
              </table:table-cell>
              <table:table-cell office:value-type="float" office:value="497096">
                <text:p>497096</text:p>
              </table:table-cell>
              <table:table-cell office:value-type="float" office:value="709697">
                <text:p>709697</text:p>
              </table:table-cell>
              <table:table-cell office:value-type="float" office:value="289933">
                <text:p>289933</text:p>
              </table:table-cell>
              <table:table-cell office:value-type="float" office:value="208274">
                <text:p>208274</text:p>
              </table:table-cell>
              <table:table-cell office:value-type="float" office:value="1119557">
                <text:p>1119557</text:p>
              </table:table-cell>
              <table:table-cell office:value-type="float" office:value="908919">
                <text:p>908919</text:p>
              </table:table-cell>
              <table:table-cell office:value-type="float" office:value="332283">
                <text:p>332283</text:p>
              </table:table-cell>
              <table:table-cell office:value-type="float" office:value="109298">
                <text:p>109298</text:p>
              </table:table-cell>
              <table:table-cell office:value-type="float" office:value="586237">
                <text:p>586237</text:p>
              </table:table-cell>
              <table:table-cell office:value-type="float" office:value="719318">
                <text:p>719318</text:p>
              </table:table-cell>
              <table:table-cell office:value-type="float" office:value="1104584">
                <text:p>1104584</text:p>
              </table:table-cell>
              <table:table-cell office:value-type="float" office:value="616277">
                <text:p>616277</text:p>
              </table:table-cell>
              <table:table-cell office:value-type="float" office:value="434096">
                <text:p>434096</text:p>
              </table:table-cell>
              <table:table-cell office:value-type="float" office:value="1133925">
                <text:p>1133925</text:p>
              </table:table-cell>
              <table:table-cell office:value-type="float" office:value="345513">
                <text:p>345513</text:p>
              </table:table-cell>
              <table:table-cell office:value-type="float" office:value="872243">
                <text:p>872243</text:p>
              </table:table-cell>
              <table:table-cell office:value-type="float" office:value="1047797">
                <text:p>1047797</text:p>
              </table:table-cell>
              <table:table-cell office:value-type="float" office:value="794121">
                <text:p>794121</text:p>
              </table:table-cell>
              <table:table-cell office:value-type="float" office:value="242271">
                <text:p>242271</text:p>
              </table:table-cell>
              <table:table-cell office:value-type="float" office:value="643941.5">
                <text:p>643941.5</text:p>
              </table:table-cell>
            </table:table-row>
            <table:table-row>
              <table:table-cell office:value-type="string">
                <text:p>rob</text:p>
                <draw:g>
                  <svg:desc>Sheet1.B6:Sheet1.B6</svg:desc>
                </draw:g>
              </table:table-cell>
              <table:table-cell office:value-type="float" office:value="0">
                <text:p>0</text:p>
                <draw:g>
                  <svg:desc>Sheet1.C6:Sheet1.A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q</text:p>
                <draw:g>
                  <svg:desc>Sheet1.B7:Sheet1.B7</svg:desc>
                </draw:g>
              </table:table-cell>
              <table:table-cell office:value-type="float" office:value="381">
                <text:p>381</text:p>
                <draw:g>
                  <svg:desc>Sheet1.C7:Sheet1.AD7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27">
                <text:p>27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  <table:table-cell office:value-type="float" office:value="23">
                <text:p>23</text:p>
              </table:table-cell>
              <table:table-cell office:value-type="float" office:value="183">
                <text:p>183</text:p>
              </table:table-cell>
              <table:table-cell office:value-type="float" office:value="411">
                <text:p>411</text:p>
              </table:table-cell>
              <table:table-cell office:value-type="float" office:value="556">
                <text:p>556</text:p>
              </table:table-cell>
              <table:table-cell office:value-type="float" office:value="394">
                <text:p>394</text:p>
              </table:table-cell>
              <table:table-cell office:value-type="float" office:value="532">
                <text:p>532</text:p>
              </table:table-cell>
              <table:table-cell office:value-type="float" office:value="27">
                <text:p>27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408">
                <text:p>408</text:p>
              </table:table-cell>
              <table:table-cell office:value-type="float" office:value="450">
                <text:p>450</text:p>
              </table:table-cell>
              <table:table-cell office:value-type="float" office:value="380">
                <text:p>380</text:p>
              </table:table-cell>
              <table:table-cell office:value-type="float" office:value="523">
                <text:p>523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23">
                <text:p>72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70">
                <text:p>670</text:p>
              </table:table-cell>
              <table:table-cell office:value-type="float" office:value="701">
                <text:p>701</text:p>
              </table:table-cell>
              <table:table-cell office:value-type="float" office:value="302.428571428571">
                <text:p>302.428571428571</text:p>
              </table:table-cell>
            </table:table-row>
            <table:table-row>
              <table:table-cell office:value-type="string">
                <text:p>lsq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C8:Sheet1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519">
                <text:p>188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32.92857142857">
                <text:p>6732.92857142857</text:p>
              </table:table-cell>
            </table:table-row>
            <table:table-row>
              <table:table-cell office:value-type="string">
                <text:p>rename</text:p>
                <draw:g>
                  <svg:desc>Sheet1.B9:Sheet1.B9</svg:desc>
                </draw:g>
              </table:table-cell>
              <table:table-cell office:value-type="float" office:value="1324682">
                <text:p>1324682</text:p>
                <draw:g>
                  <svg:desc>Sheet1.C9:Sheet1.AD9</svg:desc>
                </draw:g>
              </table:table-cell>
              <table:table-cell office:value-type="float" office:value="1465178">
                <text:p>1465178</text:p>
              </table:table-cell>
              <table:table-cell office:value-type="float" office:value="131523">
                <text:p>131523</text:p>
              </table:table-cell>
              <table:table-cell office:value-type="float" office:value="409221">
                <text:p>409221</text:p>
              </table:table-cell>
              <table:table-cell office:value-type="float" office:value="104189">
                <text:p>104189</text:p>
              </table:table-cell>
              <table:table-cell office:value-type="float" office:value="194267">
                <text:p>194267</text:p>
              </table:table-cell>
              <table:table-cell office:value-type="float" office:value="92557">
                <text:p>92557</text:p>
              </table:table-cell>
              <table:table-cell office:value-type="float" office:value="70299">
                <text:p>70299</text:p>
              </table:table-cell>
              <table:table-cell office:value-type="float" office:value="139252">
                <text:p>139252</text:p>
              </table:table-cell>
              <table:table-cell office:value-type="float" office:value="350224">
                <text:p>350224</text:p>
              </table:table-cell>
              <table:table-cell office:value-type="float" office:value="634189">
                <text:p>634189</text:p>
              </table:table-cell>
              <table:table-cell office:value-type="float" office:value="15663">
                <text:p>15663</text:p>
              </table:table-cell>
              <table:table-cell office:value-type="float" office:value="289649">
                <text:p>289649</text:p>
              </table:table-cell>
              <table:table-cell office:value-type="float" office:value="1489886">
                <text:p>1489886</text:p>
              </table:table-cell>
              <table:table-cell office:value-type="float" office:value="302049">
                <text:p>302049</text:p>
              </table:table-cell>
              <table:table-cell office:value-type="float" office:value="2172005">
                <text:p>2172005</text:p>
              </table:table-cell>
              <table:table-cell office:value-type="float" office:value="113048">
                <text:p>113048</text:p>
              </table:table-cell>
              <table:table-cell office:value-type="float" office:value="442799">
                <text:p>442799</text:p>
              </table:table-cell>
              <table:table-cell office:value-type="float" office:value="375103">
                <text:p>375103</text:p>
              </table:table-cell>
              <table:table-cell office:value-type="float" office:value="165113">
                <text:p>165113</text:p>
              </table:table-cell>
              <table:table-cell office:value-type="float" office:value="386406">
                <text:p>386406</text:p>
              </table:table-cell>
              <table:table-cell office:value-type="float" office:value="186226">
                <text:p>186226</text:p>
              </table:table-cell>
              <table:table-cell office:value-type="float" office:value="651004">
                <text:p>651004</text:p>
              </table:table-cell>
              <table:table-cell office:value-type="float" office:value="158801">
                <text:p>158801</text:p>
              </table:table-cell>
              <table:table-cell office:value-type="float" office:value="256536">
                <text:p>256536</text:p>
              </table:table-cell>
              <table:table-cell office:value-type="float" office:value="297882">
                <text:p>297882</text:p>
              </table:table-cell>
              <table:table-cell office:value-type="float" office:value="4193814">
                <text:p>4193814</text:p>
              </table:table-cell>
              <table:table-cell office:value-type="float" office:value="586127.321428572">
                <text:p>586127.32142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2.B2:Sheet2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2.C2:Sheet2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AD3" chart:label-cell-address="Sheet2.B3:Sheet2.B3" chart:class="chart:bar">
            <chart:data-point chart:repeated="28"/>
          </chart:series>
          <chart:series chart:style-name="ch8" chart:values-cell-range-address="Sheet2.C4:Sheet2.AD4" chart:label-cell-address="Sheet2.B4:Sheet2.B4" chart:class="chart:bar">
            <chart:data-point chart:repeated="28"/>
          </chart:series>
          <chart:series chart:style-name="ch9" chart:values-cell-range-address="Sheet2.C5:Sheet2.AD5" chart:label-cell-address="Sheet2.B5:Sheet2.B5" chart:class="chart:bar">
            <chart:data-point chart:repeated="28"/>
          </chart:series>
          <chart:series chart:style-name="ch10" chart:values-cell-range-address="Sheet2.C6:Sheet2.AD6" chart:label-cell-address="Sheet2.B6:Sheet2.B6" chart:class="chart:bar">
            <chart:data-point chart:repeated="28"/>
          </chart:series>
          <chart:series chart:style-name="ch11" chart:values-cell-range-address="Sheet2.C7:Sheet2.AD7" chart:label-cell-address="Sheet2.B7:Sheet2.B7" chart:class="chart:bar">
            <chart:data-point chart:repeated="28"/>
          </chart:series>
          <chart:series chart:style-name="ch12" chart:values-cell-range-address="Sheet2.C8:Sheet2.AD8" chart:label-cell-address="Sheet2.B8:Sheet2.B8" chart:class="chart:bar">
            <chart:data-point chart:repeated="28"/>
          </chart:series>
          <chart:series chart:style-name="ch13" chart:values-cell-range-address="Sheet2.C9:Sheet2.AD9" chart:label-cell-address="Sheet2.B9:Sheet2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2.C2:Sheet2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2.B3:Sheet2.B3</svg:desc>
                </draw:g>
              </table:table-cell>
              <table:table-cell office:value-type="float" office:value="2556226">
                <text:p>2556226</text:p>
                <draw:g>
                  <svg:desc>Sheet2.C3:Sheet2.AD3</svg:desc>
                </draw:g>
              </table:table-cell>
              <table:table-cell office:value-type="float" office:value="2030859">
                <text:p>2030859</text:p>
              </table:table-cell>
              <table:table-cell office:value-type="float" office:value="1630795">
                <text:p>1630795</text:p>
              </table:table-cell>
              <table:table-cell office:value-type="float" office:value="1791131">
                <text:p>1791131</text:p>
              </table:table-cell>
              <table:table-cell office:value-type="float" office:value="1884318">
                <text:p>1884318</text:p>
              </table:table-cell>
              <table:table-cell office:value-type="float" office:value="1561419">
                <text:p>1561419</text:p>
              </table:table-cell>
              <table:table-cell office:value-type="float" office:value="1723634">
                <text:p>1723634</text:p>
              </table:table-cell>
              <table:table-cell office:value-type="float" office:value="1417644">
                <text:p>1417644</text:p>
              </table:table-cell>
              <table:table-cell office:value-type="float" office:value="2026891">
                <text:p>2026891</text:p>
              </table:table-cell>
              <table:table-cell office:value-type="float" office:value="1779236">
                <text:p>1779236</text:p>
              </table:table-cell>
              <table:table-cell office:value-type="float" office:value="1943957">
                <text:p>1943957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796">
                <text:p>1335796</text:p>
              </table:table-cell>
              <table:table-cell office:value-type="float" office:value="1764449">
                <text:p>1764449</text:p>
              </table:table-cell>
              <table:table-cell office:value-type="float" office:value="1705539">
                <text:p>1705539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25">
                <text:p>1732325</text:p>
              </table:table-cell>
              <table:table-cell office:value-type="float" office:value="1791874">
                <text:p>1791874</text:p>
              </table:table-cell>
              <table:table-cell office:value-type="float" office:value="1799938">
                <text:p>1799938</text:p>
              </table:table-cell>
              <table:table-cell office:value-type="float" office:value="1463282">
                <text:p>1463282</text:p>
              </table:table-cell>
              <table:table-cell office:value-type="float" office:value="2157804">
                <text:p>2157804</text:p>
              </table:table-cell>
              <table:table-cell office:value-type="float" office:value="1753192">
                <text:p>1753192</text:p>
              </table:table-cell>
              <table:table-cell office:value-type="float" office:value="1583959">
                <text:p>1583959</text:p>
              </table:table-cell>
              <table:table-cell office:value-type="float" office:value="1741668">
                <text:p>1741668</text:p>
              </table:table-cell>
              <table:table-cell office:value-type="float" office:value="1904066">
                <text:p>1904066</text:p>
              </table:table-cell>
              <table:table-cell office:value-type="float" office:value="1703095.10714286">
                <text:p>1703095.10714286</text:p>
              </table:table-cell>
            </table:table-row>
            <table:table-row>
              <table:table-cell office:value-type="string">
                <text:p>spec</text:p>
                <draw:g>
                  <svg:desc>Sheet2.B4:Sheet2.B4</svg:desc>
                </draw:g>
              </table:table-cell>
              <table:table-cell office:value-type="float" office:value="17275">
                <text:p>17275</text:p>
                <draw:g>
                  <svg:desc>Sheet2.C4:Sheet2.AD4</svg:desc>
                </draw:g>
              </table:table-cell>
              <table:table-cell office:value-type="float" office:value="80380">
                <text:p>80380</text:p>
              </table:table-cell>
              <table:table-cell office:value-type="float" office:value="288156">
                <text:p>288156</text:p>
              </table:table-cell>
              <table:table-cell office:value-type="float" office:value="221430">
                <text:p>221430</text:p>
              </table:table-cell>
              <table:table-cell office:value-type="float" office:value="184277">
                <text:p>184277</text:p>
              </table:table-cell>
              <table:table-cell office:value-type="float" office:value="235556">
                <text:p>235556</text:p>
              </table:table-cell>
              <table:table-cell office:value-type="float" office:value="192013">
                <text:p>192013</text:p>
              </table:table-cell>
              <table:table-cell office:value-type="float" office:value="13542">
                <text:p>13542</text:p>
              </table:table-cell>
              <table:table-cell office:value-type="float" office:value="145079">
                <text:p>145079</text:p>
              </table:table-cell>
              <table:table-cell office:value-type="float" office:value="94770">
                <text:p>94770</text:p>
              </table:table-cell>
              <table:table-cell office:value-type="float" office:value="161169">
                <text:p>161169</text:p>
              </table:table-cell>
              <table:table-cell office:value-type="float" office:value="7117">
                <text:p>7117</text:p>
              </table:table-cell>
              <table:table-cell office:value-type="float" office:value="57627">
                <text:p>57627</text:p>
              </table:table-cell>
              <table:table-cell office:value-type="float" office:value="5894">
                <text:p>5894</text:p>
              </table:table-cell>
              <table:table-cell office:value-type="float" office:value="83474">
                <text:p>83474</text:p>
              </table:table-cell>
              <table:table-cell office:value-type="float" office:value="61100">
                <text:p>61100</text:p>
              </table:table-cell>
              <table:table-cell office:value-type="float" office:value="258110">
                <text:p>258110</text:p>
              </table:table-cell>
              <table:table-cell office:value-type="float" office:value="182184">
                <text:p>182184</text:p>
              </table:table-cell>
              <table:table-cell office:value-type="float" office:value="333735">
                <text:p>333735</text:p>
              </table:table-cell>
              <table:table-cell office:value-type="float" office:value="146264">
                <text:p>146264</text:p>
              </table:table-cell>
              <table:table-cell office:value-type="float" office:value="87884">
                <text:p>87884</text:p>
              </table:table-cell>
              <table:table-cell office:value-type="float" office:value="98536">
                <text:p>98536</text:p>
              </table:table-cell>
              <table:table-cell office:value-type="float" office:value="99988">
                <text:p>99988</text:p>
              </table:table-cell>
              <table:table-cell office:value-type="float" office:value="193537">
                <text:p>193537</text:p>
              </table:table-cell>
              <table:table-cell office:value-type="float" office:value="122801">
                <text:p>122801</text:p>
              </table:table-cell>
              <table:table-cell office:value-type="float" office:value="226709">
                <text:p>226709</text:p>
              </table:table-cell>
              <table:table-cell office:value-type="float" office:value="74087">
                <text:p>74087</text:p>
              </table:table-cell>
              <table:table-cell office:value-type="float" office:value="131167.642857143">
                <text:p>131167.642857143</text:p>
              </table:table-cell>
            </table:table-row>
            <table:table-row>
              <table:table-cell office:value-type="string">
                <text:p>uop_queue</text:p>
                <draw:g>
                  <svg:desc>Sheet2.B5:Sheet2.B5</svg:desc>
                </draw:g>
              </table:table-cell>
              <table:table-cell office:value-type="float" office:value="52054">
                <text:p>52054</text:p>
                <draw:g>
                  <svg:desc>Sheet2.C5:Sheet2.AD5</svg:desc>
                </draw:g>
              </table:table-cell>
              <table:table-cell office:value-type="float" office:value="105568">
                <text:p>105568</text:p>
              </table:table-cell>
              <table:table-cell office:value-type="float" office:value="263117">
                <text:p>263117</text:p>
              </table:table-cell>
              <table:table-cell office:value-type="float" office:value="321990">
                <text:p>321990</text:p>
              </table:table-cell>
              <table:table-cell office:value-type="float" office:value="170732">
                <text:p>170732</text:p>
              </table:table-cell>
              <table:table-cell office:value-type="float" office:value="182364">
                <text:p>182364</text:p>
              </table:table-cell>
              <table:table-cell office:value-type="float" office:value="280724">
                <text:p>280724</text:p>
              </table:table-cell>
              <table:table-cell office:value-type="float" office:value="26004">
                <text:p>26004</text:p>
              </table:table-cell>
              <table:table-cell office:value-type="float" office:value="168980">
                <text:p>168980</text:p>
              </table:table-cell>
              <table:table-cell office:value-type="float" office:value="120406">
                <text:p>120406</text:p>
              </table:table-cell>
              <table:table-cell office:value-type="float" office:value="156520">
                <text:p>156520</text:p>
              </table:table-cell>
              <table:table-cell office:value-type="float" office:value="41574">
                <text:p>41574</text:p>
              </table:table-cell>
              <table:table-cell office:value-type="float" office:value="86778">
                <text:p>86778</text:p>
              </table:table-cell>
              <table:table-cell office:value-type="float" office:value="22815">
                <text:p>22815</text:p>
              </table:table-cell>
              <table:table-cell office:value-type="float" office:value="68869">
                <text:p>68869</text:p>
              </table:table-cell>
              <table:table-cell office:value-type="float" office:value="61668">
                <text:p>61668</text:p>
              </table:table-cell>
              <table:table-cell office:value-type="float" office:value="204449">
                <text:p>204449</text:p>
              </table:table-cell>
              <table:table-cell office:value-type="float" office:value="248198">
                <text:p>248198</text:p>
              </table:table-cell>
              <table:table-cell office:value-type="float" office:value="657439">
                <text:p>657439</text:p>
              </table:table-cell>
              <table:table-cell office:value-type="float" office:value="192324">
                <text:p>192324</text:p>
              </table:table-cell>
              <table:table-cell office:value-type="float" office:value="58801">
                <text:p>58801</text:p>
              </table:table-cell>
              <table:table-cell office:value-type="float" office:value="197728">
                <text:p>197728</text:p>
              </table:table-cell>
              <table:table-cell office:value-type="float" office:value="142318">
                <text:p>142318</text:p>
              </table:table-cell>
              <table:table-cell office:value-type="float" office:value="276539">
                <text:p>276539</text:p>
              </table:table-cell>
              <table:table-cell office:value-type="float" office:value="117881">
                <text:p>117881</text:p>
              </table:table-cell>
              <table:table-cell office:value-type="float" office:value="366038">
                <text:p>366038</text:p>
              </table:table-cell>
              <table:table-cell office:value-type="float" office:value="112702">
                <text:p>112702</text:p>
              </table:table-cell>
              <table:table-cell office:value-type="float" office:value="168020.714285714">
                <text:p>168020.714285714</text:p>
              </table:table-cell>
            </table:table-row>
            <table:table-row>
              <table:table-cell office:value-type="string">
                <text:p>rob</text:p>
                <draw:g>
                  <svg:desc>Sheet2.B6:Sheet2.B6</svg:desc>
                </draw:g>
              </table:table-cell>
              <table:table-cell office:value-type="float" office:value="0">
                <text:p>0</text:p>
                <draw:g>
                  <svg:desc>Sheet2.C6:Sheet2.A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q</text:p>
                <draw:g>
                  <svg:desc>Sheet2.B7:Sheet2.B7</svg:desc>
                </draw:g>
              </table:table-cell>
              <table:table-cell office:value-type="float" office:value="377">
                <text:p>377</text:p>
                <draw:g>
                  <svg:desc>Sheet2.C7:Sheet2.AD7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23">
                <text:p>23</text:p>
              </table:table-cell>
              <table:table-cell office:value-type="float" office:value="648">
                <text:p>648</text:p>
              </table:table-cell>
              <table:table-cell office:value-type="float" office:value="181">
                <text:p>181</text:p>
              </table:table-cell>
              <table:table-cell office:value-type="float" office:value="43">
                <text:p>43</text:p>
              </table:table-cell>
              <table:table-cell office:value-type="float" office:value="187">
                <text:p>187</text:p>
              </table:table-cell>
              <table:table-cell office:value-type="float" office:value="179">
                <text:p>179</text:p>
              </table:table-cell>
              <table:table-cell office:value-type="float" office:value="205">
                <text:p>205</text:p>
              </table:table-cell>
              <table:table-cell office:value-type="float" office:value="293">
                <text:p>293</text:p>
              </table:table-cell>
              <table:table-cell office:value-type="float" office:value="368">
                <text:p>368</text:p>
              </table:table-cell>
              <table:table-cell office:value-type="float" office:value="23">
                <text:p>23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  <table:table-cell office:value-type="float" office:value="5484">
                <text:p>5484</text:p>
              </table:table-cell>
              <table:table-cell office:value-type="float" office:value="317">
                <text:p>317</text:p>
              </table:table-cell>
              <table:table-cell office:value-type="float" office:value="348">
                <text:p>348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553">
                <text:p>55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46">
                <text:p>1746</text:p>
              </table:table-cell>
              <table:table-cell office:value-type="float" office:value="706">
                <text:p>706</text:p>
              </table:table-cell>
              <table:table-cell office:value-type="float" office:value="478.214285714286">
                <text:p>478.214285714286</text:p>
              </table:table-cell>
            </table:table-row>
            <table:table-row>
              <table:table-cell office:value-type="string">
                <text:p>lsq</text:p>
                <draw:g>
                  <svg:desc>Sheet2.B8:Sheet2.B8</svg:desc>
                </draw:g>
              </table:table-cell>
              <table:table-cell office:value-type="float" office:value="0">
                <text:p>0</text:p>
                <draw:g>
                  <svg:desc>Sheet2.C8:Sheet2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344">
                <text:p>364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6">
                <text:p>9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62.7142857143">
                <text:p>13162.7142857143</text:p>
              </table:table-cell>
            </table:table-row>
            <table:table-row>
              <table:table-cell office:value-type="string">
                <text:p>rename</text:p>
                <draw:g>
                  <svg:desc>Sheet2.B9:Sheet2.B9</svg:desc>
                </draw:g>
              </table:table-cell>
              <table:table-cell office:value-type="float" office:value="1377748">
                <text:p>1377748</text:p>
                <draw:g>
                  <svg:desc>Sheet2.C9:Sheet2.AD9</svg:desc>
                </draw:g>
              </table:table-cell>
              <table:table-cell office:value-type="float" office:value="1485048">
                <text:p>1485048</text:p>
              </table:table-cell>
              <table:table-cell office:value-type="float" office:value="206765">
                <text:p>206765</text:p>
              </table:table-cell>
              <table:table-cell office:value-type="float" office:value="416583">
                <text:p>416583</text:p>
              </table:table-cell>
              <table:table-cell office:value-type="float" office:value="151060">
                <text:p>151060</text:p>
              </table:table-cell>
              <table:table-cell office:value-type="float" office:value="255307">
                <text:p>255307</text:p>
              </table:table-cell>
              <table:table-cell office:value-type="float" office:value="120626">
                <text:p>120626</text:p>
              </table:table-cell>
              <table:table-cell office:value-type="float" office:value="88603">
                <text:p>88603</text:p>
              </table:table-cell>
              <table:table-cell office:value-type="float" office:value="153297">
                <text:p>153297</text:p>
              </table:table-cell>
              <table:table-cell office:value-type="float" office:value="419599">
                <text:p>419599</text:p>
              </table:table-cell>
              <table:table-cell office:value-type="float" office:value="615314">
                <text:p>615314</text:p>
              </table:table-cell>
              <table:table-cell office:value-type="float" office:value="13766">
                <text:p>13766</text:p>
              </table:table-cell>
              <table:table-cell office:value-type="float" office:value="333955">
                <text:p>333955</text:p>
              </table:table-cell>
              <table:table-cell office:value-type="float" office:value="1717424">
                <text:p>1717424</text:p>
              </table:table-cell>
              <table:table-cell office:value-type="float" office:value="341656">
                <text:p>341656</text:p>
              </table:table-cell>
              <table:table-cell office:value-type="float" office:value="2205694">
                <text:p>2205694</text:p>
              </table:table-cell>
              <table:table-cell office:value-type="float" office:value="138196">
                <text:p>138196</text:p>
              </table:table-cell>
              <table:table-cell office:value-type="float" office:value="481732">
                <text:p>481732</text:p>
              </table:table-cell>
              <table:table-cell office:value-type="float" office:value="441748">
                <text:p>441748</text:p>
              </table:table-cell>
              <table:table-cell office:value-type="float" office:value="186911">
                <text:p>186911</text:p>
              </table:table-cell>
              <table:table-cell office:value-type="float" office:value="497130">
                <text:p>497130</text:p>
              </table:table-cell>
              <table:table-cell office:value-type="float" office:value="195915">
                <text:p>195915</text:p>
              </table:table-cell>
              <table:table-cell office:value-type="float" office:value="682217">
                <text:p>682217</text:p>
              </table:table-cell>
              <table:table-cell office:value-type="float" office:value="162139">
                <text:p>162139</text:p>
              </table:table-cell>
              <table:table-cell office:value-type="float" office:value="831322">
                <text:p>831322</text:p>
              </table:table-cell>
              <table:table-cell office:value-type="float" office:value="347211">
                <text:p>347211</text:p>
              </table:table-cell>
              <table:table-cell office:value-type="float" office:value="4219023">
                <text:p>4219023</text:p>
              </table:table-cell>
              <table:table-cell office:value-type="float" office:value="645928.178571429">
                <text:p>645928.17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3.B2:Sheet3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3.C2:Sheet3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3:Sheet3.AD3" chart:label-cell-address="Sheet3.B3:Sheet3.B3" chart:class="chart:bar">
            <chart:data-point chart:repeated="28"/>
          </chart:series>
          <chart:series chart:style-name="ch8" chart:values-cell-range-address="Sheet3.C4:Sheet3.AD4" chart:label-cell-address="Sheet3.B4:Sheet3.B4" chart:class="chart:bar">
            <chart:data-point chart:repeated="28"/>
          </chart:series>
          <chart:series chart:style-name="ch9" chart:values-cell-range-address="Sheet3.C5:Sheet3.AD5" chart:label-cell-address="Sheet3.B5:Sheet3.B5" chart:class="chart:bar">
            <chart:data-point chart:repeated="28"/>
          </chart:series>
          <chart:series chart:style-name="ch10" chart:values-cell-range-address="Sheet3.C6:Sheet3.AD6" chart:label-cell-address="Sheet3.B6:Sheet3.B6" chart:class="chart:bar">
            <chart:data-point chart:repeated="28"/>
          </chart:series>
          <chart:series chart:style-name="ch11" chart:values-cell-range-address="Sheet3.C7:Sheet3.AD7" chart:label-cell-address="Sheet3.B7:Sheet3.B7" chart:class="chart:bar">
            <chart:data-point chart:repeated="28"/>
          </chart:series>
          <chart:series chart:style-name="ch12" chart:values-cell-range-address="Sheet3.C8:Sheet3.AD8" chart:label-cell-address="Sheet3.B8:Sheet3.B8" chart:class="chart:bar">
            <chart:data-point chart:repeated="28"/>
          </chart:series>
          <chart:series chart:style-name="ch13" chart:values-cell-range-address="Sheet3.C9:Sheet3.AD9" chart:label-cell-address="Sheet3.B9:Sheet3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3.C2:Sheet3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3.B3:Sheet3.B3</svg:desc>
                </draw:g>
              </table:table-cell>
              <table:table-cell office:value-type="float" office:value="2556299">
                <text:p>2556299</text:p>
                <draw:g>
                  <svg:desc>Sheet3.C3:Sheet3.AD3</svg:desc>
                </draw:g>
              </table:table-cell>
              <table:table-cell office:value-type="float" office:value="357213">
                <text:p>357213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245">
                <text:p>1779245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34">
                <text:p>1335834</text:p>
              </table:table-cell>
              <table:table-cell office:value-type="float" office:value="1764483">
                <text:p>1764483</text:p>
              </table:table-cell>
              <table:table-cell office:value-type="float" office:value="1705566">
                <text:p>1705566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89">
                <text:p>1732389</text:p>
              </table:table-cell>
              <table:table-cell office:value-type="float" office:value="1791909">
                <text:p>1791909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47">
                <text:p>2157847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16">
                <text:p>1904116</text:p>
              </table:table-cell>
              <table:table-cell office:value-type="float" office:value="1643343.35714286">
                <text:p>1643343.35714286</text:p>
              </table:table-cell>
            </table:table-row>
            <table:table-row>
              <table:table-cell office:value-type="string">
                <text:p>spec</text:p>
                <draw:g>
                  <svg:desc>Sheet3.B4:Sheet3.B4</svg:desc>
                </draw:g>
              </table:table-cell>
              <table:table-cell office:value-type="float" office:value="19737">
                <text:p>19737</text:p>
                <draw:g>
                  <svg:desc>Sheet3.C4:Sheet3.AD4</svg:desc>
                </draw:g>
              </table:table-cell>
              <table:table-cell office:value-type="float" office:value="36492">
                <text:p>36492</text:p>
              </table:table-cell>
              <table:table-cell office:value-type="float" office:value="319810">
                <text:p>319810</text:p>
              </table:table-cell>
              <table:table-cell office:value-type="float" office:value="259547">
                <text:p>259547</text:p>
              </table:table-cell>
              <table:table-cell office:value-type="float" office:value="206343">
                <text:p>206343</text:p>
              </table:table-cell>
              <table:table-cell office:value-type="float" office:value="280112">
                <text:p>280112</text:p>
              </table:table-cell>
              <table:table-cell office:value-type="float" office:value="212853">
                <text:p>212853</text:p>
              </table:table-cell>
              <table:table-cell office:value-type="float" office:value="18362">
                <text:p>18362</text:p>
              </table:table-cell>
              <table:table-cell office:value-type="float" office:value="169379">
                <text:p>169379</text:p>
              </table:table-cell>
              <table:table-cell office:value-type="float" office:value="125911">
                <text:p>125911</text:p>
              </table:table-cell>
              <table:table-cell office:value-type="float" office:value="201953">
                <text:p>201953</text:p>
              </table:table-cell>
              <table:table-cell office:value-type="float" office:value="8941">
                <text:p>8941</text:p>
              </table:table-cell>
              <table:table-cell office:value-type="float" office:value="94441">
                <text:p>94441</text:p>
              </table:table-cell>
              <table:table-cell office:value-type="float" office:value="7324">
                <text:p>7324</text:p>
              </table:table-cell>
              <table:table-cell office:value-type="float" office:value="94662">
                <text:p>94662</text:p>
              </table:table-cell>
              <table:table-cell office:value-type="float" office:value="84600">
                <text:p>84600</text:p>
              </table:table-cell>
              <table:table-cell office:value-type="float" office:value="282170">
                <text:p>282170</text:p>
              </table:table-cell>
              <table:table-cell office:value-type="float" office:value="218861">
                <text:p>218861</text:p>
              </table:table-cell>
              <table:table-cell office:value-type="float" office:value="404971">
                <text:p>404971</text:p>
              </table:table-cell>
              <table:table-cell office:value-type="float" office:value="161688">
                <text:p>161688</text:p>
              </table:table-cell>
              <table:table-cell office:value-type="float" office:value="124992">
                <text:p>124992</text:p>
              </table:table-cell>
              <table:table-cell office:value-type="float" office:value="129817">
                <text:p>129817</text:p>
              </table:table-cell>
              <table:table-cell office:value-type="float" office:value="109080">
                <text:p>109080</text:p>
              </table:table-cell>
              <table:table-cell office:value-type="float" office:value="217559">
                <text:p>217559</text:p>
              </table:table-cell>
              <table:table-cell office:value-type="float" office:value="139112">
                <text:p>139112</text:p>
              </table:table-cell>
              <table:table-cell office:value-type="float" office:value="274838">
                <text:p>274838</text:p>
              </table:table-cell>
              <table:table-cell office:value-type="float" office:value="87960">
                <text:p>87960</text:p>
              </table:table-cell>
              <table:table-cell office:value-type="float" office:value="153268.392857143">
                <text:p>153268.392857143</text:p>
              </table:table-cell>
            </table:table-row>
            <table:table-row>
              <table:table-cell office:value-type="string">
                <text:p>uop_queue</text:p>
                <draw:g>
                  <svg:desc>Sheet3.B5:Sheet3.B5</svg:desc>
                </draw:g>
              </table:table-cell>
              <table:table-cell office:value-type="float" office:value="55305">
                <text:p>55305</text:p>
                <draw:g>
                  <svg:desc>Sheet3.C5:Sheet3.AD5</svg:desc>
                </draw:g>
              </table:table-cell>
              <table:table-cell office:value-type="float" office:value="68242">
                <text:p>68242</text:p>
              </table:table-cell>
              <table:table-cell office:value-type="float" office:value="265466">
                <text:p>265466</text:p>
              </table:table-cell>
              <table:table-cell office:value-type="float" office:value="331228">
                <text:p>331228</text:p>
              </table:table-cell>
              <table:table-cell office:value-type="float" office:value="174895">
                <text:p>174895</text:p>
              </table:table-cell>
              <table:table-cell office:value-type="float" office:value="186352">
                <text:p>186352</text:p>
              </table:table-cell>
              <table:table-cell office:value-type="float" office:value="288240">
                <text:p>288240</text:p>
              </table:table-cell>
              <table:table-cell office:value-type="float" office:value="27731">
                <text:p>27731</text:p>
              </table:table-cell>
              <table:table-cell office:value-type="float" office:value="175284">
                <text:p>175284</text:p>
              </table:table-cell>
              <table:table-cell office:value-type="float" office:value="131014">
                <text:p>131014</text:p>
              </table:table-cell>
              <table:table-cell office:value-type="float" office:value="159653">
                <text:p>159653</text:p>
              </table:table-cell>
              <table:table-cell office:value-type="float" office:value="41072">
                <text:p>41072</text:p>
              </table:table-cell>
              <table:table-cell office:value-type="float" office:value="90121">
                <text:p>90121</text:p>
              </table:table-cell>
              <table:table-cell office:value-type="float" office:value="24581">
                <text:p>24581</text:p>
              </table:table-cell>
              <table:table-cell office:value-type="float" office:value="75040">
                <text:p>75040</text:p>
              </table:table-cell>
              <table:table-cell office:value-type="float" office:value="63271">
                <text:p>63271</text:p>
              </table:table-cell>
              <table:table-cell office:value-type="float" office:value="209084">
                <text:p>209084</text:p>
              </table:table-cell>
              <table:table-cell office:value-type="float" office:value="252002">
                <text:p>252002</text:p>
              </table:table-cell>
              <table:table-cell office:value-type="float" office:value="678428">
                <text:p>678428</text:p>
              </table:table-cell>
              <table:table-cell office:value-type="float" office:value="196574">
                <text:p>196574</text:p>
              </table:table-cell>
              <table:table-cell office:value-type="float" office:value="65366">
                <text:p>65366</text:p>
              </table:table-cell>
              <table:table-cell office:value-type="float" office:value="204850">
                <text:p>204850</text:p>
              </table:table-cell>
              <table:table-cell office:value-type="float" office:value="144943">
                <text:p>144943</text:p>
              </table:table-cell>
              <table:table-cell office:value-type="float" office:value="279846">
                <text:p>279846</text:p>
              </table:table-cell>
              <table:table-cell office:value-type="float" office:value="113212">
                <text:p>113212</text:p>
              </table:table-cell>
              <table:table-cell office:value-type="float" office:value="375048">
                <text:p>375048</text:p>
              </table:table-cell>
              <table:table-cell office:value-type="float" office:value="122008">
                <text:p>122008</text:p>
              </table:table-cell>
              <table:table-cell office:value-type="float" office:value="171387.714285714">
                <text:p>171387.714285714</text:p>
              </table:table-cell>
            </table:table-row>
            <table:table-row>
              <table:table-cell office:value-type="string">
                <text:p>rob</text:p>
                <draw:g>
                  <svg:desc>Sheet3.B6:Sheet3.B6</svg:desc>
                </draw:g>
              </table:table-cell>
              <table:table-cell office:value-type="float" office:value="12500">
                <text:p>12500</text:p>
                <draw:g>
                  <svg:desc>Sheet3.C6:Sheet3.AD6</svg:desc>
                </draw:g>
              </table:table-cell>
              <table:table-cell office:value-type="float" office:value="3051">
                <text:p>3051</text:p>
              </table:table-cell>
              <table:table-cell office:value-type="float" office:value="7285">
                <text:p>7285</text:p>
              </table:table-cell>
              <table:table-cell office:value-type="float" office:value="3587">
                <text:p>3587</text:p>
              </table:table-cell>
              <table:table-cell office:value-type="float" office:value="11383">
                <text:p>11383</text:p>
              </table:table-cell>
              <table:table-cell office:value-type="float" office:value="3247">
                <text:p>3247</text:p>
              </table:table-cell>
              <table:table-cell office:value-type="float" office:value="5994">
                <text:p>5994</text:p>
              </table:table-cell>
              <table:table-cell office:value-type="float" office:value="302">
                <text:p>302</text:p>
              </table:table-cell>
              <table:table-cell office:value-type="float" office:value="9013">
                <text:p>9013</text:p>
              </table:table-cell>
              <table:table-cell office:value-type="float" office:value="5799">
                <text:p>5799</text:p>
              </table:table-cell>
              <table:table-cell office:value-type="float" office:value="5086">
                <text:p>5086</text:p>
              </table:table-cell>
              <table:table-cell office:value-type="float" office:value="800">
                <text:p>800</text:p>
              </table:table-cell>
              <table:table-cell office:value-type="float" office:value="2222">
                <text:p>2222</text:p>
              </table:table-cell>
              <table:table-cell office:value-type="float" office:value="121">
                <text:p>121</text:p>
              </table:table-cell>
              <table:table-cell office:value-type="float" office:value="4754">
                <text:p>4754</text:p>
              </table:table-cell>
              <table:table-cell office:value-type="float" office:value="1493">
                <text:p>1493</text:p>
              </table:table-cell>
              <table:table-cell office:value-type="float" office:value="4947">
                <text:p>4947</text:p>
              </table:table-cell>
              <table:table-cell office:value-type="float" office:value="7638">
                <text:p>7638</text:p>
              </table:table-cell>
              <table:table-cell office:value-type="float" office:value="19596">
                <text:p>19596</text:p>
              </table:table-cell>
              <table:table-cell office:value-type="float" office:value="6757">
                <text:p>6757</text:p>
              </table:table-cell>
              <table:table-cell office:value-type="float" office:value="1178">
                <text:p>1178</text:p>
              </table:table-cell>
              <table:table-cell office:value-type="float" office:value="6628">
                <text:p>6628</text:p>
              </table:table-cell>
              <table:table-cell office:value-type="float" office:value="2360">
                <text:p>2360</text:p>
              </table:table-cell>
              <table:table-cell office:value-type="float" office:value="9395">
                <text:p>9395</text:p>
              </table:table-cell>
              <table:table-cell office:value-type="float" office:value="5059">
                <text:p>5059</text:p>
              </table:table-cell>
              <table:table-cell office:value-type="float" office:value="52552">
                <text:p>52552</text:p>
              </table:table-cell>
              <table:table-cell office:value-type="float" office:value="20137">
                <text:p>20137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iq</text:p>
                <draw:g>
                  <svg:desc>Sheet3.B7:Sheet3.B7</svg:desc>
                </draw:g>
              </table:table-cell>
              <table:table-cell office:value-type="float" office:value="399022">
                <text:p>399022</text:p>
                <draw:g>
                  <svg:desc>Sheet3.C7:Sheet3.AD7</svg:desc>
                </draw:g>
              </table:table-cell>
              <table:table-cell office:value-type="float" office:value="4023233">
                <text:p>4023233</text:p>
              </table:table-cell>
              <table:table-cell office:value-type="float" office:value="44778">
                <text:p>44778</text:p>
              </table:table-cell>
              <table:table-cell office:value-type="float" office:value="31286">
                <text:p>31286</text:p>
              </table:table-cell>
              <table:table-cell office:value-type="float" office:value="10918">
                <text:p>10918</text:p>
              </table:table-cell>
              <table:table-cell office:value-type="float" office:value="39913">
                <text:p>39913</text:p>
              </table:table-cell>
              <table:table-cell office:value-type="float" office:value="17704">
                <text:p>17704</text:p>
              </table:table-cell>
              <table:table-cell office:value-type="float" office:value="27262">
                <text:p>27262</text:p>
              </table:table-cell>
              <table:table-cell office:value-type="float" office:value="24687">
                <text:p>24687</text:p>
              </table:table-cell>
              <table:table-cell office:value-type="float" office:value="218115">
                <text:p>218115</text:p>
              </table:table-cell>
              <table:table-cell office:value-type="float" office:value="203533">
                <text:p>203533</text:p>
              </table:table-cell>
              <table:table-cell office:value-type="float" office:value="3460">
                <text:p>3460</text:p>
              </table:table-cell>
              <table:table-cell office:value-type="float" office:value="241831">
                <text:p>241831</text:p>
              </table:table-cell>
              <table:table-cell office:value-type="float" office:value="1334017">
                <text:p>1334017</text:p>
              </table:table-cell>
              <table:table-cell office:value-type="float" office:value="9094">
                <text:p>9094</text:p>
              </table:table-cell>
              <table:table-cell office:value-type="float" office:value="1368298">
                <text:p>1368298</text:p>
              </table:table-cell>
              <table:table-cell office:value-type="float" office:value="12350">
                <text:p>12350</text:p>
              </table:table-cell>
              <table:table-cell office:value-type="float" office:value="92642">
                <text:p>92642</text:p>
              </table:table-cell>
              <table:table-cell office:value-type="float" office:value="138599">
                <text:p>138599</text:p>
              </table:table-cell>
              <table:table-cell office:value-type="float" office:value="21150">
                <text:p>21150</text:p>
              </table:table-cell>
              <table:table-cell office:value-type="float" office:value="235648">
                <text:p>235648</text:p>
              </table:table-cell>
              <table:table-cell office:value-type="float" office:value="61728">
                <text:p>61728</text:p>
              </table:table-cell>
              <table:table-cell office:value-type="float" office:value="211030">
                <text:p>211030</text:p>
              </table:table-cell>
              <table:table-cell office:value-type="float" office:value="52786">
                <text:p>52786</text:p>
              </table:table-cell>
              <table:table-cell office:value-type="float" office:value="699995">
                <text:p>699995</text:p>
              </table:table-cell>
              <table:table-cell office:value-type="float" office:value="78821">
                <text:p>78821</text:p>
              </table:table-cell>
              <table:table-cell office:value-type="float" office:value="363632">
                <text:p>363632</text:p>
              </table:table-cell>
              <table:table-cell office:value-type="float" office:value="355911.857142857">
                <text:p>355911.857142857</text:p>
              </table:table-cell>
            </table:table-row>
            <table:table-row>
              <table:table-cell office:value-type="string">
                <text:p>lsq</text:p>
                <draw:g>
                  <svg:desc>Sheet3.B8:Sheet3.B8</svg:desc>
                </draw:g>
              </table:table-cell>
              <table:table-cell office:value-type="float" office:value="311494">
                <text:p>311494</text:p>
                <draw:g>
                  <svg:desc>Sheet3.C8:Sheet3.AD8</svg:desc>
                </draw:g>
              </table:table-cell>
              <table:table-cell office:value-type="float" office:value="49469">
                <text:p>49469</text:p>
              </table:table-cell>
              <table:table-cell office:value-type="float" office:value="5432">
                <text:p>5432</text:p>
              </table:table-cell>
              <table:table-cell office:value-type="float" office:value="24177">
                <text:p>24177</text:p>
              </table:table-cell>
              <table:table-cell office:value-type="float" office:value="6977">
                <text:p>6977</text:p>
              </table:table-cell>
              <table:table-cell office:value-type="float" office:value="9075">
                <text:p>9075</text:p>
              </table:table-cell>
              <table:table-cell office:value-type="float" office:value="3125">
                <text:p>3125</text:p>
              </table:table-cell>
              <table:table-cell office:value-type="float" office:value="103">
                <text:p>103</text:p>
              </table:table-cell>
              <table:table-cell office:value-type="float" office:value="15184">
                <text:p>15184</text:p>
              </table:table-cell>
              <table:table-cell office:value-type="float" office:value="11234">
                <text:p>11234</text:p>
              </table:table-cell>
              <table:table-cell office:value-type="float" office:value="82820">
                <text:p>82820</text:p>
              </table:table-cell>
              <table:table-cell office:value-type="float" office:value="366755">
                <text:p>366755</text:p>
              </table:table-cell>
              <table:table-cell office:value-type="float" office:value="746">
                <text:p>746</text:p>
              </table:table-cell>
              <table:table-cell office:value-type="float" office:value="507">
                <text:p>507</text:p>
              </table:table-cell>
              <table:table-cell office:value-type="float" office:value="163523">
                <text:p>163523</text:p>
              </table:table-cell>
              <table:table-cell office:value-type="float" office:value="317620">
                <text:p>317620</text:p>
              </table:table-cell>
              <table:table-cell office:value-type="float" office:value="26993">
                <text:p>26993</text:p>
              </table:table-cell>
              <table:table-cell office:value-type="float" office:value="63695">
                <text:p>63695</text:p>
              </table:table-cell>
              <table:table-cell office:value-type="float" office:value="56485">
                <text:p>56485</text:p>
              </table:table-cell>
              <table:table-cell office:value-type="float" office:value="19663">
                <text:p>19663</text:p>
              </table:table-cell>
              <table:table-cell office:value-type="float" office:value="2280">
                <text:p>2280</text:p>
              </table:table-cell>
              <table:table-cell office:value-type="float" office:value="16837">
                <text:p>16837</text:p>
              </table:table-cell>
              <table:table-cell office:value-type="float" office:value="1467">
                <text:p>1467</text:p>
              </table:table-cell>
              <table:table-cell office:value-type="float" office:value="10141">
                <text:p>10141</text:p>
              </table:table-cell>
              <table:table-cell office:value-type="float" office:value="2846">
                <text:p>2846</text:p>
              </table:table-cell>
              <table:table-cell office:value-type="float" office:value="28276">
                <text:p>28276</text:p>
              </table:table-cell>
              <table:table-cell office:value-type="float" office:value="2239348">
                <text:p>2239348</text:p>
              </table:table-cell>
              <table:table-cell office:value-type="float" office:value="137009.714285714">
                <text:p>137009.714285714</text:p>
              </table:table-cell>
            </table:table-row>
            <table:table-row>
              <table:table-cell office:value-type="string">
                <text:p>rename</text:p>
                <draw:g>
                  <svg:desc>Sheet3.B9:Sheet3.B9</svg:desc>
                </draw:g>
              </table:table-cell>
              <table:table-cell office:value-type="float" office:value="316175">
                <text:p>316175</text:p>
                <draw:g>
                  <svg:desc>Sheet3.C9:Sheet3.AD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55">
                <text:p>55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32">
                <text:p>432</text:p>
              </table:table-cell>
              <table:table-cell office:value-type="float" office:value="302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24">
                <text:p>3024</text:p>
              </table:table-cell>
              <table:table-cell office:value-type="float" office:value="155">
                <text:p>155</text:p>
              </table:table-cell>
              <table:table-cell office:value-type="float" office:value="11522.3928571429">
                <text:p>11522.39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4.B2:Sheet4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4.C2:Sheet4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C3:Sheet4.AD3" chart:label-cell-address="Sheet4.B3:Sheet4.B3" chart:class="chart:bar">
            <chart:data-point chart:repeated="28"/>
          </chart:series>
          <chart:series chart:style-name="ch8" chart:values-cell-range-address="Sheet4.C4:Sheet4.AD4" chart:label-cell-address="Sheet4.B4:Sheet4.B4" chart:class="chart:bar">
            <chart:data-point chart:repeated="28"/>
          </chart:series>
          <chart:series chart:style-name="ch9" chart:values-cell-range-address="Sheet4.C5:Sheet4.AD5" chart:label-cell-address="Sheet4.B5:Sheet4.B5" chart:class="chart:bar">
            <chart:data-point chart:repeated="28"/>
          </chart:series>
          <chart:series chart:style-name="ch10" chart:values-cell-range-address="Sheet4.C6:Sheet4.AD6" chart:label-cell-address="Sheet4.B6:Sheet4.B6" chart:class="chart:bar">
            <chart:data-point chart:repeated="28"/>
          </chart:series>
          <chart:series chart:style-name="ch11" chart:values-cell-range-address="Sheet4.C7:Sheet4.AD7" chart:label-cell-address="Sheet4.B7:Sheet4.B7" chart:class="chart:bar">
            <chart:data-point chart:repeated="28"/>
          </chart:series>
          <chart:series chart:style-name="ch12" chart:values-cell-range-address="Sheet4.C8:Sheet4.AD8" chart:label-cell-address="Sheet4.B8:Sheet4.B8" chart:class="chart:bar">
            <chart:data-point chart:repeated="28"/>
          </chart:series>
          <chart:series chart:style-name="ch13" chart:values-cell-range-address="Sheet4.C9:Sheet4.AD9" chart:label-cell-address="Sheet4.B9:Sheet4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4.C2:Sheet4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4.B3:Sheet4.B3</svg:desc>
                </draw:g>
              </table:table-cell>
              <table:table-cell office:value-type="float" office:value="2556299">
                <text:p>2556299</text:p>
                <draw:g>
                  <svg:desc>Sheet4.C3:Sheet4.AD3</svg:desc>
                </draw:g>
              </table:table-cell>
              <table:table-cell office:value-type="float" office:value="243273">
                <text:p>243273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245">
                <text:p>1779245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34">
                <text:p>1335834</text:p>
              </table:table-cell>
              <table:table-cell office:value-type="float" office:value="1764496">
                <text:p>1764496</text:p>
              </table:table-cell>
              <table:table-cell office:value-type="float" office:value="1705624">
                <text:p>1705624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89">
                <text:p>1732389</text:p>
              </table:table-cell>
              <table:table-cell office:value-type="float" office:value="1791909">
                <text:p>1791909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47">
                <text:p>2157847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41">
                <text:p>1904141</text:p>
              </table:table-cell>
              <table:table-cell office:value-type="float" office:value="1639277.5">
                <text:p>1639277.5</text:p>
              </table:table-cell>
            </table:table-row>
            <table:table-row>
              <table:table-cell office:value-type="string">
                <text:p>spec</text:p>
                <draw:g>
                  <svg:desc>Sheet4.B4:Sheet4.B4</svg:desc>
                </draw:g>
              </table:table-cell>
              <table:table-cell office:value-type="float" office:value="19746">
                <text:p>19746</text:p>
                <draw:g>
                  <svg:desc>Sheet4.C4:Sheet4.AD4</svg:desc>
                </draw:g>
              </table:table-cell>
              <table:table-cell office:value-type="float" office:value="31746">
                <text:p>31746</text:p>
              </table:table-cell>
              <table:table-cell office:value-type="float" office:value="320500">
                <text:p>320500</text:p>
              </table:table-cell>
              <table:table-cell office:value-type="float" office:value="260746">
                <text:p>260746</text:p>
              </table:table-cell>
              <table:table-cell office:value-type="float" office:value="206438">
                <text:p>206438</text:p>
              </table:table-cell>
              <table:table-cell office:value-type="float" office:value="282456">
                <text:p>282456</text:p>
              </table:table-cell>
              <table:table-cell office:value-type="float" office:value="212904">
                <text:p>212904</text:p>
              </table:table-cell>
              <table:table-cell office:value-type="float" office:value="18382">
                <text:p>18382</text:p>
              </table:table-cell>
              <table:table-cell office:value-type="float" office:value="169347">
                <text:p>169347</text:p>
              </table:table-cell>
              <table:table-cell office:value-type="float" office:value="123464">
                <text:p>123464</text:p>
              </table:table-cell>
              <table:table-cell office:value-type="float" office:value="206254">
                <text:p>206254</text:p>
              </table:table-cell>
              <table:table-cell office:value-type="float" office:value="9089">
                <text:p>9089</text:p>
              </table:table-cell>
              <table:table-cell office:value-type="float" office:value="94333">
                <text:p>94333</text:p>
              </table:table-cell>
              <table:table-cell office:value-type="float" office:value="7394">
                <text:p>7394</text:p>
              </table:table-cell>
              <table:table-cell office:value-type="float" office:value="95139">
                <text:p>95139</text:p>
              </table:table-cell>
              <table:table-cell office:value-type="float" office:value="80466">
                <text:p>80466</text:p>
              </table:table-cell>
              <table:table-cell office:value-type="float" office:value="283722">
                <text:p>283722</text:p>
              </table:table-cell>
              <table:table-cell office:value-type="float" office:value="219865">
                <text:p>219865</text:p>
              </table:table-cell>
              <table:table-cell office:value-type="float" office:value="405785">
                <text:p>405785</text:p>
              </table:table-cell>
              <table:table-cell office:value-type="float" office:value="163773">
                <text:p>163773</text:p>
              </table:table-cell>
              <table:table-cell office:value-type="float" office:value="124996">
                <text:p>124996</text:p>
              </table:table-cell>
              <table:table-cell office:value-type="float" office:value="130716">
                <text:p>130716</text:p>
              </table:table-cell>
              <table:table-cell office:value-type="float" office:value="109388">
                <text:p>109388</text:p>
              </table:table-cell>
              <table:table-cell office:value-type="float" office:value="217915">
                <text:p>217915</text:p>
              </table:table-cell>
              <table:table-cell office:value-type="float" office:value="139103">
                <text:p>139103</text:p>
              </table:table-cell>
              <table:table-cell office:value-type="float" office:value="277595">
                <text:p>277595</text:p>
              </table:table-cell>
              <table:table-cell office:value-type="float" office:value="87735">
                <text:p>87735</text:p>
              </table:table-cell>
              <table:table-cell office:value-type="float" office:value="153535.607142857">
                <text:p>153535.607142857</text:p>
              </table:table-cell>
            </table:table-row>
            <table:table-row>
              <table:table-cell office:value-type="string">
                <text:p>uop_queue</text:p>
                <draw:g>
                  <svg:desc>Sheet4.B5:Sheet4.B5</svg:desc>
                </draw:g>
              </table:table-cell>
              <table:table-cell office:value-type="float" office:value="55366">
                <text:p>55366</text:p>
                <draw:g>
                  <svg:desc>Sheet4.C5:Sheet4.AD5</svg:desc>
                </draw:g>
              </table:table-cell>
              <table:table-cell office:value-type="float" office:value="65050">
                <text:p>65050</text:p>
              </table:table-cell>
              <table:table-cell office:value-type="float" office:value="266926">
                <text:p>266926</text:p>
              </table:table-cell>
              <table:table-cell office:value-type="float" office:value="330589">
                <text:p>330589</text:p>
              </table:table-cell>
              <table:table-cell office:value-type="float" office:value="174815">
                <text:p>174815</text:p>
              </table:table-cell>
              <table:table-cell office:value-type="float" office:value="187450">
                <text:p>187450</text:p>
              </table:table-cell>
              <table:table-cell office:value-type="float" office:value="287879">
                <text:p>287879</text:p>
              </table:table-cell>
              <table:table-cell office:value-type="float" office:value="27731">
                <text:p>27731</text:p>
              </table:table-cell>
              <table:table-cell office:value-type="float" office:value="174550">
                <text:p>174550</text:p>
              </table:table-cell>
              <table:table-cell office:value-type="float" office:value="128525">
                <text:p>128525</text:p>
              </table:table-cell>
              <table:table-cell office:value-type="float" office:value="160569">
                <text:p>160569</text:p>
              </table:table-cell>
              <table:table-cell office:value-type="float" office:value="41932">
                <text:p>41932</text:p>
              </table:table-cell>
              <table:table-cell office:value-type="float" office:value="90158">
                <text:p>90158</text:p>
              </table:table-cell>
              <table:table-cell office:value-type="float" office:value="24826">
                <text:p>24826</text:p>
              </table:table-cell>
              <table:table-cell office:value-type="float" office:value="75236">
                <text:p>75236</text:p>
              </table:table-cell>
              <table:table-cell office:value-type="float" office:value="64430">
                <text:p>64430</text:p>
              </table:table-cell>
              <table:table-cell office:value-type="float" office:value="208927">
                <text:p>208927</text:p>
              </table:table-cell>
              <table:table-cell office:value-type="float" office:value="252072">
                <text:p>252072</text:p>
              </table:table-cell>
              <table:table-cell office:value-type="float" office:value="675300">
                <text:p>675300</text:p>
              </table:table-cell>
              <table:table-cell office:value-type="float" office:value="197384">
                <text:p>197384</text:p>
              </table:table-cell>
              <table:table-cell office:value-type="float" office:value="65610">
                <text:p>65610</text:p>
              </table:table-cell>
              <table:table-cell office:value-type="float" office:value="205715">
                <text:p>205715</text:p>
              </table:table-cell>
              <table:table-cell office:value-type="float" office:value="145524">
                <text:p>145524</text:p>
              </table:table-cell>
              <table:table-cell office:value-type="float" office:value="280098">
                <text:p>280098</text:p>
              </table:table-cell>
              <table:table-cell office:value-type="float" office:value="113216">
                <text:p>113216</text:p>
              </table:table-cell>
              <table:table-cell office:value-type="float" office:value="375719">
                <text:p>375719</text:p>
              </table:table-cell>
              <table:table-cell office:value-type="float" office:value="120552">
                <text:p>120552</text:p>
              </table:table-cell>
              <table:table-cell office:value-type="float" office:value="171291.035714286">
                <text:p>171291.035714286</text:p>
              </table:table-cell>
            </table:table-row>
            <table:table-row>
              <table:table-cell office:value-type="string">
                <text:p>rob</text:p>
                <draw:g>
                  <svg:desc>Sheet4.B6:Sheet4.B6</svg:desc>
                </draw:g>
              </table:table-cell>
              <table:table-cell office:value-type="float" office:value="30691">
                <text:p>30691</text:p>
                <draw:g>
                  <svg:desc>Sheet4.C6:Sheet4.AD6</svg:desc>
                </draw:g>
              </table:table-cell>
              <table:table-cell office:value-type="float" office:value="4249">
                <text:p>4249</text:p>
              </table:table-cell>
              <table:table-cell office:value-type="float" office:value="10041">
                <text:p>10041</text:p>
              </table:table-cell>
              <table:table-cell office:value-type="float" office:value="15451">
                <text:p>15451</text:p>
              </table:table-cell>
              <table:table-cell office:value-type="float" office:value="12581">
                <text:p>12581</text:p>
              </table:table-cell>
              <table:table-cell office:value-type="float" office:value="5438">
                <text:p>5438</text:p>
              </table:table-cell>
              <table:table-cell office:value-type="float" office:value="7857">
                <text:p>7857</text:p>
              </table:table-cell>
              <table:table-cell office:value-type="float" office:value="302">
                <text:p>302</text:p>
              </table:table-cell>
              <table:table-cell office:value-type="float" office:value="12309">
                <text:p>12309</text:p>
              </table:table-cell>
              <table:table-cell office:value-type="float" office:value="11188">
                <text:p>11188</text:p>
              </table:table-cell>
              <table:table-cell office:value-type="float" office:value="6371">
                <text:p>6371</text:p>
              </table:table-cell>
              <table:table-cell office:value-type="float" office:value="1212">
                <text:p>1212</text:p>
              </table:table-cell>
              <table:table-cell office:value-type="float" office:value="2555">
                <text:p>2555</text:p>
              </table:table-cell>
              <table:table-cell office:value-type="float" office:value="224">
                <text:p>224</text:p>
              </table:table-cell>
              <table:table-cell office:value-type="float" office:value="74548">
                <text:p>74548</text:p>
              </table:table-cell>
              <table:table-cell office:value-type="float" office:value="670480">
                <text:p>670480</text:p>
              </table:table-cell>
              <table:table-cell office:value-type="float" office:value="16653">
                <text:p>16653</text:p>
              </table:table-cell>
              <table:table-cell office:value-type="float" office:value="28089">
                <text:p>28089</text:p>
              </table:table-cell>
              <table:table-cell office:value-type="float" office:value="31500">
                <text:p>31500</text:p>
              </table:table-cell>
              <table:table-cell office:value-type="float" office:value="10655">
                <text:p>10655</text:p>
              </table:table-cell>
              <table:table-cell office:value-type="float" office:value="1978">
                <text:p>1978</text:p>
              </table:table-cell>
              <table:table-cell office:value-type="float" office:value="12927">
                <text:p>12927</text:p>
              </table:table-cell>
              <table:table-cell office:value-type="float" office:value="2794">
                <text:p>2794</text:p>
              </table:table-cell>
              <table:table-cell office:value-type="float" office:value="14885">
                <text:p>14885</text:p>
              </table:table-cell>
              <table:table-cell office:value-type="float" office:value="6031">
                <text:p>6031</text:p>
              </table:table-cell>
              <table:table-cell office:value-type="float" office:value="68772">
                <text:p>68772</text:p>
              </table:table-cell>
              <table:table-cell office:value-type="float" office:value="996674">
                <text:p>996674</text:p>
              </table:table-cell>
              <table:table-cell office:value-type="float" office:value="73444.8214285714">
                <text:p>73444.8214285714</text:p>
              </table:table-cell>
            </table:table-row>
            <table:table-row>
              <table:table-cell office:value-type="string">
                <text:p>iq</text:p>
                <draw:g>
                  <svg:desc>Sheet4.B7:Sheet4.B7</svg:desc>
                </draw:g>
              </table:table-cell>
              <table:table-cell office:value-type="float" office:value="690683">
                <text:p>690683</text:p>
                <draw:g>
                  <svg:desc>Sheet4.C7:Sheet4.AD7</svg:desc>
                </draw:g>
              </table:table-cell>
              <table:table-cell office:value-type="float" office:value="4017032">
                <text:p>4017032</text:p>
              </table:table-cell>
              <table:table-cell office:value-type="float" office:value="45889">
                <text:p>45889</text:p>
              </table:table-cell>
              <table:table-cell office:value-type="float" office:value="34831">
                <text:p>34831</text:p>
              </table:table-cell>
              <table:table-cell office:value-type="float" office:value="15273">
                <text:p>15273</text:p>
              </table:table-cell>
              <table:table-cell office:value-type="float" office:value="42510">
                <text:p>42510</text:p>
              </table:table-cell>
              <table:table-cell office:value-type="float" office:value="17604">
                <text:p>17604</text:p>
              </table:table-cell>
              <table:table-cell office:value-type="float" office:value="27345">
                <text:p>27345</text:p>
              </table:table-cell>
              <table:table-cell office:value-type="float" office:value="35826">
                <text:p>35826</text:p>
              </table:table-cell>
              <table:table-cell office:value-type="float" office:value="218708">
                <text:p>218708</text:p>
              </table:table-cell>
              <table:table-cell office:value-type="float" office:value="262415">
                <text:p>262415</text:p>
              </table:table-cell>
              <table:table-cell office:value-type="float" office:value="3613">
                <text:p>3613</text:p>
              </table:table-cell>
              <table:table-cell office:value-type="float" office:value="241999">
                <text:p>241999</text:p>
              </table:table-cell>
              <table:table-cell office:value-type="float" office:value="1334106">
                <text:p>1334106</text:p>
              </table:table-cell>
              <table:table-cell office:value-type="float" office:value="75321">
                <text:p>75321</text:p>
              </table:table-cell>
              <table:table-cell office:value-type="float" office:value="743190">
                <text:p>743190</text:p>
              </table:table-cell>
              <table:table-cell office:value-type="float" office:value="23746">
                <text:p>23746</text:p>
              </table:table-cell>
              <table:table-cell office:value-type="float" office:value="99185">
                <text:p>99185</text:p>
              </table:table-cell>
              <table:table-cell office:value-type="float" office:value="166825">
                <text:p>166825</text:p>
              </table:table-cell>
              <table:table-cell office:value-type="float" office:value="33024">
                <text:p>33024</text:p>
              </table:table-cell>
              <table:table-cell office:value-type="float" office:value="235900">
                <text:p>235900</text:p>
              </table:table-cell>
              <table:table-cell office:value-type="float" office:value="64357">
                <text:p>64357</text:p>
              </table:table-cell>
              <table:table-cell office:value-type="float" office:value="211162">
                <text:p>211162</text:p>
              </table:table-cell>
              <table:table-cell office:value-type="float" office:value="53457">
                <text:p>53457</text:p>
              </table:table-cell>
              <table:table-cell office:value-type="float" office:value="700976">
                <text:p>700976</text:p>
              </table:table-cell>
              <table:table-cell office:value-type="float" office:value="84231">
                <text:p>84231</text:p>
              </table:table-cell>
              <table:table-cell office:value-type="float" office:value="923610">
                <text:p>923610</text:p>
              </table:table-cell>
              <table:table-cell office:value-type="float" office:value="371529.214285714">
                <text:p>371529.214285714</text:p>
              </table:table-cell>
            </table:table-row>
            <table:table-row>
              <table:table-cell office:value-type="string">
                <text:p>lsq</text:p>
                <draw:g>
                  <svg:desc>Sheet4.B8:Sheet4.B8</svg:desc>
                </draw:g>
              </table:table-cell>
              <table:table-cell office:value-type="float" office:value="0">
                <text:p>0</text:p>
                <draw:g>
                  <svg:desc>Sheet4.C8:Sheet4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3">
                <text:p>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1138">
                <text:p>30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52.5357142857">
                <text:p>10852.5357142857</text:p>
              </table:table-cell>
            </table:table-row>
            <table:table-row>
              <table:table-cell office:value-type="string">
                <text:p>rename</text:p>
                <draw:g>
                  <svg:desc>Sheet4.B9:Sheet4.B9</svg:desc>
                </draw:g>
              </table:table-cell>
              <table:table-cell office:value-type="float" office:value="316187">
                <text:p>316187</text:p>
                <draw:g>
                  <svg:desc>Sheet4.C9:Sheet4.AD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9">
                <text:p>119</text:p>
              </table:table-cell>
              <table:table-cell office:value-type="float" office:value="394">
                <text:p>394</text:p>
              </table:table-cell>
              <table:table-cell office:value-type="float" office:value="5">
                <text:p>5</text:p>
              </table:table-cell>
              <table:table-cell office:value-type="float" office:value="567">
                <text:p>567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55">
                <text:p>455</text:p>
              </table:table-cell>
              <table:table-cell office:value-type="float" office:value="302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42">
                <text:p>3164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89">
                <text:p>389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822">
                <text:p>2822</text:p>
              </table:table-cell>
              <table:table-cell office:value-type="float" office:value="180">
                <text:p>180</text:p>
              </table:table-cell>
              <table:table-cell office:value-type="float" office:value="12625.7142857143">
                <text:p>12625.7142857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5.B2:Sheet5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5.C2:Sheet5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C3:Sheet5.AD3" chart:label-cell-address="Sheet5.B3:Sheet5.B3" chart:class="chart:bar">
            <chart:data-point chart:repeated="28"/>
          </chart:series>
          <chart:series chart:style-name="ch8" chart:values-cell-range-address="Sheet5.C4:Sheet5.AD4" chart:label-cell-address="Sheet5.B4:Sheet5.B4" chart:class="chart:bar">
            <chart:data-point chart:repeated="28"/>
          </chart:series>
          <chart:series chart:style-name="ch9" chart:values-cell-range-address="Sheet5.C5:Sheet5.AD5" chart:label-cell-address="Sheet5.B5:Sheet5.B5" chart:class="chart:bar">
            <chart:data-point chart:repeated="28"/>
          </chart:series>
          <chart:series chart:style-name="ch10" chart:values-cell-range-address="Sheet5.C6:Sheet5.AD6" chart:label-cell-address="Sheet5.B6:Sheet5.B6" chart:class="chart:bar">
            <chart:data-point chart:repeated="28"/>
          </chart:series>
          <chart:series chart:style-name="ch11" chart:values-cell-range-address="Sheet5.C7:Sheet5.AD7" chart:label-cell-address="Sheet5.B7:Sheet5.B7" chart:class="chart:bar">
            <chart:data-point chart:repeated="28"/>
          </chart:series>
          <chart:series chart:style-name="ch12" chart:values-cell-range-address="Sheet5.C8:Sheet5.AD8" chart:label-cell-address="Sheet5.B8:Sheet5.B8" chart:class="chart:bar">
            <chart:data-point chart:repeated="28"/>
          </chart:series>
          <chart:series chart:style-name="ch13" chart:values-cell-range-address="Sheet5.C9:Sheet5.AD9" chart:label-cell-address="Sheet5.B9:Sheet5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5.C2:Sheet5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5.B3:Sheet5.B3</svg:desc>
                </draw:g>
              </table:table-cell>
              <table:table-cell office:value-type="float" office:value="2556323">
                <text:p>2556323</text:p>
                <draw:g>
                  <svg:desc>Sheet5.C3:Sheet5.AD3</svg:desc>
                </draw:g>
              </table:table-cell>
              <table:table-cell office:value-type="float" office:value="243325">
                <text:p>243325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326">
                <text:p>1779326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91">
                <text:p>1335891</text:p>
              </table:table-cell>
              <table:table-cell office:value-type="float" office:value="1764496">
                <text:p>1764496</text:p>
              </table:table-cell>
              <table:table-cell office:value-type="float" office:value="1705624">
                <text:p>1705624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403">
                <text:p>1732403</text:p>
              </table:table-cell>
              <table:table-cell office:value-type="float" office:value="1791953">
                <text:p>1791953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79">
                <text:p>2157879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56">
                <text:p>1904156</text:p>
              </table:table-cell>
              <table:table-cell office:value-type="float" office:value="1639288.89285714">
                <text:p>1639288.89285714</text:p>
              </table:table-cell>
            </table:table-row>
            <table:table-row>
              <table:table-cell office:value-type="string">
                <text:p>spec</text:p>
                <draw:g>
                  <svg:desc>Sheet5.B4:Sheet5.B4</svg:desc>
                </draw:g>
              </table:table-cell>
              <table:table-cell office:value-type="float" office:value="22580">
                <text:p>22580</text:p>
                <draw:g>
                  <svg:desc>Sheet5.C4:Sheet5.AD4</svg:desc>
                </draw:g>
              </table:table-cell>
              <table:table-cell office:value-type="float" office:value="34406">
                <text:p>34406</text:p>
              </table:table-cell>
              <table:table-cell office:value-type="float" office:value="329629">
                <text:p>329629</text:p>
              </table:table-cell>
              <table:table-cell office:value-type="float" office:value="266682">
                <text:p>266682</text:p>
              </table:table-cell>
              <table:table-cell office:value-type="float" office:value="208229">
                <text:p>208229</text:p>
              </table:table-cell>
              <table:table-cell office:value-type="float" office:value="289699">
                <text:p>289699</text:p>
              </table:table-cell>
              <table:table-cell office:value-type="float" office:value="216592">
                <text:p>216592</text:p>
              </table:table-cell>
              <table:table-cell office:value-type="float" office:value="20389">
                <text:p>20389</text:p>
              </table:table-cell>
              <table:table-cell office:value-type="float" office:value="194374">
                <text:p>194374</text:p>
              </table:table-cell>
              <table:table-cell office:value-type="float" office:value="159136">
                <text:p>159136</text:p>
              </table:table-cell>
              <table:table-cell office:value-type="float" office:value="246819">
                <text:p>246819</text:p>
              </table:table-cell>
              <table:table-cell office:value-type="float" office:value="9861">
                <text:p>9861</text:p>
              </table:table-cell>
              <table:table-cell office:value-type="float" office:value="153066">
                <text:p>153066</text:p>
              </table:table-cell>
              <table:table-cell office:value-type="float" office:value="7763">
                <text:p>7763</text:p>
              </table:table-cell>
              <table:table-cell office:value-type="float" office:value="96111">
                <text:p>96111</text:p>
              </table:table-cell>
              <table:table-cell office:value-type="float" office:value="81748">
                <text:p>81748</text:p>
              </table:table-cell>
              <table:table-cell office:value-type="float" office:value="286177">
                <text:p>286177</text:p>
              </table:table-cell>
              <table:table-cell office:value-type="float" office:value="243232">
                <text:p>243232</text:p>
              </table:table-cell>
              <table:table-cell office:value-type="float" office:value="440373">
                <text:p>440373</text:p>
              </table:table-cell>
              <table:table-cell office:value-type="float" office:value="173256">
                <text:p>173256</text:p>
              </table:table-cell>
              <table:table-cell office:value-type="float" office:value="160991">
                <text:p>160991</text:p>
              </table:table-cell>
              <table:table-cell office:value-type="float" office:value="149789">
                <text:p>149789</text:p>
              </table:table-cell>
              <table:table-cell office:value-type="float" office:value="114665">
                <text:p>114665</text:p>
              </table:table-cell>
              <table:table-cell office:value-type="float" office:value="227588">
                <text:p>227588</text:p>
              </table:table-cell>
              <table:table-cell office:value-type="float" office:value="196368">
                <text:p>196368</text:p>
              </table:table-cell>
              <table:table-cell office:value-type="float" office:value="297194">
                <text:p>297194</text:p>
              </table:table-cell>
              <table:table-cell office:value-type="float" office:value="97395">
                <text:p>97395</text:p>
              </table:table-cell>
              <table:table-cell office:value-type="float" office:value="168718.285714286">
                <text:p>168718.285714286</text:p>
              </table:table-cell>
            </table:table-row>
            <table:table-row>
              <table:table-cell office:value-type="string">
                <text:p>uop_queue</text:p>
                <draw:g>
                  <svg:desc>Sheet5.B5:Sheet5.B5</svg:desc>
                </draw:g>
              </table:table-cell>
              <table:table-cell office:value-type="float" office:value="57702">
                <text:p>57702</text:p>
                <draw:g>
                  <svg:desc>Sheet5.C5:Sheet5.AD5</svg:desc>
                </draw:g>
              </table:table-cell>
              <table:table-cell office:value-type="float" office:value="64768">
                <text:p>64768</text:p>
              </table:table-cell>
              <table:table-cell office:value-type="float" office:value="266124">
                <text:p>266124</text:p>
              </table:table-cell>
              <table:table-cell office:value-type="float" office:value="331638">
                <text:p>331638</text:p>
              </table:table-cell>
              <table:table-cell office:value-type="float" office:value="175019">
                <text:p>175019</text:p>
              </table:table-cell>
              <table:table-cell office:value-type="float" office:value="188245">
                <text:p>188245</text:p>
              </table:table-cell>
              <table:table-cell office:value-type="float" office:value="289472">
                <text:p>289472</text:p>
              </table:table-cell>
              <table:table-cell office:value-type="float" office:value="28848">
                <text:p>28848</text:p>
              </table:table-cell>
              <table:table-cell office:value-type="float" office:value="187801">
                <text:p>187801</text:p>
              </table:table-cell>
              <table:table-cell office:value-type="float" office:value="125639">
                <text:p>125639</text:p>
              </table:table-cell>
              <table:table-cell office:value-type="float" office:value="161604">
                <text:p>161604</text:p>
              </table:table-cell>
              <table:table-cell office:value-type="float" office:value="42357">
                <text:p>42357</text:p>
              </table:table-cell>
              <table:table-cell office:value-type="float" office:value="90328">
                <text:p>90328</text:p>
              </table:table-cell>
              <table:table-cell office:value-type="float" office:value="24963">
                <text:p>24963</text:p>
              </table:table-cell>
              <table:table-cell office:value-type="float" office:value="75579">
                <text:p>75579</text:p>
              </table:table-cell>
              <table:table-cell office:value-type="float" office:value="64618">
                <text:p>64618</text:p>
              </table:table-cell>
              <table:table-cell office:value-type="float" office:value="209719">
                <text:p>209719</text:p>
              </table:table-cell>
              <table:table-cell office:value-type="float" office:value="252803">
                <text:p>252803</text:p>
              </table:table-cell>
              <table:table-cell office:value-type="float" office:value="681169">
                <text:p>681169</text:p>
              </table:table-cell>
              <table:table-cell office:value-type="float" office:value="202476">
                <text:p>202476</text:p>
              </table:table-cell>
              <table:table-cell office:value-type="float" office:value="67653">
                <text:p>67653</text:p>
              </table:table-cell>
              <table:table-cell office:value-type="float" office:value="205704">
                <text:p>205704</text:p>
              </table:table-cell>
              <table:table-cell office:value-type="float" office:value="146050">
                <text:p>146050</text:p>
              </table:table-cell>
              <table:table-cell office:value-type="float" office:value="281119">
                <text:p>281119</text:p>
              </table:table-cell>
              <table:table-cell office:value-type="float" office:value="114107">
                <text:p>114107</text:p>
              </table:table-cell>
              <table:table-cell office:value-type="float" office:value="376386">
                <text:p>376386</text:p>
              </table:table-cell>
              <table:table-cell office:value-type="float" office:value="120728">
                <text:p>120728</text:p>
              </table:table-cell>
              <table:table-cell office:value-type="float" office:value="172593.535714286">
                <text:p>172593.535714286</text:p>
              </table:table-cell>
            </table:table-row>
            <table:table-row>
              <table:table-cell office:value-type="string">
                <text:p>rob</text:p>
                <draw:g>
                  <svg:desc>Sheet5.B6:Sheet5.B6</svg:desc>
                </draw:g>
              </table:table-cell>
              <table:table-cell office:value-type="float" office:value="34563">
                <text:p>34563</text:p>
                <draw:g>
                  <svg:desc>Sheet5.C6:Sheet5.AD6</svg:desc>
                </draw:g>
              </table:table-cell>
              <table:table-cell office:value-type="float" office:value="4011843">
                <text:p>4011843</text:p>
              </table:table-cell>
              <table:table-cell office:value-type="float" office:value="30983">
                <text:p>30983</text:p>
              </table:table-cell>
              <table:table-cell office:value-type="float" office:value="32547">
                <text:p>32547</text:p>
              </table:table-cell>
              <table:table-cell office:value-type="float" office:value="19580">
                <text:p>19580</text:p>
              </table:table-cell>
              <table:table-cell office:value-type="float" office:value="19487">
                <text:p>19487</text:p>
              </table:table-cell>
              <table:table-cell office:value-type="float" office:value="16027">
                <text:p>16027</text:p>
              </table:table-cell>
              <table:table-cell office:value-type="float" office:value="19834">
                <text:p>19834</text:p>
              </table:table-cell>
              <table:table-cell office:value-type="float" office:value="32240">
                <text:p>32240</text:p>
              </table:table-cell>
              <table:table-cell office:value-type="float" office:value="104797">
                <text:p>104797</text:p>
              </table:table-cell>
              <table:table-cell office:value-type="float" office:value="138173">
                <text:p>138173</text:p>
              </table:table-cell>
              <table:table-cell office:value-type="float" office:value="2975">
                <text:p>2975</text:p>
              </table:table-cell>
              <table:table-cell office:value-type="float" office:value="180828">
                <text:p>180828</text:p>
              </table:table-cell>
              <table:table-cell office:value-type="float" office:value="1048015">
                <text:p>1048015</text:p>
              </table:table-cell>
              <table:table-cell office:value-type="float" office:value="136972">
                <text:p>136972</text:p>
              </table:table-cell>
              <table:table-cell office:value-type="float" office:value="766714">
                <text:p>766714</text:p>
              </table:table-cell>
              <table:table-cell office:value-type="float" office:value="26118">
                <text:p>26118</text:p>
              </table:table-cell>
              <table:table-cell office:value-type="float" office:value="83367">
                <text:p>83367</text:p>
              </table:table-cell>
              <table:table-cell office:value-type="float" office:value="98150">
                <text:p>98150</text:p>
              </table:table-cell>
              <table:table-cell office:value-type="float" office:value="29157">
                <text:p>29157</text:p>
              </table:table-cell>
              <table:table-cell office:value-type="float" office:value="99104">
                <text:p>99104</text:p>
              </table:table-cell>
              <table:table-cell office:value-type="float" office:value="36681">
                <text:p>36681</text:p>
              </table:table-cell>
              <table:table-cell office:value-type="float" office:value="8179">
                <text:p>8179</text:p>
              </table:table-cell>
              <table:table-cell office:value-type="float" office:value="19720">
                <text:p>19720</text:p>
              </table:table-cell>
              <table:table-cell office:value-type="float" office:value="16814">
                <text:p>16814</text:p>
              </table:table-cell>
              <table:table-cell office:value-type="float" office:value="110161">
                <text:p>110161</text:p>
              </table:table-cell>
              <table:table-cell office:value-type="float" office:value="1606746">
                <text:p>1606746</text:p>
              </table:table-cell>
              <table:table-cell office:value-type="float" office:value="311777.678571429">
                <text:p>311777.678571429</text:p>
              </table:table-cell>
            </table:table-row>
            <table:table-row>
              <table:table-cell office:value-type="string">
                <text:p>iq</text:p>
                <draw:g>
                  <svg:desc>Sheet5.B7:Sheet5.B7</svg:desc>
                </draw:g>
              </table:table-cell>
              <table:table-cell office:value-type="float" office:value="1179">
                <text:p>1179</text:p>
                <draw:g>
                  <svg:desc>Sheet5.C7:Sheet5.AD7</svg:desc>
                </draw:g>
              </table:table-cell>
              <table:table-cell office:value-type="float" office:value="2854">
                <text:p>2854</text:p>
              </table:table-cell>
              <table:table-cell office:value-type="float" office:value="9202">
                <text:p>9202</text:p>
              </table:table-cell>
              <table:table-cell office:value-type="float" office:value="2021">
                <text:p>2021</text:p>
              </table:table-cell>
              <table:table-cell office:value-type="float" office:value="2423">
                <text:p>2423</text:p>
              </table:table-cell>
              <table:table-cell office:value-type="float" office:value="1735">
                <text:p>1735</text:p>
              </table:table-cell>
              <table:table-cell office:value-type="float" office:value="1876">
                <text:p>1876</text:p>
              </table:table-cell>
              <table:table-cell office:value-type="float" office:value="266">
                <text:p>266</text:p>
              </table:table-cell>
              <table:table-cell office:value-type="float" office:value="3708">
                <text:p>3708</text:p>
              </table:table-cell>
              <table:table-cell office:value-type="float" office:value="68486">
                <text:p>68486</text:p>
              </table:table-cell>
              <table:table-cell office:value-type="float" office:value="9921">
                <text:p>9921</text:p>
              </table:table-cell>
              <table:table-cell office:value-type="float" office:value="149">
                <text:p>149</text:p>
              </table:table-cell>
              <table:table-cell office:value-type="float" office:value="3940">
                <text:p>3940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  <table:table-cell office:value-type="float" office:value="1065">
                <text:p>1065</text:p>
              </table:table-cell>
              <table:table-cell office:value-type="float" office:value="1396">
                <text:p>1396</text:p>
              </table:table-cell>
              <table:table-cell office:value-type="float" office:value="10314">
                <text:p>10314</text:p>
              </table:table-cell>
              <table:table-cell office:value-type="float" office:value="34878">
                <text:p>34878</text:p>
              </table:table-cell>
              <table:table-cell office:value-type="float" office:value="3991">
                <text:p>3991</text:p>
              </table:table-cell>
              <table:table-cell office:value-type="float" office:value="16320">
                <text:p>16320</text:p>
              </table:table-cell>
              <table:table-cell office:value-type="float" office:value="7104">
                <text:p>7104</text:p>
              </table:table-cell>
              <table:table-cell office:value-type="float" office:value="1149">
                <text:p>1149</text:p>
              </table:table-cell>
              <table:table-cell office:value-type="float" office:value="3442">
                <text:p>3442</text:p>
              </table:table-cell>
              <table:table-cell office:value-type="float" office:value="626687">
                <text:p>626687</text:p>
              </table:table-cell>
              <table:table-cell office:value-type="float" office:value="4223">
                <text:p>4223</text:p>
              </table:table-cell>
              <table:table-cell office:value-type="float" office:value="8872">
                <text:p>8872</text:p>
              </table:table-cell>
              <table:table-cell office:value-type="float" office:value="29562.6428571429">
                <text:p>29562.6428571429</text:p>
              </table:table-cell>
            </table:table-row>
            <table:table-row>
              <table:table-cell office:value-type="string">
                <text:p>lsq</text:p>
                <draw:g>
                  <svg:desc>Sheet5.B8:Sheet5.B8</svg:desc>
                </draw:g>
              </table:table-cell>
              <table:table-cell office:value-type="float" office:value="0">
                <text:p>0</text:p>
                <draw:g>
                  <svg:desc>Sheet5.C8:Sheet5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5">
                <text:p>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1138">
                <text:p>30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55.4642857143">
                <text:p>10855.4642857143</text:p>
              </table:table-cell>
            </table:table-row>
            <table:table-row>
              <table:table-cell office:value-type="string">
                <text:p>rename</text:p>
                <draw:g>
                  <svg:desc>Sheet5.B9:Sheet5.B9</svg:desc>
                </draw:g>
              </table:table-cell>
              <table:table-cell office:value-type="float" office:value="950325">
                <text:p>950325</text:p>
                <draw:g>
                  <svg:desc>Sheet5.C9:Sheet5.AD9</svg:desc>
                </draw:g>
              </table:table-cell>
              <table:table-cell office:value-type="float" office:value="232">
                <text:p>232</text:p>
              </table:table-cell>
              <table:table-cell office:value-type="float" office:value="2777">
                <text:p>2777</text:p>
              </table:table-cell>
              <table:table-cell office:value-type="float" office:value="1567">
                <text:p>1567</text:p>
              </table:table-cell>
              <table:table-cell office:value-type="float" office:value="977">
                <text:p>977</text:p>
              </table:table-cell>
              <table:table-cell office:value-type="float" office:value="15469">
                <text:p>15469</text:p>
              </table:table-cell>
              <table:table-cell office:value-type="float" office:value="1385">
                <text:p>1385</text:p>
              </table:table-cell>
              <table:table-cell office:value-type="float" office:value="383">
                <text:p>383</text:p>
              </table:table-cell>
              <table:table-cell office:value-type="float" office:value="1252">
                <text:p>1252</text:p>
              </table:table-cell>
              <table:table-cell office:value-type="float" office:value="456">
                <text:p>456</text:p>
              </table:table-cell>
              <table:table-cell office:value-type="float" office:value="2578">
                <text:p>2578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617831">
                <text:p>617831</text:p>
              </table:table-cell>
              <table:table-cell office:value-type="float" office:value="1214">
                <text:p>1214</text:p>
              </table:table-cell>
              <table:table-cell office:value-type="float" office:value="2486">
                <text:p>2486</text:p>
              </table:table-cell>
              <table:table-cell office:value-type="float" office:value="6199">
                <text:p>6199</text:p>
              </table:table-cell>
              <table:table-cell office:value-type="float" office:value="851">
                <text:p>851</text:p>
              </table:table-cell>
              <table:table-cell office:value-type="float" office:value="55958">
                <text:p>55958</text:p>
              </table:table-cell>
              <table:table-cell office:value-type="float" office:value="4418">
                <text:p>4418</text:p>
              </table:table-cell>
              <table:table-cell office:value-type="float" office:value="442">
                <text:p>442</text:p>
              </table:table-cell>
              <table:table-cell office:value-type="float" office:value="26923">
                <text:p>26923</text:p>
              </table:table-cell>
              <table:table-cell office:value-type="float" office:value="189">
                <text:p>189</text:p>
              </table:table-cell>
              <table:table-cell office:value-type="float" office:value="16823">
                <text:p>16823</text:p>
              </table:table-cell>
              <table:table-cell office:value-type="float" office:value="171">
                <text:p>171</text:p>
              </table:table-cell>
              <table:table-cell office:value-type="float" office:value="61126.0714285714">
                <text:p>61126.0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